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6.7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1.113cm"/>
    </style:style>
    <style:style style:name="co9" style:family="table-column">
      <style:table-column-properties fo:break-before="auto" style:column-width="3.392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044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 style:data-style-name="N11"/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3.284cm" svg:height="6.614cm" svg:x="17.601cm" svg:y="1.116cm">
            <draw:object draw:notify-on-update-of-ranges="Sheet1.A4:Sheet1.A15 Sheet1.D4:Sheet1.D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652cm" svg:height="6.481cm" svg:x="17.729cm" svg:y="8.659cm">
            <draw:object draw:notify-on-update-of-ranges="Sheet1.A19:Sheet1.A30 Sheet1.D19:Sheet1.D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0.923cm" svg:height="5.817cm" svg:x="17.676cm" svg:y="15.938cm">
            <draw:object draw:notify-on-update-of-ranges="Sheet1.A34:Sheet1.A45 Sheet1.D34:Sheet1.D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3.874cm" svg:height="7.074cm" svg:x="17.175cm" svg:y="47.952cm">
            <draw:object draw:notify-on-update-of-ranges="Sheet1.A108:Sheet1.A120 Sheet1.D108:Sheet1.D1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3.304cm" svg:height="6.723cm" svg:x="17.15cm" svg:y="55.256cm">
            <draw:object draw:notify-on-update-of-ranges="Sheet1.A125:Sheet1.A137 Sheet1.D125:Sheet1.D1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3.055cm" svg:height="5.82cm" svg:x="17.647cm" svg:y="63.757cm">
            <draw:object draw:notify-on-update-of-ranges="Sheet1.A142:Sheet1.A154 Sheet1.D142:Sheet1.D15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0.747cm" svg:height="6.046cm" svg:x="17.299cm" svg:y="31.182cm">
            <draw:object draw:notify-on-update-of-ranges="Sheet1.A70:Sheet1.A79 Sheet1.D70:Sheet1.D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0.598cm" svg:height="6.497cm" svg:x="17.349cm" svg:y="24.133cm">
            <draw:object draw:notify-on-update-of-ranges="Sheet1.A56:Sheet1.A65 Sheet1.D56:Sheet1.D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99cm" svg:height="5.594cm" svg:x="17.473cm" svg:y="37.73cm">
            <draw:object draw:notify-on-update-of-ranges="Sheet1.A84:Sheet1.A93 Sheet1.D84:Sheet1.D9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2.584cm" svg:height="7.074cm" svg:x="17.547cm" svg:y="71.02cm">
            <draw:object draw:notify-on-update-of-ranges="Sheet1.A160:Sheet1.A171 Sheet1.D160:Sheet1.D17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12.335cm" svg:height="6.071cm" svg:x="17.721cm" svg:y="79.323cm">
            <draw:object draw:notify-on-update-of-ranges="Sheet1.A177:Sheet1.A188 Sheet1.D177:Sheet1.D18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12.012cm" svg:height="6.924cm" svg:x="17.945cm" svg:y="86.322cm">
            <draw:object draw:notify-on-update-of-ranges="Sheet1.A193:Sheet1.A204 Sheet1.D193:Sheet1.D20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5%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201123_astroad_n_p5_7x_r_yes_TT</text:p>
          </table:table-cell>
          <table:table-cell table:style-name="ce3" table:formula="of:=([.A4]-[.D4])/[.D4]" office:value-type="percentage" office:value="-0.00815660685154976" calcext:value-type="percentage">
            <text:p>-0.82%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0201123_astroad_n_p6_7x_r_yes_TT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210106_astroad_n_p5_7x_r_yes_TT</text:p>
          </table:table-cell>
          <table:table-cell table:style-name="ce3" table:formula="of:=([.A5]-[.D5])/[.D5]" office:value-type="percentage" office:value="-0.0125223613595707" calcext:value-type="percentage">
            <text:p>-1.25%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20210106_astroad_n_p6_7x_r_yes_TT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10405_astroad_n_p5_7x_r_yes_TT</text:p>
          </table:table-cell>
          <table:table-cell table:style-name="ce3" table:formula="of:=([.A6]-[.D6])/[.D6]" office:value-type="percentage" office:value="-0.0153846153846154" calcext:value-type="percentage">
            <text:p>-1.54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10405_astroad_n_p6_7x_r_yes_TT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10424_astroad_n_p5_7x_r_yes_TT</text:p>
          </table:table-cell>
          <table:table-cell table:style-name="ce3" table:formula="of:=([.A7]-[.D7])/[.D7]" office:value-type="percentage" office:value="-0.0163934426229508" calcext:value-type="percentage">
            <text:p>-1.64%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210424_astroad_n_p6_7x_r_yes_TT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10501_astroad_n_p5_7x_r_yes_TT</text:p>
          </table:table-cell>
          <table:table-cell table:style-name="ce3" table:formula="of:=([.A8]-[.D8])/[.D8]" office:value-type="percentage" office:value="0.0408163265306122" calcext:value-type="percentage">
            <text:p>4.08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10501_astroad_n_p6_7x_r_yes_TT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10711_astroad_n_p5_7x_r_yes_TT</text:p>
          </table:table-cell>
          <table:table-cell table:style-name="ce3" table:formula="of:=([.A9]-[.D9])/[.D9]" office:value-type="percentage" office:value="0.0184049079754601" calcext:value-type="percentage">
            <text:p>1.84%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210711_astroad_n_p6_7x_r_yes_TT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10806_astroad_n_p5_7x_r_yes_TT</text:p>
          </table:table-cell>
          <table:table-cell table:style-name="ce3" table:formula="of:=([.A10]-[.D10])/[.D10]" office:value-type="percentage" office:value="-0.0590717299578059" calcext:value-type="percentage">
            <text:p>-5.91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0806_astroad_n_p6_7x_r_yes_TT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210925_astroad_n_p5_7x_r_yes_TT</text:p>
          </table:table-cell>
          <table:table-cell table:style-name="ce3" table:formula="of:=([.A11]-[.D11])/[.D11]" office:value-type="percentage" office:value="-0.0582706766917293" calcext:value-type="percentage">
            <text:p>-5.83%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0210925_astroad_n_p6_7x_r_yes_TT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11003_astroad_n_p5_7x_r_yes_TT</text:p>
          </table:table-cell>
          <table:table-cell table:style-name="ce3" table:formula="of:=([.A12]-[.D12])/[.D12]" office:value-type="percentage" office:value="-0.0442176870748299" calcext:value-type="percentage">
            <text:p>-4.42%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211003_astroad_n_p6_7x_r_yes_TT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11117_astroad_n_p5_7x_r_yes_TT</text:p>
          </table:table-cell>
          <table:table-cell table:style-name="ce3" table:formula="of:=([.A13]-[.D13])/[.D13]" office:value-type="percentage" office:value="0" calcext:value-type="percentage">
            <text:p>0.00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211117_astroad_n_p6_7x_r_yes_TT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11225_astroad_n_p5_7x_r_yes_TT</text:p>
          </table:table-cell>
          <table:table-cell table:style-name="ce3" table:formula="of:=([.A14]-[.D14])/[.D14]" office:value-type="percentage" office:value="-0.0100671140939597" calcext:value-type="percentage">
            <text:p>-1.01%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211225_astroad_n_p6_7x_r_yes_TT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220901_astroad_n_p5_7x_r_yes_TT</text:p>
          </table:table-cell>
          <table:table-cell table:style-name="ce3" table:formula="of:=([.A15]-[.D15])/[.D15]" office:value-type="percentage" office:value="-0.0358649789029536" calcext:value-type="percentage">
            <text:p>-3.59%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0220901_astroad_n_p6_7x_r_yes_T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5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01123_astroad_n_p5_7x_r_yes_TF</text:p>
          </table:table-cell>
          <table:table-cell table:style-name="ce3" table:formula="of:=([.A19]-[.D19])/[.D19]" office:value-type="percentage" office:value="-0.0944309927360775" calcext:value-type="percentage">
            <text:p>-9.44%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0201123_astroad_n_p6_7x_r_yes_TF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10106_astroad_n_p5_7x_r_yes_TF</text:p>
          </table:table-cell>
          <table:table-cell table:style-name="ce3" table:formula="of:=([.A20]-[.D20])/[.D20]" office:value-type="percentage" office:value="-0.119565217391304" calcext:value-type="percentage">
            <text:p>-11.96%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210106_astroad_n_p6_7x_r_yes_TF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10405_astroad_n_p5_7x_r_yes_TF</text:p>
          </table:table-cell>
          <table:table-cell table:style-name="ce3" table:formula="of:=([.A21]-[.D21])/[.D21]" office:value-type="percentage" office:value="-0.0640394088669951" calcext:value-type="percentage">
            <text:p>-6.40%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210405_astroad_n_p6_7x_r_yes_TF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10424_astroad_n_p5_7x_r_yes_TF</text:p>
          </table:table-cell>
          <table:table-cell table:style-name="ce3" table:formula="of:=([.A22]-[.D22])/[.D22]" office:value-type="percentage" office:value="-0.145214521452145" calcext:value-type="percentage">
            <text:p>-14.52%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210424_astroad_n_p6_7x_r_yes_TF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10501_astroad_n_p5_7x_r_yes_TF</text:p>
          </table:table-cell>
          <table:table-cell table:style-name="ce3" table:formula="of:=([.A23]-[.D23])/[.D23]" office:value-type="percentage" office:value="-0.0220264317180617" calcext:value-type="percentage">
            <text:p>-2.20%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0210501_astroad_n_p6_7x_r_yes_TF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0711_astroad_n_p5_7x_r_yes_TF</text:p>
          </table:table-cell>
          <table:table-cell table:style-name="ce3" table:formula="of:=([.A24]-[.D24])/[.D24]" office:value-type="percentage" office:value="-0.0853658536585366" calcext:value-type="percentage">
            <text:p>-8.54%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0711_astroad_n_p6_7x_r_yes_TF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10806_astroad_n_p5_7x_r_yes_TF</text:p>
          </table:table-cell>
          <table:table-cell table:style-name="ce3" table:formula="of:=([.A25]-[.D25])/[.D25]" office:value-type="percentage" office:value="-0.150537634408602" calcext:value-type="percentage">
            <text:p>-15.05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210806_astroad_n_p6_7x_r_yes_TF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_p5_7x_r_yes_TF</text:p>
          </table:table-cell>
          <table:table-cell table:style-name="ce3" table:formula="of:=([.A26]-[.D26])/[.D26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_p6_7x_r_yes_TF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11003_astroad_n_p5_7x_r_yes_TF</text:p>
          </table:table-cell>
          <table:table-cell table:style-name="ce3" table:formula="of:=([.A27]-[.D27])/[.D27]" office:value-type="percentage" office:value="-0.0622568093385214" calcext:value-type="percentage">
            <text:p>-6.23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1003_astroad_n_p6_7x_r_yes_TF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11117_astroad_n_p5_7x_r_yes_TF</text:p>
          </table:table-cell>
          <table:table-cell table:style-name="ce3" table:formula="of:=([.A28]-[.D28])/[.D28]" office:value-type="percentage" office:value="-0.0235294117647059" calcext:value-type="percentage">
            <text:p>-2.35%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211117_astroad_n_p6_7x_r_yes_TF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11225_astroad_n_p5_7x_r_yes_TF</text:p>
          </table:table-cell>
          <table:table-cell table:style-name="ce3" table:formula="of:=([.A29]-[.D29])/[.D29]" office:value-type="percentage" office:value="-0.143410852713178" calcext:value-type="percentage">
            <text:p>-14.34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0211225_astroad_n_p6_7x_r_yes_TF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20901_astroad_n_p5_7x_r_yes_TF</text:p>
          </table:table-cell>
          <table:table-cell table:style-name="ce3" table:formula="of:=([.A30]-[.D30])/[.D30]" office:value-type="percentage" office:value="-0.0297872340425532" calcext:value-type="percentage">
            <text:p>-2.98%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0220901_astroad_n_p6_7x_r_yes_T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6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1123_astroad_n_p5_7x_r_yes_FT</text:p>
          </table:table-cell>
          <table:table-cell table:style-name="ce3" table:formula="of:=([.A34]-[.D34])/[.D34]" office:value-type="percentage" office:value="0.0210970464135021" calcext:value-type="percentage">
            <text:p>2.11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01123_astroad_n_p6_7x_r_yes_FT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10106_astroad_n_p5_7x_r_yes_FT</text:p>
          </table:table-cell>
          <table:table-cell table:style-name="ce3" table:formula="of:=([.A35]-[.D35])/[.D35]" office:value-type="percentage" office:value="0.0544747081712062" calcext:value-type="percentage">
            <text:p>5.45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0106_astroad_n_p6_7x_r_yes_FT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0405_astroad_n_p5_7x_r_yes_FT</text:p>
          </table:table-cell>
          <table:table-cell table:style-name="ce3" table:formula="of:=([.A36]-[.D36])/[.D36]" office:value-type="percentage" office:value="0.0434782608695652" calcext:value-type="percentage">
            <text:p>4.35%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0405_astroad_n_p6_7x_r_yes_FT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10424_astroad_n_p5_7x_r_yes_FT</text:p>
          </table:table-cell>
          <table:table-cell table:style-name="ce3" table:formula="of:=([.A37]-[.D37])/[.D37]" office:value-type="percentage" office:value="0.0333333333333333" calcext:value-type="percentage">
            <text:p>3.33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0424_astroad_n_p6_7x_r_yes_FT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10501_astroad_n_p5_7x_r_yes_FT</text:p>
          </table:table-cell>
          <table:table-cell table:style-name="ce3" table:formula="of:=([.A38]-[.D38])/[.D38]" office:value-type="percentage" office:value="-0.0769230769230769" calcext:value-type="percentage">
            <text:p>-7.69%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210501_astroad_n_p6_7x_r_yes_FT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0711_astroad_n_p5_7x_r_yes_FT</text:p>
          </table:table-cell>
          <table:table-cell table:style-name="ce3" table:formula="of:=([.A39]-[.D39])/[.D39]" office:value-type="percentage" office:value="-0.0666666666666667" calcext:value-type="percentage">
            <text:p>-6.67%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0711_astroad_n_p6_7x_r_yes_FT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10806_astroad_n_p5_7x_r_yes_FT</text:p>
          </table:table-cell>
          <table:table-cell table:style-name="ce3" table:formula="of:=([.A40]-[.D40])/[.D40]" office:value-type="percentage" office:value="0.0682926829268293" calcext:value-type="percentage">
            <text:p>6.83%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0806_astroad_n_p6_7x_r_yes_FT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210925_astroad_n_p5_7x_r_yes_FT</text:p>
          </table:table-cell>
          <table:table-cell table:style-name="ce3" table:formula="of:=([.A41]-[.D41])/[.D41]" office:value-type="percentage" office:value="0.0612648221343874" calcext:value-type="percentage">
            <text:p>6.13%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0210925_astroad_n_p6_7x_r_yes_FT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11003_astroad_n_p5_7x_r_yes_FT</text:p>
          </table:table-cell>
          <table:table-cell table:style-name="ce3" table:formula="of:=([.A42]-[.D42])/[.D42]" office:value-type="percentage" office:value="0.089041095890411" calcext:value-type="percentage">
            <text:p>8.90%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11003_astroad_n_p6_7x_r_yes_FT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1117_astroad_n_p5_7x_r_yes_FT</text:p>
          </table:table-cell>
          <table:table-cell table:style-name="ce3" table:formula="of:=([.A43]-[.D43])/[.D43]" office:value-type="percentage" office:value="0" calcext:value-type="percentage">
            <text:p>0.00%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1117_astroad_n_p6_7x_r_yes_FT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11225_astroad_n_p5_7x_r_yes_FT</text:p>
          </table:table-cell>
          <table:table-cell table:style-name="ce3" table:formula="of:=([.A44]-[.D44])/[.D44]" office:value-type="percentage" office:value="0.027027027027027" calcext:value-type="percentage">
            <text:p>2.70%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211225_astroad_n_p6_7x_r_yes_FT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0901_astroad_n_p5_7x_r_yes_FT</text:p>
          </table:table-cell>
          <table:table-cell table:style-name="ce3" table:formula="of:=([.A45]-[.D45])/[.D45]" office:value-type="percentage" office:value="0.161904761904762" calcext:value-type="percentage">
            <text:p>16.19%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20901_astroad_n_p6_7x_r_yes_FT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5%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201123_astroad_0924_r_yes_TT</text:p>
          </table:table-cell>
          <table:table-cell table:style-name="ce3" table:formula="of:=([.A56]-[.D56])/[.D56]" office:value-type="percentage" office:value="-0.0356564019448947" calcext:value-type="percentage">
            <text:p>-3.57%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0201123_astroad_n0925_r_yes_TT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210106_astroad_0924_r_yes_TT</text:p>
          </table:table-cell>
          <table:table-cell table:style-name="ce3" table:formula="of:=([.A57]-[.D57])/[.D57]" office:value-type="percentage" office:value="-0.0317740511915269" calcext:value-type="percentage">
            <text:p>-3.18%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20210106_astroad_n0922_r_yes_TT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10405_astroad_0924_r_yes_TT</text:p>
          </table:table-cell>
          <table:table-cell table:style-name="ce3" table:formula="of:=([.A58]-[.D58])/[.D58]" office:value-type="percentage" office:value="-0.0463917525773196" calcext:value-type="percentage">
            <text:p>-4.64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210405_astroad_n0922_r_yes_TT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10711_astroad_0924_r_yes_TT</text:p>
          </table:table-cell>
          <table:table-cell table:style-name="ce3" table:formula="of:=([.A59]-[.D59])/[.D59]" office:value-type="percentage" office:value="0.01875" calcext:value-type="percentage">
            <text:p>1.88%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210711_astroad_n0922_r_yes_TT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10806_astroad_0924_r_yes_TT</text:p>
          </table:table-cell>
          <table:table-cell table:style-name="ce3" table:formula="of:=([.A60]-[.D60])/[.D60]" office:value-type="percentage" office:value="-0.0454545454545455" calcext:value-type="percentage">
            <text:p>-4.55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0210806_astroad_n0922_r_yes_TT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210925_astroad_0924_r_yes_TT</text:p>
          </table:table-cell>
          <table:table-cell table:style-name="ce3" table:formula="of:=([.A61]-[.D61])/[.D61]" office:value-type="percentage" office:value="-0.0614203454894434" calcext:value-type="percentage">
            <text:p>-6.14%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20210925_astroad_n0922_r_yes_TT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11003_astroad_0924_r_yes_TT</text:p>
          </table:table-cell>
          <table:table-cell table:style-name="ce3" table:formula="of:=([.A62]-[.D62])/[.D62]" office:value-type="percentage" office:value="-0.0374149659863946" calcext:value-type="percentage">
            <text:p>-3.74%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211003_astroad_n0922_r_yes_TT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11117_astroad_0924_r_yes_TT</text:p>
          </table:table-cell>
          <table:table-cell table:style-name="ce3" table:formula="of:=([.A63]-[.D63])/[.D63]" office:value-type="percentage" office:value="-0.0099502487562189" calcext:value-type="percentage">
            <text:p>-1.00%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1117_astroad_n0922_r_yes_TT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11225_astroad_0924_r_yes_TT</text:p>
          </table:table-cell>
          <table:table-cell table:style-name="ce3" table:formula="of:=([.A64]-[.D64])/[.D64]" office:value-type="percentage" office:value="-0.0529801324503311" calcext:value-type="percentage">
            <text:p>-5.30%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1225_astroad_n0922_r_yes_TT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220402_astroad_0924_r_yes_TT</text:p>
          </table:table-cell>
          <table:table-cell table:style-name="ce3" table:formula="of:=([.A65]-[.D65])/[.D65]" office:value-type="percentage" office:value="-0.0199004975124378" calcext:value-type="percentage">
            <text:p>-1.99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0220402_astroad_n0922_r_yes_T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4%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201123_astroad_0924_r_yes_TF</text:p>
          </table:table-cell>
          <table:table-cell table:style-name="ce3" table:formula="of:=([.A70]-[.D70])/[.D70]" office:value-type="percentage" office:value="0.0195121951219512" calcext:value-type="percentage">
            <text:p>1.95%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0201123_astroad_n0925_r_yes_TF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10106_astroad_0924_r_yes_TF</text:p>
          </table:table-cell>
          <table:table-cell table:style-name="ce3" table:formula="of:=([.A71]-[.D71])/[.D71]" office:value-type="percentage" office:value="-0.0393258426966292" calcext:value-type="percentage">
            <text:p>-3.93%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210106_astroad_n0922_r_yes_TF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10405_astroad_0924_r_yes_TF</text:p>
          </table:table-cell>
          <table:table-cell table:style-name="ce3" table:formula="of:=([.A72]-[.D72])/[.D72]" office:value-type="percentage" office:value="0.0203045685279188" calcext:value-type="percentage">
            <text:p>2.03%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0405_astroad_n0922_r_yes_TF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0711_astroad_0924_r_yes_TF</text:p>
          </table:table-cell>
          <table:table-cell table:style-name="ce3" table:formula="of:=([.A73]-[.D73])/[.D73]" office:value-type="percentage" office:value="-0.0434782608695652" calcext:value-type="percentage">
            <text:p>-4.35%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0711_astroad_n0922_r_yes_TF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10806_astroad_0924_r_yes_TF</text:p>
          </table:table-cell>
          <table:table-cell table:style-name="ce3" table:formula="of:=([.A74]-[.D74])/[.D74]" office:value-type="percentage" office:value="-0.147959183673469" calcext:value-type="percentage">
            <text:p>-14.80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10806_astroad_n0922_r_yes_TF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0924_r_yes_TF</text:p>
          </table:table-cell>
          <table:table-cell table:style-name="ce3" table:formula="of:=([.A75]-[.D75])/[.D75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0925_astroad_n0922_r_yes_TF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11003_astroad_0924_r_yes_TF</text:p>
          </table:table-cell>
          <table:table-cell table:style-name="ce3" table:formula="of:=([.A76]-[.D76])/[.D76]" office:value-type="percentage" office:value="-0.0161943319838057" calcext:value-type="percentage">
            <text:p>-1.62%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211003_astroad_n0922_r_yes_TF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11117_astroad_0924_r_yes_TF</text:p>
          </table:table-cell>
          <table:table-cell table:style-name="ce3" table:formula="of:=([.A77]-[.D77])/[.D77]" office:value-type="percentage" office:value="-0.14572864321608" calcext:value-type="percentage">
            <text:p>-14.57%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0211117_astroad_n0922_r_yes_TF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11225_astroad_0924_r_yes_TF</text:p>
          </table:table-cell>
          <table:table-cell table:style-name="ce3" table:formula="of:=([.A78]-[.D78])/[.D78]" office:value-type="percentage" office:value="-0.0872727272727273" calcext:value-type="percentage">
            <text:p>-8.73%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211225_astroad_n0922_r_yes_TF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20402_astroad_0924_r_yes_TF</text:p>
          </table:table-cell>
          <table:table-cell table:style-name="ce3" table:formula="of:=([.A79]-[.D79])/[.D79]" office:value-type="percentage" office:value="-0.0966767371601208" calcext:value-type="percentage">
            <text:p>-9.67%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0220402_astroad_n0922_r_yes_TF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2-14%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1123_astroad_0924_r_yes_FT</text:p>
          </table:table-cell>
          <table:table-cell table:style-name="ce3" table:formula="of:=([.A84]-[.D84])/[.D84]" office:value-type="percentage" office:value="0.0944206008583691" calcext:value-type="percentage">
            <text:p>9.44%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01123_astroad_n0925_r_yes_FT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10106_astroad_0924_r_yes_FT</text:p>
          </table:table-cell>
          <table:table-cell table:style-name="ce3" table:formula="of:=([.A85]-[.D85])/[.D85]" office:value-type="percentage" office:value="0.148760330578512" calcext:value-type="percentage">
            <text:p>14.88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0210106_astroad_n0922_r_yes_FT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0405_astroad_0924_r_yes_FT</text:p>
          </table:table-cell>
          <table:table-cell table:style-name="ce3" table:formula="of:=([.A86]-[.D86])/[.D86]" office:value-type="percentage" office:value="0.128571428571429" calcext:value-type="percentage">
            <text:p>12.86%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0405_astroad_n0922_r_yes_FT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0711_astroad_0924_r_yes_FT</text:p>
          </table:table-cell>
          <table:table-cell table:style-name="ce3" table:formula="of:=([.A87]-[.D87])/[.D87]" office:value-type="percentage" office:value="-0.0625" calcext:value-type="percentage">
            <text:p>-6.25%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10711_astroad_n0922_r_yes_FT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10806_astroad_0924_r_yes_FT</text:p>
          </table:table-cell>
          <table:table-cell table:style-name="ce3" table:formula="of:=([.A88]-[.D88])/[.D88]" office:value-type="percentage" office:value="0.055" calcext:value-type="percentage">
            <text:p>5.50%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10806_astroad_n0922_r_yes_FT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210925_astroad_0924_r_yes_FT</text:p>
          </table:table-cell>
          <table:table-cell table:style-name="ce3" table:formula="of:=([.A89]-[.D89])/[.D89]" office:value-type="percentage" office:value="0.0618955512572534" calcext:value-type="percentage">
            <text:p>6.19%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210925_astroad_n0922_r_yes_FT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11003_astroad_0924_r_yes_FT</text:p>
          </table:table-cell>
          <table:table-cell table:style-name="ce3" table:formula="of:=([.A90]-[.D90])/[.D90]" office:value-type="percentage" office:value="0.0753424657534247" calcext:value-type="percentage">
            <text:p>7.53%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11003_astroad_n0922_r_yes_FT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1117_astroad_0924_r_yes_FT</text:p>
          </table:table-cell>
          <table:table-cell table:style-name="ce3" table:formula="of:=([.A91]-[.D91])/[.D91]" office:value-type="percentage" office:value="0.0235294117647059" calcext:value-type="percentage">
            <text:p>2.35%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1117_astroad_n0922_r_yes_F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11225_astroad_0924_r_yes_FT</text:p>
          </table:table-cell>
          <table:table-cell table:style-name="ce3" table:formula="of:=([.A92]-[.D92])/[.D92]" office:value-type="percentage" office:value="0.149532710280374" calcext:value-type="percentage">
            <text:p>14.95%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211225_astroad_n0922_r_yes_FT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0402_astroad_0924_r_yes_FT</text:p>
          </table:table-cell>
          <table:table-cell table:style-name="ce3" table:formula="of:=([.A93]-[.D93])/[.D93]" office:value-type="percentage" office:value="0.0441988950276243" calcext:value-type="percentage">
            <text:p>4.42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20402_astroad_n0922_r_yes_FT</text:p>
          </table:table-cell>
          <table:table-cell table:number-columns-repeated="5"/>
        </table:table-row>
        <table:table-row table:style-name="ro1" table:number-rows-repeated="11">
          <table:table-cell table:number-columns-repeated="2"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7%</text:p>
          </table:table-cell>
          <table:table-cell table:number-columns-repeated="7"/>
        </table:table-row>
        <table:table-row table:style-name="ro1">
          <table:table-cell table:style-name="Default" office:value-type="float" office:value="595" calcext:value-type="float">
            <text:p>595</text:p>
          </table:table-cell>
          <table:table-cell office:value-type="string" calcext:value-type="string">
            <text:p>20201123_astroad_0924_r_yes_TT</text:p>
          </table:table-cell>
          <table:table-cell table:style-name="ce3" table:formula="of:=([.A108]-[.D108])/[.D108]" office:value-type="percentage" office:value="-0.0356564019448947" calcext:value-type="percentage">
            <text:p>-3.57%</text:p>
          </table:table-cell>
          <table:table-cell table:style-name="Default" office:value-type="float" office:value="617" calcext:value-type="float">
            <text:p>617</text:p>
          </table:table-cell>
          <table:table-cell office:value-type="string" calcext:value-type="string">
            <text:p>20201123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097" calcext:value-type="float">
            <text:p>1097</text:p>
          </table:table-cell>
          <table:table-cell office:value-type="string" calcext:value-type="string">
            <text:p>20210106_astroad_0924_r_yes_TT</text:p>
          </table:table-cell>
          <table:table-cell table:style-name="ce3" table:formula="of:=([.A109]-[.D109])/[.D109]" office:value-type="percentage" office:value="-0.0534943917169974" calcext:value-type="percentage">
            <text:p>-5.35%</text:p>
          </table:table-cell>
          <table:table-cell table:style-name="Default" office:value-type="float" office:value="1159" calcext:value-type="float">
            <text:p>1159</text:p>
          </table:table-cell>
          <table:table-cell office:value-type="string" calcext:value-type="string">
            <text:p>20210106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20210405_astroad_0924_r_yes_TT</text:p>
          </table:table-cell>
          <table:table-cell table:style-name="ce3" table:formula="of:=([.A110]-[.D110])/[.D110]" office:value-type="percentage" office:value="-0.0364583333333333" calcext:value-type="percentage">
            <text:p>-3.65%</text:p>
          </table:table-cell>
          <table:table-cell table:style-name="Default" office:value-type="float" office:value="192" calcext:value-type="float">
            <text:p>192</text:p>
          </table:table-cell>
          <table:table-cell office:value-type="string" calcext:value-type="string">
            <text:p>2021040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20210424_astroad_0924_r_yes_TT</text:p>
          </table:table-cell>
          <table:table-cell table:style-name="ce3" table:formula="of:=([.A111]-[.D111])/[.D111]" office:value-type="percentage" office:value="-0.0857142857142857" calcext:value-type="percentage">
            <text:p>-8.57%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20210424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20210501_astroad_0924_r_yes_TT</text:p>
          </table:table-cell>
          <table:table-cell table:style-name="ce3" table:formula="of:=([.A112]-[.D112])/[.D112]" office:value-type="percentage" office:value="0.179775280898876" calcext:value-type="percentage">
            <text:p>17.98%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20210501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20210711_astroad_0924_r_yes_TT</text:p>
          </table:table-cell>
          <table:table-cell table:style-name="ce3" table:formula="of:=([.A113]-[.D113])/[.D113]" office:value-type="percentage" office:value="0.0124223602484472" calcext:value-type="percentage">
            <text:p>1.24%</text:p>
          </table:table-cell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20210711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20210806_astroad_0924_r_yes_TT</text:p>
          </table:table-cell>
          <table:table-cell table:style-name="ce3" table:formula="of:=([.A114]-[.D114])/[.D114]" office:value-type="percentage" office:value="-0.0685483870967742" calcext:value-type="percentage">
            <text:p>-6.85%</text:p>
          </table:table-cell>
          <table:table-cell table:style-name="Default" office:value-type="float" office:value="248" calcext:value-type="float">
            <text:p>248</text:p>
          </table:table-cell>
          <table:table-cell office:value-type="string" calcext:value-type="string">
            <text:p>20210806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89" calcext:value-type="float">
            <text:p>489</text:p>
          </table:table-cell>
          <table:table-cell office:value-type="string" calcext:value-type="string">
            <text:p>20210925_astroad_0924_r_yes_TT</text:p>
          </table:table-cell>
          <table:table-cell table:style-name="ce3" table:formula="of:=([.A115]-[.D115])/[.D115]" office:value-type="percentage" office:value="-0.0596153846153846" calcext:value-type="percentage">
            <text:p>-5.96%</text:p>
          </table:table-cell>
          <table:table-cell table:style-name="Default" office:value-type="float" office:value="520" calcext:value-type="float">
            <text:p>520</text:p>
          </table:table-cell>
          <table:table-cell office:value-type="string" calcext:value-type="string">
            <text:p>2021092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20211003_astroad_0924_r_yes_TT</text:p>
          </table:table-cell>
          <table:table-cell table:style-name="ce3" table:formula="of:=([.A116]-[.D116])/[.D116]" office:value-type="percentage" office:value="0" calcext:value-type="percentage">
            <text:p>0.00%</text:p>
          </table:table-cell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20211003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20211117_astroad_0924_r_yes_TT</text:p>
          </table:table-cell>
          <table:table-cell table:style-name="ce3" table:formula="of:=([.A117]-[.D117])/[.D117]" office:value-type="percentage" office:value="-0.0657276995305164" calcext:value-type="percentage">
            <text:p>-6.57%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20211117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86" calcext:value-type="float">
            <text:p>286</text:p>
          </table:table-cell>
          <table:table-cell office:value-type="string" calcext:value-type="string">
            <text:p>20211225_astroad_0924_r_yes_TT</text:p>
          </table:table-cell>
          <table:table-cell table:style-name="ce3" table:formula="of:=([.A118]-[.D118])/[.D118]" office:value-type="percentage" office:value="-0.0622950819672131" calcext:value-type="percentage">
            <text:p>-6.23%</text:p>
          </table:table-cell>
          <table:table-cell table:style-name="Default" office:value-type="float" office:value="305" calcext:value-type="float">
            <text:p>305</text:p>
          </table:table-cell>
          <table:table-cell office:value-type="string" calcext:value-type="string">
            <text:p>20211225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394" calcext:value-type="float">
            <text:p>394</text:p>
          </table:table-cell>
          <table:table-cell office:value-type="string" calcext:value-type="string">
            <text:p>20220402_astroad_0924_r_yes_TT</text:p>
          </table:table-cell>
          <table:table-cell table:style-name="ce3" table:formula="of:=([.A119]-[.D119])/[.D119]" office:value-type="percentage" office:value="-0.0271604938271605" calcext:value-type="percentage">
            <text:p>-2.72%</text:p>
          </table:table-cell>
          <table:table-cell table:style-name="Default" office:value-type="float" office:value="405" calcext:value-type="float">
            <text:p>405</text:p>
          </table:table-cell>
          <table:table-cell office:value-type="string" calcext:value-type="string">
            <text:p>20220402_astroad_n0925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office:value-type="string" calcext:value-type="string">
            <text:p>20220901_astroad_0924_r_yes_TT</text:p>
          </table:table-cell>
          <table:table-cell table:style-name="ce3" table:formula="of:=([.A120]-[.D120])/[.D120]" office:value-type="percentage" office:value="-0.0471092077087794" calcext:value-type="percentage">
            <text:p>-4.71%</text:p>
          </table:table-cell>
          <table:table-cell table:style-name="Default" office:value-type="float" office:value="467" calcext:value-type="float">
            <text:p>467</text:p>
          </table:table-cell>
          <table:table-cell office:value-type="string" calcext:value-type="string">
            <text:p>20220901_astroad_n0925_r_yes_TT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1-21%</text:p>
          </table:table-cell>
          <table:table-cell table:number-columns-repeated="7"/>
        </table:table-row>
        <table:table-row table:style-name="ro1">
          <table:table-cell table:style-name="Default" office:value-type="float" office:value="418" calcext:value-type="float">
            <text:p>418</text:p>
          </table:table-cell>
          <table:table-cell office:value-type="string" calcext:value-type="string">
            <text:p>20201123_astroad_0924_r_yes_TF</text:p>
          </table:table-cell>
          <table:table-cell table:style-name="ce3" table:formula="of:=([.A125]-[.D125])/[.D125]" office:value-type="percentage" office:value="0.0195121951219512" calcext:value-type="percentage">
            <text:p>1.95%</text:p>
          </table:table-cell>
          <table:table-cell table:style-name="Default" office:value-type="float" office:value="410" calcext:value-type="float">
            <text:p>410</text:p>
          </table:table-cell>
          <table:table-cell office:value-type="string" calcext:value-type="string">
            <text:p>20201123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20210106_astroad_0924_r_yes_TF</text:p>
          </table:table-cell>
          <table:table-cell table:style-name="ce3" table:formula="of:=([.A126]-[.D126])/[.D126]" office:value-type="percentage" office:value="-0.0706521739130435" calcext:value-type="percentage">
            <text:p>-7.07%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20210106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20210405_astroad_0924_r_yes_TF</text:p>
          </table:table-cell>
          <table:table-cell table:style-name="ce3" table:formula="of:=([.A127]-[.D127])/[.D127]" office:value-type="percentage" office:value="0.142045454545455" calcext:value-type="percentage">
            <text:p>14.20%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2021040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office:value-type="string" calcext:value-type="string">
            <text:p>20210424_astroad_0924_r_yes_TF</text:p>
          </table:table-cell>
          <table:table-cell table:style-name="ce3" table:formula="of:=([.A128]-[.D128])/[.D128]" office:value-type="percentage" office:value="-0.16140350877193" calcext:value-type="percentage">
            <text:p>-16.14%</text:p>
          </table:table-cell>
          <table:table-cell table:style-name="Default" office:value-type="float" office:value="285" calcext:value-type="float">
            <text:p>285</text:p>
          </table:table-cell>
          <table:table-cell office:value-type="string" calcext:value-type="string">
            <text:p>20210424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0501_astroad_0924_r_yes_TF</text:p>
          </table:table-cell>
          <table:table-cell table:style-name="ce3" table:formula="of:=([.A129]-[.D129])/[.D129]" office:value-type="percentage" office:value="-0.0558139534883721" calcext:value-type="percentage">
            <text:p>-5.58%</text:p>
          </table:table-cell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20210501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20210711_astroad_0924_r_yes_TF</text:p>
          </table:table-cell>
          <table:table-cell table:style-name="ce3" table:formula="of:=([.A130]-[.D130])/[.D130]" office:value-type="percentage" office:value="-0.214285714285714" calcext:value-type="percentage">
            <text:p>-21.43%</text:p>
          </table:table-cell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20210711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20210806_astroad_0924_r_yes_TF</text:p>
          </table:table-cell>
          <table:table-cell table:style-name="ce3" table:formula="of:=([.A131]-[.D131])/[.D131]" office:value-type="percentage" office:value="-0.0402298850574713" calcext:value-type="percentage">
            <text:p>-4.02%</text:p>
          </table:table-cell>
          <table:table-cell table:style-name="Default" office:value-type="float" office:value="174" calcext:value-type="float">
            <text:p>174</text:p>
          </table:table-cell>
          <table:table-cell office:value-type="string" calcext:value-type="string">
            <text:p>20210806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0924_r_yes_TF</text:p>
          </table:table-cell>
          <table:table-cell table:style-name="ce3" table:formula="of:=([.A132]-[.D132])/[.D132]" office:value-type="percentage" office:value="0" calcext:value-type="percentage">
            <text:p>0.00%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office:value-type="string" calcext:value-type="string">
            <text:p>20211003_astroad_0924_r_yes_TF</text:p>
          </table:table-cell>
          <table:table-cell table:style-name="ce3" table:formula="of:=([.A133]-[.D133])/[.D133]" office:value-type="percentage" office:value="-0.116363636363636" calcext:value-type="percentage">
            <text:p>-11.64%</text:p>
          </table:table-cell>
          <table:table-cell table:style-name="Default" office:value-type="float" office:value="275" calcext:value-type="float">
            <text:p>275</text:p>
          </table:table-cell>
          <table:table-cell office:value-type="string" calcext:value-type="string">
            <text:p>20211003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20211117_astroad_0924_r_yes_TF</text:p>
          </table:table-cell>
          <table:table-cell table:style-name="ce3" table:formula="of:=([.A134]-[.D134])/[.D134]" office:value-type="percentage" office:value="-0.0555555555555556" calcext:value-type="percentage">
            <text:p>-5.56%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20211117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20211225_astroad_0924_r_yes_TF</text:p>
          </table:table-cell>
          <table:table-cell table:style-name="ce3" table:formula="of:=([.A135]-[.D135])/[.D135]" office:value-type="percentage" office:value="-0.0419847328244275" calcext:value-type="percentage">
            <text:p>-4.20%</text:p>
          </table:table-cell>
          <table:table-cell table:style-name="Default" office:value-type="float" office:value="262" calcext:value-type="float">
            <text:p>262</text:p>
          </table:table-cell>
          <table:table-cell office:value-type="string" calcext:value-type="string">
            <text:p>20211225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99" calcext:value-type="float">
            <text:p>299</text:p>
          </table:table-cell>
          <table:table-cell office:value-type="string" calcext:value-type="string">
            <text:p>20220402_astroad_0924_r_yes_TF</text:p>
          </table:table-cell>
          <table:table-cell table:style-name="ce3" table:formula="of:=([.A136]-[.D136])/[.D136]" office:value-type="percentage" office:value="-0.0416666666666667" calcext:value-type="percentage">
            <text:p>-4.17%</text:p>
          </table:table-cell>
          <table:table-cell table:style-name="Default" office:value-type="float" office:value="312" calcext:value-type="float">
            <text:p>312</text:p>
          </table:table-cell>
          <table:table-cell office:value-type="string" calcext:value-type="string">
            <text:p>20220402_astroad_n0925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20220901_astroad_0924_r_yes_TF</text:p>
          </table:table-cell>
          <table:table-cell table:style-name="ce3" table:formula="of:=([.A137]-[.D137])/[.D137]" office:value-type="percentage" office:value="-0.112033195020747" calcext:value-type="percentage">
            <text:p>-11.20%</text:p>
          </table:table-cell>
          <table:table-cell table:style-name="Default" office:value-type="float" office:value="241" calcext:value-type="float">
            <text:p>241</text:p>
          </table:table-cell>
          <table:table-cell office:value-type="string" calcext:value-type="string">
            <text:p>20220901_astroad_n0925_r_yes_TF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-415%</text:p>
          </table:table-cell>
          <table:table-cell table:number-columns-repeated="7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office:value-type="string" calcext:value-type="string">
            <text:p>20201123_astroad_0924_r_yes_FT</text:p>
          </table:table-cell>
          <table:table-cell table:style-name="ce3" table:formula="of:=([.A142]-[.D142])/[.D142]" office:value-type="percentage" office:value="0.0944206008583691" calcext:value-type="percentage">
            <text:p>9.44%</text:p>
          </table:table-cell>
          <table:table-cell table:style-name="Default" office:value-type="float" office:value="233" calcext:value-type="float">
            <text:p>233</text:p>
          </table:table-cell>
          <table:table-cell office:value-type="string" calcext:value-type="string">
            <text:p>20201123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20210106_astroad_0924_r_yes_FT</text:p>
          </table:table-cell>
          <table:table-cell table:style-name="ce3" table:formula="of:=([.A143]-[.D143])/[.D143]" office:value-type="percentage" office:value="0.287037037037037" calcext:value-type="percentage">
            <text:p>28.70%</text:p>
          </table:table-cell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20210106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20210405_astroad_0924_r_yes_FT</text:p>
          </table:table-cell>
          <table:table-cell table:style-name="ce3" table:formula="of:=([.A144]-[.D144])/[.D144]" office:value-type="percentage" office:value="0.0972222222222222" calcext:value-type="percentage">
            <text:p>9.72%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2021040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20210424_astroad_0924_r_yes_FT</text:p>
          </table:table-cell>
          <table:table-cell table:style-name="ce3" table:formula="of:=([.A145]-[.D145])/[.D145]" office:value-type="percentage" office:value="0.153061224489796" calcext:value-type="percentage">
            <text:p>15.31%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20210424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20210501_astroad_0924_r_yes_FT</text:p>
          </table:table-cell>
          <table:table-cell table:style-name="ce3" table:formula="of:=([.A146]-[.D146])/[.D146]" office:value-type="percentage" office:value="-0.262295081967213" calcext:value-type="percentage">
            <text:p>-26.23%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20210501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20210711_astroad_0924_r_yes_FT</text:p>
          </table:table-cell>
          <table:table-cell table:style-name="ce3" table:formula="of:=([.A147]-[.D147])/[.D147]" office:value-type="percentage" office:value="-0.0425531914893617" calcext:value-type="percentage">
            <text:p>-4.26%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20210711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20210806_astroad_0924_r_yes_FT</text:p>
          </table:table-cell>
          <table:table-cell table:style-name="ce3" table:formula="of:=([.A148]-[.D148])/[.D148]" office:value-type="percentage" office:value="0.0876288659793814" calcext:value-type="percentage">
            <text:p>8.76%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20210806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office:value-type="string" calcext:value-type="string">
            <text:p>20210925_astroad_0924_r_yes_FT</text:p>
          </table:table-cell>
          <table:table-cell table:style-name="ce3" table:formula="of:=([.A149]-[.D149])/[.D149]" office:value-type="percentage" office:value="0.0598455598455598" calcext:value-type="percentage">
            <text:p>5.98%</text:p>
          </table:table-cell>
          <table:table-cell table:style-name="Default" office:value-type="float" office:value="518" calcext:value-type="float">
            <text:p>518</text:p>
          </table:table-cell>
          <table:table-cell office:value-type="string" calcext:value-type="string">
            <text:p>2021092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20211003_astroad_0924_r_yes_FT</text:p>
          </table:table-cell>
          <table:table-cell table:style-name="ce3" table:formula="of:=([.A150]-[.D150])/[.D150]" office:value-type="percentage" office:value="0" calcext:value-type="percentage">
            <text:p>0.00%</text:p>
          </table:table-cell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20211003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20211117_astroad_0924_r_yes_FT</text:p>
          </table:table-cell>
          <table:table-cell table:style-name="ce3" table:formula="of:=([.A151]-[.D151])/[.D151]" office:value-type="percentage" office:value="0.191780821917808" calcext:value-type="percentage">
            <text:p>19.18%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20211117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office:value-type="string" calcext:value-type="string">
            <text:p>20211225_astroad_0924_r_yes_FT</text:p>
          </table:table-cell>
          <table:table-cell table:style-name="ce3" table:formula="of:=([.A152]-[.D152])/[.D152]" office:value-type="percentage" office:value="0.182692307692308" calcext:value-type="percentage">
            <text:p>18.27%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20211225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20220402_astroad_0924_r_yes_FT</text:p>
          </table:table-cell>
          <table:table-cell table:style-name="ce3" table:formula="of:=([.A153]-[.D153])/[.D153]" office:value-type="percentage" office:value="0.0617977528089888" calcext:value-type="percentage">
            <text:p>6.18%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20220402_astroad_n0925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77" calcext:value-type="float">
            <text:p>577</text:p>
          </table:table-cell>
          <table:table-cell office:value-type="string" calcext:value-type="string">
            <text:p>20220901_astroad_0924_r_yes_FT</text:p>
          </table:table-cell>
          <table:table-cell table:style-name="ce3" table:formula="of:=([.A154]-[.D154])/[.D154]" office:value-type="percentage" office:value="4.15178571428571" calcext:value-type="percentage">
            <text:p>415.18%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20220901_astroad_n0925_r_yes_F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15%</text:p>
          </table:table-cell>
          <table:table-cell table:number-columns-repeated="7"/>
        </table:table-row>
        <table:table-row table:style-name="ro1">
          <table:table-cell table:style-name="Default" office:value-type="float" office:value="613" calcext:value-type="float">
            <text:p>613</text:p>
          </table:table-cell>
          <table:table-cell office:value-type="string" calcext:value-type="string">
            <text:p>20201123_astroad_n_p6_7x_r_yes_TT</text:p>
          </table:table-cell>
          <table:table-cell table:style-name="ce3" table:formula="of:=([.A160]-[.D160])/[.D160]" office:value-type="percentage" office:value="-0.0809595202398801" calcext:value-type="percentage">
            <text:p>-8.10%</text:p>
          </table:table-cell>
          <table:table-cell table:style-name="Default" office:value-type="float" office:value="667" calcext:value-type="float">
            <text:p>667</text:p>
          </table:table-cell>
          <table:table-cell office:value-type="string" calcext:value-type="string">
            <text:p>20201123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118" calcext:value-type="float">
            <text:p>1118</text:p>
          </table:table-cell>
          <table:table-cell office:value-type="string" calcext:value-type="string">
            <text:p>20210106_astroad_n_p6_7x_r_yes_TT</text:p>
          </table:table-cell>
          <table:table-cell table:style-name="ce3" table:formula="of:=([.A161]-[.D161])/[.D161]" office:value-type="percentage" office:value="-0.00533807829181495" calcext:value-type="percentage">
            <text:p>-0.53%</text:p>
          </table:table-cell>
          <table:table-cell table:style-name="Default" office:value-type="float" office:value="1124" calcext:value-type="float">
            <text:p>1124</text:p>
          </table:table-cell>
          <table:table-cell office:value-type="string" calcext:value-type="string">
            <text:p>20210106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20210405_astroad_n_p6_7x_r_yes_TT</text:p>
          </table:table-cell>
          <table:table-cell table:style-name="ce3" table:formula="of:=([.A162]-[.D162])/[.D162]" office:value-type="percentage" office:value="0.0540540540540541" calcext:value-type="percentage">
            <text:p>5.41%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2021040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20210424_astroad_n_p6_7x_r_yes_TT</text:p>
          </table:table-cell>
          <table:table-cell table:style-name="ce3" table:formula="of:=([.A163]-[.D163])/[.D163]" office:value-type="percentage" office:value="-0.0518134715025907" calcext:value-type="percentage">
            <text:p>-5.18%</text:p>
          </table:table-cell>
          <table:table-cell table:style-name="Default" office:value-type="float" office:value="193" calcext:value-type="float">
            <text:p>193</text:p>
          </table:table-cell>
          <table:table-cell office:value-type="string" calcext:value-type="string">
            <text:p>20210424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20210501_astroad_n_p6_7x_r_yes_TT</text:p>
          </table:table-cell>
          <table:table-cell table:style-name="ce3" table:formula="of:=([.A164]-[.D164])/[.D164]" office:value-type="percentage" office:value="-0.105022831050228" calcext:value-type="percentage">
            <text:p>-10.50%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20210501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20210711_astroad_n_p6_7x_r_yes_TT</text:p>
          </table:table-cell>
          <table:table-cell table:style-name="ce3" table:formula="of:=([.A165]-[.D165])/[.D165]" office:value-type="percentage" office:value="0.0251572327044025" calcext:value-type="percentage">
            <text:p>2.52%</text:p>
          </table:table-cell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20210711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20210806_astroad_n_p6_7x_r_yes_TT</text:p>
          </table:table-cell>
          <table:table-cell table:style-name="ce3" table:formula="of:=([.A166]-[.D166])/[.D166]" office:value-type="percentage" office:value="-0.109022556390977" calcext:value-type="percentage">
            <text:p>-10.90%</text:p>
          </table:table-cell>
          <table:table-cell table:style-name="Default" office:value-type="float" office:value="266" calcext:value-type="float">
            <text:p>266</text:p>
          </table:table-cell>
          <table:table-cell office:value-type="string" calcext:value-type="string">
            <text:p>20210806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532" calcext:value-type="float">
            <text:p>532</text:p>
          </table:table-cell>
          <table:table-cell office:value-type="string" calcext:value-type="string">
            <text:p>20210925_astroad_n_p6_7x_r_yes_TT</text:p>
          </table:table-cell>
          <table:table-cell table:style-name="ce3" table:formula="of:=([.A167]-[.D167])/[.D167]" office:value-type="percentage" office:value="0.154013015184382" calcext:value-type="percentage">
            <text:p>15.40%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2021092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94" calcext:value-type="float">
            <text:p>294</text:p>
          </table:table-cell>
          <table:table-cell office:value-type="string" calcext:value-type="string">
            <text:p>20211003_astroad_n_p6_7x_r_yes_TT</text:p>
          </table:table-cell>
          <table:table-cell table:style-name="ce3" table:formula="of:=([.A168]-[.D168])/[.D168]" office:value-type="percentage" office:value="0.0575539568345324" calcext:value-type="percentage">
            <text:p>5.76%</text:p>
          </table:table-cell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20211003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20211117_astroad_n_p6_7x_r_yes_TT</text:p>
          </table:table-cell>
          <table:table-cell table:style-name="ce3" table:formula="of:=([.A169]-[.D169])/[.D169]" office:value-type="percentage" office:value="0.00476190476190476" calcext:value-type="percentage">
            <text:p>0.48%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20211117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20211225_astroad_n_p6_7x_r_yes_TT</text:p>
          </table:table-cell>
          <table:table-cell table:style-name="ce3" table:formula="of:=([.A170]-[.D170])/[.D170]" office:value-type="percentage" office:value="-0.0293159609120521" calcext:value-type="percentage">
            <text:p>-2.93%</text:p>
          </table:table-cell>
          <table:table-cell table:style-name="Default" office:value-type="float" office:value="307" calcext:value-type="float">
            <text:p>307</text:p>
          </table:table-cell>
          <table:table-cell office:value-type="string" calcext:value-type="string">
            <text:p>20211225_astroad_n_md_p6_r_yes_TT</text:p>
          </table:table-cell>
          <table:table-cell table:number-columns-repeated="5"/>
        </table:table-row>
        <table:table-row table:style-name="ro1">
          <table:table-cell table:style-name="Default" office:value-type="float" office:value="474" calcext:value-type="float">
            <text:p>474</text:p>
          </table:table-cell>
          <table:table-cell office:value-type="string" calcext:value-type="string">
            <text:p>20220901_astroad_n_p6_7x_r_yes_TT</text:p>
          </table:table-cell>
          <table:table-cell table:style-name="ce3" table:formula="of:=([.A171]-[.D171])/[.D171]" office:value-type="percentage" office:value="0.112676056338028" calcext:value-type="percentage">
            <text:p>11.27%</text:p>
          </table:table-cell>
          <table:table-cell table:style-name="Default" office:value-type="float" office:value="426" calcext:value-type="float">
            <text:p>426</text:p>
          </table:table-cell>
          <table:table-cell office:value-type="string" calcext:value-type="string">
            <text:p>20220901_astroad_n_md_p6_r_yes_T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0-81%</text:p>
          </table:table-cell>
          <table:table-cell table:number-columns-repeated="7"/>
        </table:table-row>
        <table:table-row table:style-name="ro1">
          <table:table-cell table:style-name="Default" office:value-type="float" office:value="413" calcext:value-type="float">
            <text:p>413</text:p>
          </table:table-cell>
          <table:table-cell office:value-type="string" calcext:value-type="string">
            <text:p>20201123_astroad_n_p6_7x_r_yes_TF</text:p>
          </table:table-cell>
          <table:table-cell table:style-name="ce3" table:formula="of:=([.A177]-[.D177])/[.D177]" office:value-type="percentage" office:value="0.218289085545723" calcext:value-type="percentage">
            <text:p>21.83%</text:p>
          </table:table-cell>
          <table:table-cell table:style-name="Default" office:value-type="float" office:value="339" calcext:value-type="float">
            <text:p>339</text:p>
          </table:table-cell>
          <table:table-cell office:value-type="string" calcext:value-type="string">
            <text:p>20201123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20210106_astroad_n_p6_7x_r_yes_TF</text:p>
          </table:table-cell>
          <table:table-cell table:style-name="ce3" table:formula="of:=([.A178]-[.D178])/[.D178]" office:value-type="percentage" office:value="0.304964539007092" calcext:value-type="percentage">
            <text:p>30.50%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20210106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0405_astroad_n_p6_7x_r_yes_TF</text:p>
          </table:table-cell>
          <table:table-cell table:style-name="ce3" table:formula="of:=([.A179]-[.D179])/[.D179]" office:value-type="percentage" office:value="0.8125" calcext:value-type="percentage">
            <text:p>81.25%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2021040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office:value-type="string" calcext:value-type="string">
            <text:p>20210424_astroad_n_p6_7x_r_yes_TF</text:p>
          </table:table-cell>
          <table:table-cell table:style-name="ce3" table:formula="of:=([.A180]-[.D180])/[.D180]" office:value-type="percentage" office:value="0.594736842105263" calcext:value-type="percentage">
            <text:p>59.47%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20210424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20210501_astroad_n_p6_7x_r_yes_TF</text:p>
          </table:table-cell>
          <table:table-cell table:style-name="ce3" table:formula="of:=([.A181]-[.D181])/[.D181]" office:value-type="percentage" office:value="0.644927536231884" calcext:value-type="percentage">
            <text:p>64.49%</text:p>
          </table:table-cell>
          <table:table-cell table:style-name="Default" office:value-type="float" office:value="138" calcext:value-type="float">
            <text:p>138</text:p>
          </table:table-cell>
          <table:table-cell office:value-type="string" calcext:value-type="string">
            <text:p>20210501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20210711_astroad_n_p6_7x_r_yes_TF</text:p>
          </table:table-cell>
          <table:table-cell table:style-name="ce3" table:formula="of:=([.A182]-[.D182])/[.D182]" office:value-type="percentage" office:value="0.64" calcext:value-type="percentage">
            <text:p>64.00%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20210711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20210806_astroad_n_p6_7x_r_yes_TF</text:p>
          </table:table-cell>
          <table:table-cell table:style-name="ce3" table:formula="of:=([.A183]-[.D183])/[.D183]" office:value-type="percentage" office:value="-0.240816326530612" calcext:value-type="percentage">
            <text:p>-24.08%</text:p>
          </table:table-cell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20210806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_p6_7x_r_yes_TF</text:p>
          </table:table-cell>
          <table:table-cell table:style-name="ce3" table:formula="of:=([.A184]-[.D184])/[.D184]" office:value-type="percentage" office:value="0" calcext:value-type="percentage">
            <text:p>0.00%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21092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20211003_astroad_n_p6_7x_r_yes_TF</text:p>
          </table:table-cell>
          <table:table-cell table:style-name="ce3" table:formula="of:=([.A185]-[.D185])/[.D185]" office:value-type="percentage" office:value="0.412087912087912" calcext:value-type="percentage">
            <text:p>41.21%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20211003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20211117_astroad_n_p6_7x_r_yes_TF</text:p>
          </table:table-cell>
          <table:table-cell table:style-name="ce3" table:formula="of:=([.A186]-[.D186])/[.D186]" office:value-type="percentage" office:value="0.240875912408759" calcext:value-type="percentage">
            <text:p>24.09%</text:p>
          </table:table-cell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20211117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office:value-type="string" calcext:value-type="string">
            <text:p>20211225_astroad_n_p6_7x_r_yes_TF</text:p>
          </table:table-cell>
          <table:table-cell table:style-name="ce3" table:formula="of:=([.A187]-[.D187])/[.D187]" office:value-type="percentage" office:value="0.270935960591133" calcext:value-type="percentage">
            <text:p>27.09%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20211225_astroad_n_md_p6_r_yes_TF</text:p>
          </table:table-cell>
          <table:table-cell table:number-columns-repeated="5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office:value-type="string" calcext:value-type="string">
            <text:p>20220901_astroad_n_p6_7x_r_yes_TF</text:p>
          </table:table-cell>
          <table:table-cell table:style-name="ce3" table:formula="of:=([.A188]-[.D188])/[.D188]" office:value-type="percentage" office:value="0.390532544378698" calcext:value-type="percentage">
            <text:p>39.05%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20220901_astroad_n_md_p6_r_yes_TF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-31%</text:p>
          </table:table-cell>
          <table:table-cell table:number-columns-repeated="7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20201123_astroad_n_p6_7x_r_yes_FT</text:p>
          </table:table-cell>
          <table:table-cell table:style-name="ce3" table:formula="of:=([.A193]-[.D193])/[.D193]" office:value-type="percentage" office:value="0.295081967213115" calcext:value-type="percentage">
            <text:p>29.51%</text:p>
          </table:table-cell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20201123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20210106_astroad_n_p6_7x_r_yes_FT</text:p>
          </table:table-cell>
          <table:table-cell table:style-name="ce3" table:formula="of:=([.A194]-[.D194])/[.D194]" office:value-type="percentage" office:value="0.0239043824701195" calcext:value-type="percentage">
            <text:p>2.39%</text:p>
          </table:table-cell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20210106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20210405_astroad_n_p6_7x_r_yes_FT</text:p>
          </table:table-cell>
          <table:table-cell table:style-name="ce3" table:formula="of:=([.A195]-[.D195])/[.D195]" office:value-type="percentage" office:value="-0.126582278481013" calcext:value-type="percentage">
            <text:p>-12.66%</text:p>
          </table:table-cell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2021040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20210424_astroad_n_p6_7x_r_yes_FT</text:p>
          </table:table-cell>
          <table:table-cell table:style-name="ce3" table:formula="of:=([.A196]-[.D196])/[.D196]" office:value-type="percentage" office:value="0.125" calcext:value-type="percentage">
            <text:p>12.50%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20210424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20210501_astroad_n_p6_7x_r_yes_FT</text:p>
          </table:table-cell>
          <table:table-cell table:style-name="ce3" table:formula="of:=([.A197]-[.D197])/[.D197]" office:value-type="percentage" office:value="0.283950617283951" calcext:value-type="percentage">
            <text:p>28.40%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20210501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20210711_astroad_n_p6_7x_r_yes_FT</text:p>
          </table:table-cell>
          <table:table-cell table:style-name="ce3" table:formula="of:=([.A198]-[.D198])/[.D198]" office:value-type="percentage" office:value="-0.0816326530612245" calcext:value-type="percentage">
            <text:p>-8.16%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20210711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20210806_astroad_n_p6_7x_r_yes_FT</text:p>
          </table:table-cell>
          <table:table-cell table:style-name="ce3" table:formula="of:=([.A199]-[.D199])/[.D199]" office:value-type="percentage" office:value="0.164772727272727" calcext:value-type="percentage">
            <text:p>16.48%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20210806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506" calcext:value-type="float">
            <text:p>506</text:p>
          </table:table-cell>
          <table:table-cell office:value-type="string" calcext:value-type="string">
            <text:p>20210925_astroad_n_p6_7x_r_yes_FT</text:p>
          </table:table-cell>
          <table:table-cell table:style-name="ce3" table:formula="of:=([.A200]-[.D200])/[.D200]" office:value-type="percentage" office:value="-0.123050259965338" calcext:value-type="percentage">
            <text:p>-12.31%</text:p>
          </table:table-cell>
          <table:table-cell table:style-name="Default" office:value-type="float" office:value="577" calcext:value-type="float">
            <text:p>577</text:p>
          </table:table-cell>
          <table:table-cell office:value-type="string" calcext:value-type="string">
            <text:p>2021092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20211003_astroad_n_p6_7x_r_yes_FT</text:p>
          </table:table-cell>
          <table:table-cell table:style-name="ce3" table:formula="of:=([.A201]-[.D201])/[.D201]" office:value-type="percentage" office:value="-0.0987654320987654" calcext:value-type="percentage">
            <text:p>-9.88%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20211003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20211117_astroad_n_p6_7x_r_yes_FT</text:p>
          </table:table-cell>
          <table:table-cell table:style-name="ce3" table:formula="of:=([.A202]-[.D202])/[.D202]" office:value-type="percentage" office:value="-0.0131578947368421" calcext:value-type="percentage">
            <text:p>-1.32%</text:p>
          </table:table-cell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20211117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office:value-type="string" calcext:value-type="string">
            <text:p>20211225_astroad_n_p6_7x_r_yes_FT</text:p>
          </table:table-cell>
          <table:table-cell table:style-name="ce3" table:formula="of:=([.A203]-[.D203])/[.D203]" office:value-type="percentage" office:value="0.0882352941176471" calcext:value-type="percentage">
            <text:p>8.82%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20211225_astroad_n_md_p6_r_yes_FT</text:p>
          </table:table-cell>
          <table:table-cell table:number-columns-repeated="5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20220901_astroad_n_p6_7x_r_yes_FT</text:p>
          </table:table-cell>
          <table:table-cell table:style-name="ce3" table:formula="of:=([.A204]-[.D204])/[.D204]" office:value-type="percentage" office:value="-0.313725490196078" calcext:value-type="percentage">
            <text:p>-31.37%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20220901_astroad_n_md_p6_r_yes_F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 table:number-rows-repeated="12">
          <table:table-cell table:style-name="Default"/>
          <table:table-cell/>
          <table:table-cell table:style-name="ce3"/>
          <table:table-cell table:style-name="Default"/>
          <table:table-cell table:number-columns-repeated="6"/>
        </table:table-row>
        <table:table-row table:style-name="ro1" table:number-rows-repeated="10483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Default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visibility="collapse" table:default-cell-style-name="ce1"/>
        <table:table-column table:style-name="co15" table:default-cell-style-name="ce1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astroad_n_md_p6</text:p>
          </table:table-cell>
          <table:table-cell table:style-name="ce10" office:value-type="string" calcext:value-type="string">
            <text:p>astroad_n_p6_7x</text:p>
          </table:table-cell>
          <table:table-cell table:style-name="ce10" office:value-type="string" calcext:value-type="string">
            <text:p>astroad_n0925</text:p>
          </table:table-cell>
          <table:table-cell table:style-name="ce10" office:value-type="string" calcext:value-type="string">
            <text:p>astroad_0924</text:p>
          </table:table-cell>
          <table:table-cell table:style-name="ce10" office:value-type="string" calcext:value-type="string">
            <text:p>astroad_n0922</text:p>
          </table:table-cell>
          <table:table-cell table:style-name="ce10" office:value-type="string" calcext:value-type="string">
            <text:p>astroad_n_p6_7x</text:p>
          </table:table-cell>
          <table:table-cell table:style-name="ce10" office:value-type="string" calcext:value-type="string">
            <text:p>astroad_n_p5_7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1123" calcext:value-type="float">
            <text:p>20201123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10106" calcext:value-type="float">
            <text:p>20210106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10405" calcext:value-type="float">
            <text:p>2021040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10424" calcext:value-type="float">
            <text:p>20210424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10501" calcext:value-type="float">
            <text:p>20210501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0711" calcext:value-type="float">
            <text:p>20210711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10806" calcext:value-type="float">
            <text:p>20210806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10925" calcext:value-type="float">
            <text:p>2021092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11003" calcext:value-type="float">
            <text:p>20211003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11117" calcext:value-type="float">
            <text:p>20211117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11225" calcext:value-type="float">
            <text:p>20211225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20402" calcext:value-type="float">
            <text:p>20220402</text:p>
          </table:table-cell>
          <table:table-cell table:number-columns-repeated="5" office:value-type="string" calcext:value-type="string">
            <text:p>✔</text:p>
          </table:table-cell>
          <table:table-cell table:style-name="Default"/>
          <table:table-cell table:style-name="ce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20901" calcext:value-type="float">
            <text:p>20220901</text:p>
          </table:table-cell>
          <table:table-cell table:number-columns-repeated="7" office:value-type="string" calcext:value-type="string">
            <text:p>✔</text:p>
          </table:table-cell>
        </table:table-row>
      </table:table>
      <table:table table:name="工作表3" table:style-name="ta1">
        <office:forms form:automatic-focus="false" form:apply-design-mode="false"/>
        <table:shapes>
          <draw:frame draw:z-index="0" draw:style-name="gr1" draw:text-style-name="P1" svg:width="17.925cm" svg:height="6.88cm" svg:x="9.829cm" svg:y="1.461cm">
            <draw:object draw:notify-on-update-of-ranges="工作表3.B4:工作表3.B16 工作表3.C4:工作表3.C16 工作表3.D4:工作表3.D16 工作表3.E4:工作表3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02cm" svg:height="7.597cm" svg:x="9.884cm" svg:y="10.359cm">
            <draw:object draw:notify-on-update-of-ranges="工作表3.B26:工作表3.B38 工作表3.C26:工作表3.C38 工作表3.D26:工作表3.D38 工作表3.E26:工作表3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457cm" svg:height="6.428cm" svg:x="9.829cm" svg:y="19.523cm">
            <draw:object draw:notify-on-update-of-ranges="工作表3.B44:工作表3.B56 工作表3.C44:工作表3.C56 工作表3.D44:工作表3.D56 工作表3.E44:工作表3.E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456cm" svg:height="6.959cm" svg:x="10.408cm" svg:y="29.67cm">
            <draw:object draw:notify-on-update-of-ranges="工作表3.B67:工作表3.B79 工作表3.C67:工作表3.C79 工作表3.D67:工作表3.D79 工作表3.E67:工作表3.E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593cm" svg:height="6.667cm" svg:x="10.353cm" svg:y="38.728cm">
            <draw:object draw:notify-on-update-of-ranges="工作表3.B87:工作表3.B99 工作表3.C87:工作表3.C99 工作表3.D87:工作表3.D99 工作表3.E87:工作表3.E9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8.916cm" svg:height="6.932cm" svg:x="9.829cm" svg:y="48.875cm">
            <draw:object draw:notify-on-update-of-ranges="工作表3.B109:工作表3.B121 工作表3.C109:工作表3.C121 工作表3.D109:工作表3.D121 工作表3.E109:工作表3.E12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8.778cm" svg:height="6.109cm" svg:x="9.829cm" svg:y="59.26cm">
            <draw:object draw:notify-on-update-of-ranges="工作表3.B132:工作表3.B144 工作表3.C132:工作表3.C144 工作表3.D132:工作表3.D144 工作表3.E132:工作表3.E1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7" draw:style-name="gr1" draw:text-style-name="P1" svg:width="18.062cm" svg:height="6.321cm" svg:x="9.829cm" svg:y="67.84cm">
            <draw:object draw:notify-on-update-of-ranges="工作表3.B152:工作表3.B164 工作表3.C152:工作表3.C164 工作表3.D152:工作表3.D164 工作表3.E152:工作表3.E16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17.484cm" svg:height="6.109cm" svg:x="9.829cm" svg:y="77.323cm">
            <draw:object draw:notify-on-update-of-ranges="工作表3.B174:工作表3.B186 工作表3.C174:工作表3.C186 工作表3.D174:工作表3.D186 工作表3.E174:工作表3.E18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17.457cm" svg:height="6.348cm" svg:x="9.829cm" svg:y="86.354cm">
            <draw:object draw:notify-on-update-of-ranges="工作表3.B194:工作表3.B206 工作表3.C194:工作表3.C206 工作表3.D194:工作表3.D206 工作表3.E194:工作表3.E20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17.677cm" svg:height="6.215cm" svg:x="9.829cm" svg:y="95.836cm">
            <draw:object draw:notify-on-update-of-ranges="工作表3.B215:工作表3.B227 工作表3.C215:工作表3.C227 工作表3.D215:工作表3.D227 工作表3.E215:工作表3.E2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17.346cm" svg:height="6.986cm" svg:x="9.829cm" svg:y="104.017cm">
            <draw:object draw:notify-on-update-of-ranges="工作表3.B235:工作表3.B247 工作表3.C235:工作表3.C247 工作表3.D235:工作表3.D247 工作表3.E235:工作表3.E24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6" table:default-cell-style-name="ce19"/>
        <table:table-column table:style-name="co16" table:default-cell-style-name="ce19"/>
        <table:table-column table:style-name="co6" table:number-columns-repeated="3" table:default-cell-style-name="ce19"/>
        <table:table-row table:style-name="ro1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_p5_7x_r_y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104" calcext:value-type="float">
            <text:p>1104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2" calcext:value-type="float">
            <text:p>122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style-name="ce18" table:number-columns-repeated="2"/>
          <table:table-cell table:style-name="ce25" office:value-type="string" calcext:value-type="string" table:number-columns-spanned="3" table:number-rows-spanned="1">
            <text:p>astroad_n_p6_7x_r_yes</text:p>
          </table:table-cell>
          <table:covered-table-cell table:number-columns-repeated="2" table:style-name="ce18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18" office:value-type="float" office:value="20210106" calcext:value-type="float">
            <text:p>20210106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float" office:value="1118" calcext:value-type="float">
            <text:p>111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57" calcext:value-type="float">
            <text:p>257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69" calcext:value-type="float">
            <text:p>69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04" calcext:value-type="float">
            <text:p>104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05" calcext:value-type="float">
            <text:p>205</text:p>
          </table:table-cell>
        </table:table-row>
        <table:table-row table:style-name="ro1">
          <table:table-cell table:style-name="ce18" office:value-type="float" office:value="20210925" calcext:value-type="float">
            <text:p>20210925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06" calcext:value-type="float">
            <text:p>506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46" calcext:value-type="float">
            <text:p>146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75" calcext:value-type="float">
            <text:p>75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11" calcext:value-type="float">
            <text:p>111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74" calcext:value-type="float">
            <text:p>174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05" calcext:value-type="float">
            <text:p>105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0922_r_y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133" calcext:value-type="float">
            <text:p>113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4" office:value-type="float" office:value="219" calcext:value-type="float">
            <text:p>219</text:p>
          </table:table-cell>
          <table:table-cell table:style-name="ce2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17" calcext:value-type="float">
            <text:p>117</text:p>
          </table:table-cell>
        </table:table-row>
        <table:table-row table:style-name="ro1" table:number-rows-repeated="5">
          <table:table-cell table:style-name="Default" table:number-columns-repeated="2"/>
          <table:table-cell table:style-name="ce1" table:number-columns-repeated="3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8" table:number-columns-repeated="2"/>
          <table:table-cell table:style-name="ce25" office:value-type="string" calcext:value-type="string" table:number-columns-spanned="3" table:number-rows-spanned="1">
            <text:p>astroad_0924_r_yes</text:p>
          </table:table-cell>
          <table:covered-table-cell table:number-columns-repeated="2" table:style-name="ce18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418" calcext:value-type="float">
            <text:p>418</text:p>
          </table:table-cell>
          <table:table-cell table:style-name="ce18" office:value-type="float" office:value="255" calcext:value-type="float">
            <text:p>255</text:p>
          </table:table-cell>
        </table:table-row>
        <table:table-row table:style-name="ro1">
          <table:table-cell table:style-name="ce18" office:value-type="float" office:value="20210106" calcext:value-type="float">
            <text:p>20210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97" calcext:value-type="float">
            <text:p>1097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278" calcext:value-type="float">
            <text:p>278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79" calcext:value-type="float">
            <text:p>79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113" calcext:value-type="float">
            <text:p>113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5" calcext:value-type="float">
            <text:p>45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211" calcext:value-type="float">
            <text:p>211</text:p>
          </table:table-cell>
        </table:table-row>
        <table:table-row table:style-name="ro1">
          <table:table-cell table:style-name="ce18" office:value-type="float" office:value="20210925" calcext:value-type="float">
            <text:p>2021092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89" calcext:value-type="float">
            <text:p>48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49" calcext:value-type="float">
            <text:p>549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157" calcext:value-type="float">
            <text:p>157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7" calcext:value-type="float">
            <text:p>87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86" calcext:value-type="float">
            <text:p>286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94" calcext:value-type="float">
            <text:p>394</text:p>
          </table:table-cell>
          <table:table-cell table:style-name="ce18" office:value-type="float" office:value="299" calcext:value-type="float">
            <text:p>299</text:p>
          </table:table-cell>
          <table:table-cell table:style-name="ce18" office:value-type="float" office:value="189" calcext:value-type="float">
            <text:p>189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45" calcext:value-type="float">
            <text:p>445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577" calcext:value-type="float">
            <text:p>577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0925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159" calcext:value-type="float">
            <text:p>1159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85" calcext:value-type="float">
            <text:p>2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67" calcext:value-type="float">
            <text:p>467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_md_p6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339" calcext:value-type="float">
            <text:p>3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141" calcext:value-type="float">
            <text:p>1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26" calcext:value-type="float">
            <text:p>426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1014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400" calcext:value-type="float">
            <text:p>4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 office:value-type="float" office:value="316" calcext:value-type="float">
            <text:p>3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14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063" calcext:value-type="float">
            <text:p>1063</text:p>
          </table:table-cell>
          <table:table-cell office:value-type="float" office:value="121" calcext:value-type="float">
            <text:p>12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265" calcext:value-type="float">
            <text:p>26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_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86" calcext:value-type="float">
            <text:p>3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float" office:value="161" calcext:value-type="float">
            <text:p>16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office:value-type="float" office:value="261" calcext:value-type="float">
            <text:p>2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<text:s/>astroad_lack</text:p>
          </table:table-cell>
          <table:covered-table-cell table:number-columns-repeated="2" table:style-name="ce21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301" calcext:value-type="float">
            <text:p>301</text:p>
          </table:table-cell>
        </table:table-row>
        <table:table-row table:style-name="ro1">
          <table:table-cell table:style-name="ce18" office:value-type="float" office:value="20210106" calcext:value-type="float">
            <text:p>2021010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15" calcext:value-type="float">
            <text:p>915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460" calcext:value-type="float">
            <text:p>460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94" calcext:value-type="float">
            <text:p>94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53" calcext:value-type="float">
            <text:p>153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0" calcext:value-type="float">
            <text:p>70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74" calcext:value-type="float">
            <text:p>274</text:p>
          </table:table-cell>
        </table:table-row>
        <table:table-row table:style-name="ro1">
          <table:table-cell table:style-name="ce18" office:value-type="float" office:value="20210925" calcext:value-type="float">
            <text:p>2021092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14" calcext:value-type="float">
            <text:p>4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24" calcext:value-type="float">
            <text:p>624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213" calcext:value-type="float">
            <text:p>213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124" calcext:value-type="float">
            <text:p>124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152" calcext:value-type="float">
            <text:p>152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79" calcext:value-type="float">
            <text:p>279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64" calcext:value-type="float">
            <text:p>364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215" calcext:value-type="float">
            <text:p>215</text:p>
          </table:table-cell>
        </table:table-row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19_tiny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582" calcext:value-type="float">
            <text:p>5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253" calcext:value-type="float">
            <text:p>2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float" office:value="395" calcext:value-type="float">
            <text:p>39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86" calcext:value-type="float">
            <text:p>486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astroad_10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210106" calcext:value-type="float">
            <text:p>20210106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04" calcext:value-type="float">
            <text:p>3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210925" calcext:value-type="float">
            <text:p>20210925</text:p>
          </table:table-cell>
          <table:table-cell office:value-type="float" office:value="8" calcext:value-type="float">
            <text:p>8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工作表3_2" table:style-name="ta1">
        <office:forms form:automatic-focus="false" form:apply-design-mode="false"/>
        <table:shapes>
          <draw:frame draw:z-index="0" draw:style-name="gr1" draw:text-style-name="P1" svg:width="18.53cm" svg:height="5.711cm" svg:x="9.829cm" svg:y="1.461cm">
            <draw:object draw:notify-on-update-of-ranges="工作表3_2.B4:工作表3_2.B14 工作表3_2.C4:工作表3_2.C14 工作表3_2.D4:工作表3_2.D14 工作表3_2.E4:工作表3_2.E1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7.768cm" svg:height="7.073cm" svg:x="9.82cm" svg:y="9.19cm">
            <draw:object draw:notify-on-update-of-ranges="工作表3_2.B24:工作表3_2.B34 工作表3_2.C24:工作表3_2.C34 工作表3_2.D24:工作表3_2.D34 工作表3_2.E24:工作表3_2.E3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7.512cm" svg:height="6.295cm" svg:x="9.829cm" svg:y="17.717cm">
            <draw:object draw:notify-on-update-of-ranges="工作表3_2.B40:工作表3_2.B50 工作表3_2.C40:工作表3_2.C50 工作表3_2.D40:工作表3_2.D50 工作表3_2.E40:工作表3_2.E5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7.264cm" svg:height="6.083cm" svg:x="9.829cm" svg:y="26.058cm">
            <draw:object draw:notify-on-update-of-ranges="工作表3_2.B61:工作表3_2.B71 工作表3_2.C61:工作表3_2.C71 工作表3_2.D61:工作表3_2.D71 工作表3_2.E61:工作表3_2.E7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4" draw:style-name="gr1" draw:text-style-name="P1" svg:width="16.988cm" svg:height="6.985cm" svg:x="9.829cm" svg:y="34.08cm">
            <draw:object draw:notify-on-update-of-ranges="工作表3_2.B79:工作表3_2.B89 工作表3_2.C79:工作表3_2.C89 工作表3_2.D79:工作表3_2.D89 工作表3_2.E79:工作表3_2.E8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5" draw:style-name="gr1" draw:text-style-name="P1" svg:width="16.933cm" svg:height="6.561cm" svg:x="9.829cm" svg:y="43.456cm">
            <draw:object draw:notify-on-update-of-ranges="工作表3_2.B99:工作表3_2.B109 工作表3_2.C99:工作表3_2.C109 工作表3_2.D99:工作表3_2.D109 工作表3_2.E99:工作表3_2.E109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6" draw:style-name="gr1" draw:text-style-name="P1" svg:width="17.98cm" svg:height="7.464cm" svg:x="9.829cm" svg:y="51.982cm">
            <draw:object draw:notify-on-update-of-ranges="工作表3_2.B120:工作表3_2.B130 工作表3_2.C120:工作表3_2.C130 工作表3_2.D120:工作表3_2.D130 工作表3_2.E120:工作表3_2.E13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7" draw:style-name="gr1" draw:text-style-name="P1" svg:width="17.594cm" svg:height="6.667cm" svg:x="9.829cm" svg:y="60.747cm">
            <draw:object draw:notify-on-update-of-ranges="工作表3_2.B138:工作表3_2.B148 工作表3_2.C138:工作表3_2.C148 工作表3_2.D138:工作表3_2.D148 工作表3_2.E138:工作表3_2.E14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8" draw:style-name="gr1" draw:text-style-name="P1" svg:width="17.401cm" svg:height="6.535cm" svg:x="9.829cm" svg:y="69.061cm">
            <draw:object draw:notify-on-update-of-ranges="工作表3_2.B158:工作表3_2.B168 工作表3_2.C158:工作表3_2.C168 工作表3_2.D158:工作表3_2.D168 工作表3_2.E158:工作表3_2.E168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17.044cm" svg:height="6.694cm" svg:x="9.829cm" svg:y="77.163cm">
            <draw:object draw:notify-on-update-of-ranges="工作表3_2.B176:工作表3_2.B186 工作表3_2.C176:工作表3_2.C186 工作表3_2.D176:工作表3_2.D186 工作表3_2.E176:工作表3_2.E18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0" draw:style-name="gr1" draw:text-style-name="P1" svg:width="16.851cm" svg:height="6.907cm" svg:x="9.829cm" svg:y="85.689cm">
            <draw:object draw:notify-on-update-of-ranges="工作表3_2.B195:工作表3_2.B205 工作表3_2.C195:工作表3_2.C205 工作表3_2.D195:工作表3_2.D205 工作表3_2.E195:工作表3_2.E205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1" draw:style-name="gr1" draw:text-style-name="P1" svg:width="16.686cm" svg:height="7.517cm" svg:x="9.829cm" svg:y="94.03cm">
            <draw:object draw:notify-on-update-of-ranges="工作表3_2.B213:工作表3_2.B223 工作表3_2.C213:工作表3_2.C223 工作表3_2.D213:工作表3_2.D223 工作表3_2.E213:工作表3_2.E223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6" table:default-cell-style-name="ce19"/>
        <table:table-column table:style-name="co16" table:default-cell-style-name="ce19"/>
        <table:table-column table:style-name="co6" table:number-columns-repeated="3" table:default-cell-style-name="ce19"/>
        <table:table-row table:style-name="ro1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_p5_7x_r_y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2" calcext:value-type="float">
            <text:p>122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style-name="ce18" table:number-columns-repeated="2"/>
          <table:table-cell table:style-name="ce25" office:value-type="string" calcext:value-type="string" table:number-columns-spanned="3" table:number-rows-spanned="1">
            <text:p>astroad_n_p6_7x_r_yes</text:p>
          </table:table-cell>
          <table:covered-table-cell table:number-columns-repeated="2" table:style-name="ce18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69" calcext:value-type="float">
            <text:p>69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04" calcext:value-type="float">
            <text:p>104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05" calcext:value-type="float">
            <text:p>205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46" calcext:value-type="float">
            <text:p>146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75" calcext:value-type="float">
            <text:p>75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11" calcext:value-type="float">
            <text:p>111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74" calcext:value-type="float">
            <text:p>174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05" calcext:value-type="float">
            <text:p>105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0922_r_y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4" office:value-type="float" office:value="219" calcext:value-type="float">
            <text:p>219</text:p>
          </table:table-cell>
          <table:table-cell table:style-name="ce2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17" calcext:value-type="float">
            <text:p>117</text:p>
          </table:table-cell>
        </table:table-row>
        <table:table-row table:style-name="ro1" table:number-rows-repeated="5">
          <table:table-cell table:style-name="Default" table:number-columns-repeated="2"/>
          <table:table-cell table:style-name="ce1" table:number-columns-repeated="3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8" table:number-columns-repeated="2"/>
          <table:table-cell table:style-name="ce25" office:value-type="string" calcext:value-type="string" table:number-columns-spanned="3" table:number-rows-spanned="1">
            <text:p>astroad_0924_r_yes</text:p>
          </table:table-cell>
          <table:covered-table-cell table:number-columns-repeated="2" table:style-name="ce18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418" calcext:value-type="float">
            <text:p>418</text:p>
          </table:table-cell>
          <table:table-cell table:style-name="ce18" office:value-type="float" office:value="255" calcext:value-type="float">
            <text:p>255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79" calcext:value-type="float">
            <text:p>79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113" calcext:value-type="float">
            <text:p>113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5" calcext:value-type="float">
            <text:p>45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211" calcext:value-type="float">
            <text:p>211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157" calcext:value-type="float">
            <text:p>157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7" calcext:value-type="float">
            <text:p>87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86" calcext:value-type="float">
            <text:p>286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94" calcext:value-type="float">
            <text:p>394</text:p>
          </table:table-cell>
          <table:table-cell table:style-name="ce18" office:value-type="float" office:value="299" calcext:value-type="float">
            <text:p>299</text:p>
          </table:table-cell>
          <table:table-cell table:style-name="ce18" office:value-type="float" office:value="189" calcext:value-type="float">
            <text:p>189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45" calcext:value-type="float">
            <text:p>445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577" calcext:value-type="float">
            <text:p>577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0925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85" calcext:value-type="float">
            <text:p>2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67" calcext:value-type="float">
            <text:p>467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_md_p6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339" calcext:value-type="float">
            <text:p>3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26" calcext:value-type="float">
            <text:p>426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n1014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400" calcext:value-type="float">
            <text:p>4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 office:value-type="float" office:value="316" calcext:value-type="float">
            <text:p>3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14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26" calcext:value-type="float">
            <text:p>32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265" calcext:value-type="float">
            <text:p>26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7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_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86" calcext:value-type="float">
            <text:p>3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office:value-type="float" office:value="261" calcext:value-type="float">
            <text:p>2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<text:s/>astroad_lack</text:p>
          </table:table-cell>
          <table:covered-table-cell table:number-columns-repeated="2" table:style-name="ce21"/>
        </table:table-row>
        <table:table-row table:style-name="ro1">
          <table:table-cell table:style-name="ce18" table:number-columns-repeated="2"/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T</text:p>
          </table:table-cell>
        </table:table-row>
        <table:table-row table:style-name="ro1">
          <table:table-cell table:style-name="ce18" office:value-type="float" office:value="20201123" calcext:value-type="float">
            <text:p>202011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301" calcext:value-type="float">
            <text:p>301</text:p>
          </table:table-cell>
        </table:table-row>
        <table:table-row table:style-name="ro1">
          <table:table-cell table:style-name="ce18" office:value-type="float" office:value="20210405" calcext:value-type="float">
            <text:p>202104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94" calcext:value-type="float">
            <text:p>94</text:p>
          </table:table-cell>
        </table:table-row>
        <table:table-row table:style-name="ro1">
          <table:table-cell table:style-name="ce18" office:value-type="float" office:value="20210424" calcext:value-type="float">
            <text:p>202104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53" calcext:value-type="float">
            <text:p>153</text:p>
          </table:table-cell>
        </table:table-row>
        <table:table-row table:style-name="ro1">
          <table:table-cell table:style-name="ce18" office:value-type="float" office:value="20210501" calcext:value-type="float">
            <text:p>2021050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float" office:value="20210711" calcext:value-type="float">
            <text:p>2021071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0" calcext:value-type="float">
            <text:p>70</text:p>
          </table:table-cell>
        </table:table-row>
        <table:table-row table:style-name="ro1">
          <table:table-cell table:style-name="ce18" office:value-type="float" office:value="20210806" calcext:value-type="float">
            <text:p>2021080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74" calcext:value-type="float">
            <text:p>274</text:p>
          </table:table-cell>
        </table:table-row>
        <table:table-row table:style-name="ro1">
          <table:table-cell table:style-name="ce18" office:value-type="float" office:value="20211003" calcext:value-type="float">
            <text:p>2021100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213" calcext:value-type="float">
            <text:p>213</text:p>
          </table:table-cell>
        </table:table-row>
        <table:table-row table:style-name="ro1">
          <table:table-cell table:style-name="ce18" office:value-type="float" office:value="20211117" calcext:value-type="float">
            <text:p>2021111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124" calcext:value-type="float">
            <text:p>124</text:p>
          </table:table-cell>
        </table:table-row>
        <table:table-row table:style-name="ro1">
          <table:table-cell table:style-name="ce18" office:value-type="float" office:value="20211225" calcext:value-type="float">
            <text:p>2021122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152" calcext:value-type="float">
            <text:p>152</text:p>
          </table:table-cell>
        </table:table-row>
        <table:table-row table:style-name="ro1">
          <table:table-cell table:style-name="ce18" office:value-type="float" office:value="20220402" calcext:value-type="float">
            <text:p>2022040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79" calcext:value-type="float">
            <text:p>279</text:p>
          </table:table-cell>
        </table:table-row>
        <table:table-row table:style-name="ro1">
          <table:table-cell table:style-name="ce18" office:value-type="float" office:value="20220901" calcext:value-type="float">
            <text:p>2022090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64" calcext:value-type="float">
            <text:p>364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215" calcext:value-type="float">
            <text:p>215</text:p>
          </table:table-cell>
        </table:table-row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stroad_1019_tiny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582" calcext:value-type="float">
            <text:p>5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office:value-type="float" office:value="298" calcext:value-type="float">
            <text:p>2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float" office:value="395" calcext:value-type="float">
            <text:p>39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86" calcext:value-type="float">
            <text:p>486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astroad_10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F</text:p>
          </table:table-cell>
          <table:table-cell table:style-name="ce24" office:value-type="string" calcext:value-type="string">
            <text:p>FT</text:p>
          </table:table-cell>
        </table:table-row>
        <table:table-row table:style-name="ro1">
          <table:table-cell office:value-type="float" office:value="20201123" calcext:value-type="float">
            <text:p>20201123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210405" calcext:value-type="float">
            <text:p>2021040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04" calcext:value-type="float">
            <text:p>3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10501" calcext:value-type="float">
            <text:p>2021050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210711" calcext:value-type="float">
            <text:p>20210711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10806" calcext:value-type="float">
            <text:p>20210806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211003" calcext:value-type="float">
            <text:p>20211003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211117" calcext:value-type="float">
            <text:p>20211117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11225" calcext:value-type="float">
            <text:p>20211225</text:p>
          </table:table-cell>
          <table:table-cell office:value-type="float" office:value="11" calcext:value-type="float">
            <text:p>11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220402" calcext:value-type="float">
            <text:p>20220402</text:p>
          </table:table-cell>
          <table:table-cell office:value-type="float" office:value="12" calcext:value-type="float">
            <text:p>12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工作表4" table:style-name="ta1">
        <office:forms form:automatic-focus="false" form:apply-design-mode="false"/>
        <table:shapes>
          <draw:frame draw:z-index="0" draw:style-name="gr1" draw:text-style-name="P1" svg:width="19.137cm" svg:height="11.632cm" svg:x="5.223cm" svg:y="7.409cm">
            <draw:object draw:notify-on-update-of-ranges="工作表4.B5:工作表4.B5 工作表4.C5:工作表4.M5 工作表4.B6:工作表4.B6 工作表4.C6:工作表4.M6 工作表4.B7:工作表4.B7 工作表4.C7:工作表4.M7 工作表4.B8:工作表4.B8 工作表4.C8:工作表4.M8 工作表4.B9:工作表4.B9 工作表4.C9:工作表4.M9 工作表4.B10:工作表4.B10 工作表4.C10:工作表4.M10 工作表4.B11:工作表4.B11 工作表4.C11:工作表4.M11 工作表4.B12:工作表4.B12 工作表4.C12:工作表4.M12 工作表4.B13:工作表4.B13 工作表4.C13:工作表4.M13 工作表4.B14:工作表4.B14 工作表4.C14:工作表4.M14 工作表4.B15:工作表4.B15 工作表4.C15:工作表4.M15 工作表4.B16:工作表4.B16 工作表4.C16:工作表4.M1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8.538cm" svg:height="11.075cm" svg:x="5.38cm" svg:y="28.816cm">
            <draw:object draw:notify-on-update-of-ranges="工作表4.B52:工作表4.B52 工作表4.C52:工作表4.M52 工作表4.B53:工作表4.B53 工作表4.C53:工作表4.M53 工作表4.B54:工作表4.B54 工作表4.C54:工作表4.M54 工作表4.B55:工作表4.B55 工作表4.C55:工作表4.M55 工作表4.B56:工作表4.B56 工作表4.C56:工作表4.M56 工作表4.B57:工作表4.B57 工作表4.C57:工作表4.M57 工作表4.B58:工作表4.B58 工作表4.C58:工作表4.M58 工作表4.B59:工作表4.B59 工作表4.C59:工作表4.M59 工作表4.B60:工作表4.B60 工作表4.C60:工作表4.M60 工作表4.B61:工作表4.B61 工作表4.C61:工作表4.M61 工作表4.B62:工作表4.B62 工作表4.C62:工作表4.M62 工作表4.B63:工作表4.B63 工作表4.C63:工作表4.M63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2" draw:style-name="gr1" draw:text-style-name="P1" svg:width="19.642cm" svg:height="10.598cm" svg:x="4.359cm" svg:y="48.523cm">
            <draw:object draw:notify-on-update-of-ranges="工作表4.B95:工作表4.B95 工作表4.C95:工作表4.M95 工作表4.B96:工作表4.B96 工作表4.C96:工作表4.M96 工作表4.B97:工作表4.B97 工作表4.C97:工作表4.M97 工作表4.B98:工作表4.B98 工作表4.C98:工作表4.M98 工作表4.B99:工作表4.B99 工作表4.C99:工作表4.M99 工作表4.B100:工作表4.B100 工作表4.C100:工作表4.M100 工作表4.B101:工作表4.B101 工作表4.C101:工作表4.M101 工作表4.B102:工作表4.B102 工作表4.C102:工作表4.M102 工作表4.B103:工作表4.B103 工作表4.C103:工作表4.M103 工作表4.B104:工作表4.B104 工作表4.C104:工作表4.M104 工作表4.B105:工作表4.B105 工作表4.C105:工作表4.M105 工作表4.B106:工作表4.B106 工作表4.C106:工作表4.M106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12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TT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n_p5_7x_r</text:p>
          </table:table-cell>
          <table:table-cell table:style-name="ce1" office:value-type="string" calcext:value-type="string">
            <text:p>m01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95" calcext:value-type="float">
            <text:p>295</text:p>
          </table:table-cell>
          <table:table-cell table:style-name="ce37" office:value-type="float" office:value="2" calcext:value-type="float">
            <text:p>2</text:p>
          </table:table-cell>
          <table:table-cell table:style-name="ce24" office:value-type="float" office:value="457" calcext:value-type="float">
            <text:p>457</text:p>
          </table:table-cell>
        </table:table-row>
        <table:table-row table:style-name="ro1">
          <table:table-cell table:style-name="ce33" office:value-type="string" calcext:value-type="string">
            <text:p>astroad_n_p6_7x_r</text:p>
          </table:table-cell>
          <table:table-cell table:style-name="ce1" office:value-type="string" calcext:value-type="string">
            <text:p>m0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98" calcext:value-type="float">
            <text:p>298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474" calcext:value-type="float">
            <text:p>474</text:p>
          </table:table-cell>
        </table:table-row>
        <table:table-row table:style-name="ro1">
          <table:table-cell table:style-name="ce10" office:value-type="string" calcext:value-type="string">
            <text:p>astroad_n0922_r</text:p>
          </table:table-cell>
          <table:table-cell table:style-name="ce1" office:value-type="string" calcext:value-type="string">
            <text:p>m03</text:p>
          </table:table-cell>
          <table:table-cell table:style-name="ce24" office:value-type="float" office:value="617" calcext:value-type="float">
            <text:p>61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62" calcext:value-type="float">
            <text:p>462</text:p>
          </table:table-cell>
        </table:table-row>
        <table:table-row table:style-name="ro1">
          <table:table-cell table:style-name="ce10" office:value-type="string" calcext:value-type="string">
            <text:p>astroad_0924_r</text:p>
          </table:table-cell>
          <table:table-cell table:style-name="ce1" office:value-type="string" calcext:value-type="string">
            <text:p>m04</text:p>
          </table:table-cell>
          <table:table-cell table:style-name="ce24" office:value-type="float" office:value="595" calcext:value-type="float">
            <text:p>59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45" calcext:value-type="float">
            <text:p>445</text:p>
          </table:table-cell>
        </table:table-row>
        <table:table-row table:style-name="ro1">
          <table:table-cell table:style-name="ce10" office:value-type="string" calcext:value-type="string">
            <text:p>astroad_n0925</text:p>
          </table:table-cell>
          <table:table-cell table:style-name="ce1" office:value-type="string" calcext:value-type="string">
            <text:p>m05</text:p>
          </table:table-cell>
          <table:table-cell table:style-name="ce24" office:value-type="float" office:value="617" calcext:value-type="float">
            <text:p>61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67" calcext:value-type="float">
            <text:p>467</text:p>
          </table:table-cell>
        </table:table-row>
        <table:table-row table:style-name="ro1">
          <table:table-cell table:style-name="ce10" office:value-type="string" calcext:value-type="string">
            <text:p>astroad_n_md_p6</text:p>
          </table:table-cell>
          <table:table-cell table:style-name="ce1" office:value-type="string" calcext:value-type="string">
            <text:p>m06</text:p>
          </table:table-cell>
          <table:table-cell table:style-name="ce24" office:value-type="float" office:value="667" calcext:value-type="float">
            <text:p>66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07" calcext:value-type="float">
            <text:p>307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</table:table-row>
        <table:table-row table:style-name="ro1">
          <table:table-cell table:style-name="ce10" office:value-type="string" calcext:value-type="string">
            <text:p>astroad_n1014</text:p>
          </table:table-cell>
          <table:table-cell table:style-name="ce1" office:value-type="string" calcext:value-type="string">
            <text:p>m07</text:p>
          </table:table-cell>
          <table:table-cell table:style-name="ce24" office:value-type="float" office:value="688" calcext:value-type="float">
            <text:p>688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00" calcext:value-type="float">
            <text:p>300</text:p>
          </table:table-cell>
          <table:table-cell table:style-name="ce24" office:value-type="float" office:value="406" calcext:value-type="float">
            <text:p>406</text:p>
          </table:table-cell>
          <table:table-cell table:style-name="ce1" office:value-type="float" office:value="455" calcext:value-type="float">
            <text:p>455</text:p>
          </table:table-cell>
        </table:table-row>
        <table:table-row table:style-name="ro1">
          <table:table-cell table:style-name="ce10" office:value-type="string" calcext:value-type="string">
            <text:p>astroad_1014</text:p>
          </table:table-cell>
          <table:table-cell table:style-name="ce1" office:value-type="string" calcext:value-type="string">
            <text:p>m08</text:p>
          </table:table-cell>
          <table:table-cell table:style-name="ce24" office:value-type="float" office:value="559" calcext:value-type="float">
            <text:p>55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72" calcext:value-type="float">
            <text:p>172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83" calcext:value-type="float">
            <text:p>283</text:p>
          </table:table-cell>
          <table:table-cell table:style-name="ce24" office:value-type="float" office:value="374" calcext:value-type="float">
            <text:p>374</text:p>
          </table:table-cell>
          <table:table-cell table:style-name="ce1" office:value-type="float" office:value="455" calcext:value-type="float">
            <text:p>455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660" calcext:value-type="float">
            <text:p>66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55" calcext:value-type="float">
            <text:p>455</text:p>
          </table:table-cell>
        </table:table-row>
        <table:table-row table:style-name="ro1">
          <table:table-cell table:style-name="ce1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364" calcext:value-type="float">
            <text:p>364</text:p>
          </table:table-cell>
        </table:table-row>
        <table:table-row table:style-name="ro1">
          <table:table-cell table:style-name="ce10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56" calcext:value-type="float">
            <text:p>25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66" calcext:value-type="float">
            <text:p>26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486" calcext:value-type="float">
            <text:p>486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30" calcext:value-type="float">
            <text:p>230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69" calcext:value-type="float">
            <text:p>269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63" calcext:value-type="float">
            <text:p>463</text:p>
          </table:table-cell>
        </table:table-row>
        <table:table-row table:style-name="ro1" table:number-rows-repeated="34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TF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n_p5_7x_r</text:p>
          </table:table-cell>
          <table:table-cell table:style-name="ce1" office:value-type="string" calcext:value-type="string">
            <text:p>m0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21" calcext:value-type="float">
            <text:p>221</text:p>
          </table:table-cell>
          <table:table-cell table:style-name="ce37" office:value-type="float" office:value="2" calcext:value-type="float">
            <text:p>2</text:p>
          </table:table-cell>
          <table:table-cell table:style-name="ce24" office:value-type="float" office:value="228" calcext:value-type="float">
            <text:p>228</text:p>
          </table:table-cell>
        </table:table-row>
        <table:table-row table:style-name="ro1">
          <table:table-cell table:style-name="ce33" office:value-type="string" calcext:value-type="string">
            <text:p>astroad_n_p6_7x_r</text:p>
          </table:table-cell>
          <table:table-cell table:style-name="ce1" office:value-type="string" calcext:value-type="string">
            <text:p>m0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58" calcext:value-type="float">
            <text:p>258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235" calcext:value-type="float">
            <text:p>235</text:p>
          </table:table-cell>
        </table:table-row>
        <table:table-row table:style-name="ro1">
          <table:table-cell table:style-name="ce10" office:value-type="string" calcext:value-type="string">
            <text:p>astroad_n0922_r</text:p>
          </table:table-cell>
          <table:table-cell table:style-name="ce1" office:value-type="string" calcext:value-type="string">
            <text:p>m03</text:p>
          </table:table-cell>
          <table:table-cell table:style-name="ce24" office:value-type="float" office:value="410" calcext:value-type="float">
            <text:p>4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247" calcext:value-type="float">
            <text:p>247</text:p>
          </table:table-cell>
        </table:table-row>
        <table:table-row table:style-name="ro1">
          <table:table-cell table:style-name="ce10" office:value-type="string" calcext:value-type="string">
            <text:p>astroad_0924_r</text:p>
          </table:table-cell>
          <table:table-cell table:style-name="ce1" office:value-type="string" calcext:value-type="string">
            <text:p>m04</text:p>
          </table:table-cell>
          <table:table-cell table:style-name="ce24" office:value-type="float" office:value="418" calcext:value-type="float">
            <text:p>41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table:style-name="ce10" office:value-type="string" calcext:value-type="string">
            <text:p>astroad_n0925</text:p>
          </table:table-cell>
          <table:table-cell table:style-name="ce1" office:value-type="string" calcext:value-type="string">
            <text:p>m05</text:p>
          </table:table-cell>
          <table:table-cell table:style-name="ce24" office:value-type="float" office:value="410" calcext:value-type="float">
            <text:p>41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41" calcext:value-type="float">
            <text:p>241</text:p>
          </table:table-cell>
        </table:table-row>
        <table:table-row table:style-name="ro1">
          <table:table-cell table:style-name="ce10" office:value-type="string" calcext:value-type="string">
            <text:p>astroad_n_md_p6</text:p>
          </table:table-cell>
          <table:table-cell table:style-name="ce1" office:value-type="string" calcext:value-type="string">
            <text:p>m06</text:p>
          </table:table-cell>
          <table:table-cell table:style-name="ce24" office:value-type="float" office:value="339" calcext:value-type="float">
            <text:p>33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5" calcext:value-type="float">
            <text:p>245</text:p>
          </table:table-cell>
          <table:table-cell table:style-name="ce35" office:value-type="float" office:value="182" calcext:value-type="float">
            <text:p>182</text:p>
          </table:table-cell>
          <table:table-cell table:style-name="ce1" office:value-type="float" office:value="137" calcext:value-type="float">
            <text:p>137</text:p>
          </table:table-cell>
          <table:table-cell table:style-name="ce35" office:value-type="float" office:value="203" calcext:value-type="float">
            <text:p>203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169" calcext:value-type="float">
            <text:p>169</text:p>
          </table:table-cell>
        </table:table-row>
        <table:table-row table:style-name="ro1">
          <table:table-cell table:style-name="ce10" office:value-type="string" calcext:value-type="string">
            <text:p>astroad_n1014</text:p>
          </table:table-cell>
          <table:table-cell table:style-name="ce1" office:value-type="string" calcext:value-type="string">
            <text:p>m07</text:p>
          </table:table-cell>
          <table:table-cell table:style-name="ce24" office:value-type="float" office:value="400" calcext:value-type="float">
            <text:p>40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28" calcext:value-type="float">
            <text:p>228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96" calcext:value-type="float">
            <text:p>196</text:p>
          </table:table-cell>
        </table:table-row>
        <table:table-row table:style-name="ro1">
          <table:table-cell table:style-name="ce10" office:value-type="string" calcext:value-type="string">
            <text:p>astroad_1014</text:p>
          </table:table-cell>
          <table:table-cell table:style-name="ce1" office:value-type="string" calcext:value-type="string">
            <text:p>m08</text:p>
          </table:table-cell>
          <table:table-cell table:style-name="ce24" office:value-type="float" office:value="326" calcext:value-type="float">
            <text:p>32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42" calcext:value-type="float">
            <text:p>242</text:p>
          </table:table-cell>
          <table:table-cell table:style-name="ce37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33" calcext:value-type="float">
            <text:p>23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06" calcext:value-type="float">
            <text:p>206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386" calcext:value-type="float">
            <text:p>38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79" calcext:value-type="float">
            <text:p>179</text:p>
          </table:table-cell>
        </table:table-row>
        <table:table-row table:style-name="ro1">
          <table:table-cell table:style-name="ce1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74" calcext:value-type="float">
            <text:p>74</text:p>
          </table:table-cell>
          <table:table-cell table:style-name="ce1" office:value-type="float" office:value="187" calcext:value-type="float">
            <text:p>187</text:p>
          </table:table-cell>
          <table:table-cell table:style-name="ce35" office:value-type="float" office:value="136" calcext:value-type="float">
            <text:p>136</text:p>
          </table:table-cell>
          <table:table-cell table:style-name="ce1" office:value-type="float" office:value="206" calcext:value-type="float">
            <text:p>206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57" calcext:value-type="float">
            <text:p>157</text:p>
          </table:table-cell>
        </table:table-row>
        <table:table-row table:style-name="ro1">
          <table:table-cell table:style-name="ce10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98" calcext:value-type="float">
            <text:p>298</text:p>
          </table:table-cell>
          <table:table-cell table:style-name="ce1" office:value-type="float" office:value="395" calcext:value-type="float">
            <text:p>395</text:p>
          </table:table-cell>
          <table:table-cell table:style-name="ce11" office:value-type="float" office:value="288" calcext:value-type="float">
            <text:p>288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77" calcext:value-type="float">
            <text:p>277</text:p>
          </table:table-cell>
          <table:table-cell table:style-name="ce11" office:value-type="float" office:value="403" calcext:value-type="float">
            <text:p>403</text:p>
          </table:table-cell>
          <table:table-cell table:style-name="ce1" office:value-type="float" office:value="221" calcext:value-type="float">
            <text:p>221</text:p>
          </table:table-cell>
        </table:table-row>
        <table:table-row table:style-name="ro1" table:number-rows-repeated="30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FT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n_p5_7x_r</text:p>
          </table:table-cell>
          <table:table-cell table:style-name="ce1" office:value-type="string" calcext:value-type="string">
            <text:p>m01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2" calcext:value-type="float">
            <text:p>122</text:p>
          </table:table-cell>
        </table:table-row>
        <table:table-row table:style-name="ro1">
          <table:table-cell table:style-name="ce33" office:value-type="string" calcext:value-type="string">
            <text:p>astroad_n_p6_7x_r</text:p>
          </table:table-cell>
          <table:table-cell table:style-name="ce1" office:value-type="string" calcext:value-type="string">
            <text:p>m0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 table:style-name="ce10" office:value-type="string" calcext:value-type="string">
            <text:p>astroad_n0922_r</text:p>
          </table:table-cell>
          <table:table-cell table:style-name="ce1" office:value-type="string" calcext:value-type="string">
            <text:p>m03</text:p>
          </table:table-cell>
          <table:table-cell table:style-name="ce24" office:value-type="float" office:value="233" calcext:value-type="float">
            <text:p>2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17" calcext:value-type="float">
            <text:p>117</text:p>
          </table:table-cell>
        </table:table-row>
        <table:table-row table:style-name="ro1">
          <table:table-cell table:style-name="ce10" office:value-type="string" calcext:value-type="string">
            <text:p>astroad_0924_r</text:p>
          </table:table-cell>
          <table:table-cell table:style-name="ce1" office:value-type="string" calcext:value-type="string">
            <text:p>m04</text:p>
          </table:table-cell>
          <table:table-cell table:style-name="ce24" office:value-type="float" office:value="255" calcext:value-type="float">
            <text:p>25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89" calcext:value-type="float">
            <text:p>189</text:p>
          </table:table-cell>
          <table:table-cell table:style-name="ce11" office:value-type="float" office:value="577" calcext:value-type="float">
            <text:p>577</text:p>
          </table:table-cell>
        </table:table-row>
        <table:table-row table:style-name="ro1">
          <table:table-cell table:style-name="ce10" office:value-type="string" calcext:value-type="string">
            <text:p>astroad_n0925</text:p>
          </table:table-cell>
          <table:table-cell table:style-name="ce1" office:value-type="string" calcext:value-type="string">
            <text:p>m05</text:p>
          </table:table-cell>
          <table:table-cell table:style-name="ce24" office:value-type="float" office:value="233" calcext:value-type="float">
            <text:p>23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12" calcext:value-type="float">
            <text:p>112</text:p>
          </table:table-cell>
        </table:table-row>
        <table:table-row table:style-name="ro1">
          <table:table-cell table:style-name="ce10" office:value-type="string" calcext:value-type="string">
            <text:p>astroad_n_md_p6</text:p>
          </table:table-cell>
          <table:table-cell table:style-name="ce1" office:value-type="string" calcext:value-type="string">
            <text:p>m06</text:p>
          </table:table-cell>
          <table:table-cell table:style-name="ce24" office:value-type="float" office:value="183" calcext:value-type="float">
            <text:p>18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2" calcext:value-type="float">
            <text:p>102</text:p>
          </table:table-cell>
          <table:table-cell table:style-name="ce35" office:value-type="float" office:value="132" calcext:value-type="float">
            <text:p>132</text:p>
          </table:table-cell>
          <table:table-cell table:style-name="ce1" office:value-type="float" office:value="153" calcext:value-type="float">
            <text:p>153</text:p>
          </table:table-cell>
        </table:table-row>
        <table:table-row table:style-name="ro1">
          <table:table-cell table:style-name="ce10" office:value-type="string" calcext:value-type="string">
            <text:p>astroad_n1014</text:p>
          </table:table-cell>
          <table:table-cell table:style-name="ce1" office:value-type="string" calcext:value-type="string">
            <text:p>m07</text:p>
          </table:table-cell>
          <table:table-cell table:style-name="ce24" office:value-type="float" office:value="162" calcext:value-type="float">
            <text:p>1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9" calcext:value-type="float">
            <text:p>10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24" calcext:value-type="float">
            <text:p>124</text:p>
          </table:table-cell>
        </table:table-row>
        <table:table-row table:style-name="ro1">
          <table:table-cell table:style-name="ce10" office:value-type="string" calcext:value-type="string">
            <text:p>astroad_1014</text:p>
          </table:table-cell>
          <table:table-cell table:style-name="ce1" office:value-type="string" calcext:value-type="string">
            <text:p>m08</text:p>
          </table:table-cell>
          <table:table-cell table:style-name="ce24" office:value-type="float" office:value="291" calcext:value-type="float">
            <text:p>29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1" office:value-type="float" office:value="581" calcext:value-type="float">
            <text:p>581</text:p>
          </table:table-cell>
          <table:table-cell table:style-name="ce24" office:value-type="float" office:value="124" calcext:value-type="float">
            <text:p>124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190" calcext:value-type="float">
            <text:p>19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 table:style-name="ce1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52" calcext:value-type="float">
            <text:p>152</text:p>
          </table:table-cell>
          <table:table-cell table:style-name="ce38" office:value-type="float" office:value="279" calcext:value-type="float">
            <text:p>279</text:p>
          </table:table-cell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table:style-name="ce10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6" calcext:value-type="float">
            <text:p>176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84" calcext:value-type="float">
            <text:p>84</text:p>
          </table:table-cell>
          <table:table-cell table:style-name="ce1" office:value-type="float" office:value="154" calcext:value-type="float">
            <text:p>154</text:p>
          </table:table-cell>
          <table:table-cell table:style-name="ce35" office:value-type="float" office:value="93" calcext:value-type="float">
            <text:p>93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73" calcext:value-type="float">
            <text:p>17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16" calcext:value-type="float">
            <text:p>116</text:p>
          </table:table-cell>
        </table:table-row>
      </table:table>
      <table:table table:name="工作表4_2" table:style-name="ta1">
        <office:forms form:automatic-focus="false" form:apply-design-mode="false"/>
        <table:shapes>
          <draw:frame draw:z-index="0" draw:style-name="gr1" draw:text-style-name="P1" svg:width="20.304cm" svg:height="10.994cm" svg:x="3.642cm" svg:y="3.798cm">
            <draw:object draw:notify-on-update-of-ranges="工作表4_2.B5:工作表4_2.B5 工作表4_2.C5:工作表4_2.M5 工作表4_2.B6:工作表4_2.B6 工作表4_2.C6:工作表4_2.M6 工作表4_2.B7:工作表4_2.B7 工作表4_2.C7:工作表4_2.M7 工作表4_2.B8:工作表4_2.B8 工作表4_2.C8:工作表4_2.M8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" draw:style-name="gr1" draw:text-style-name="P1" svg:width="20.278cm" svg:height="10.126cm" svg:x="3.64cm" svg:y="19.221cm">
            <draw:object draw:notify-on-update-of-ranges="工作表4_2.B39:工作表4_2.B39 工作表4_2.C39:工作表4_2.M39 工作表4_2.B40:工作表4_2.B40 工作表4_2.C40:工作表4_2.M40 工作表4_2.B41:工作表4_2.B41 工作表4_2.C41:工作表4_2.M41 工作表4_2.B42:工作表4_2.B42 工作表4_2.C42:工作表4_2.M42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2" draw:style-name="gr1" draw:text-style-name="P1" svg:width="20.166cm" svg:height="10.331cm" svg:x="3.642cm" svg:y="32.851cm">
            <draw:object draw:notify-on-update-of-ranges="工作表4_2.B69:工作表4_2.B69 工作表4_2.C69:工作表4_2.M69 工作表4_2.B70:工作表4_2.B70 工作表4_2.C70:工作表4_2.M70 工作表4_2.B71:工作表4_2.B71 工作表4_2.C71:工作表4_2.M71 工作表4_2.B72:工作表4_2.B72 工作表4_2.C72:工作表4_2.M72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12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TT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660" calcext:value-type="float">
            <text:p>66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55" calcext:value-type="float">
            <text:p>455</text:p>
          </table:table-cell>
        </table:table-row>
        <table:table-row table:style-name="ro1">
          <table:table-cell table:style-name="ce1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364" calcext:value-type="float">
            <text:p>364</text:p>
          </table:table-cell>
        </table:table-row>
        <table:table-row table:style-name="ro1">
          <table:table-cell table:style-name="ce39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56" calcext:value-type="float">
            <text:p>25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66" calcext:value-type="float">
            <text:p>26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486" calcext:value-type="float">
            <text:p>486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30" calcext:value-type="float">
            <text:p>230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69" calcext:value-type="float">
            <text:p>269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63" calcext:value-type="float">
            <text:p>463</text:p>
          </table:table-cell>
        </table:table-row>
        <table:table-row table:style-name="ro1" table:number-rows-repeated="29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TF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386" calcext:value-type="float">
            <text:p>38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79" calcext:value-type="float">
            <text:p>179</text:p>
          </table:table-cell>
        </table:table-row>
        <table:table-row table:style-name="ro1">
          <table:table-cell table:style-name="ce4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74" calcext:value-type="float">
            <text:p>74</text:p>
          </table:table-cell>
          <table:table-cell table:style-name="ce1" office:value-type="float" office:value="187" calcext:value-type="float">
            <text:p>187</text:p>
          </table:table-cell>
          <table:table-cell table:style-name="ce35" office:value-type="float" office:value="136" calcext:value-type="float">
            <text:p>136</text:p>
          </table:table-cell>
          <table:table-cell table:style-name="ce1" office:value-type="float" office:value="206" calcext:value-type="float">
            <text:p>206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57" calcext:value-type="float">
            <text:p>157</text:p>
          </table:table-cell>
        </table:table-row>
        <table:table-row table:style-name="ro1">
          <table:table-cell table:style-name="ce10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98" calcext:value-type="float">
            <text:p>298</text:p>
          </table:table-cell>
          <table:table-cell table:style-name="ce1" office:value-type="float" office:value="395" calcext:value-type="float">
            <text:p>395</text:p>
          </table:table-cell>
          <table:table-cell table:style-name="ce11" office:value-type="float" office:value="288" calcext:value-type="float">
            <text:p>288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77" calcext:value-type="float">
            <text:p>277</text:p>
          </table:table-cell>
          <table:table-cell table:style-name="ce11" office:value-type="float" office:value="403" calcext:value-type="float">
            <text:p>403</text:p>
          </table:table-cell>
          <table:table-cell table:style-name="ce1" office:value-type="float" office:value="221" calcext:value-type="float">
            <text:p>221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2">
          <table:table-cell table:style-name="ce32" office:value-type="string" calcext:value-type="string" table:number-columns-spanned="2" table:number-rows-spanned="1">
            <text:p>FT</text:p>
          </table:table-cell>
          <table:covered-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astroad_10_n</text:p>
          </table:table-cell>
          <table:table-cell table:style-name="ce1" office:value-type="string" calcext:value-type="string">
            <text:p>m09</text:p>
          </table:table-cell>
          <table:table-cell table:style-name="ce24" office:value-type="float" office:value="190" calcext:value-type="float">
            <text:p>19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 table:style-name="ce10" office:value-type="string" calcext:value-type="string">
            <text:p>astroad_lack</text:p>
          </table:table-cell>
          <table:table-cell table:style-name="ce1" office:value-type="string" calcext:value-type="string">
            <text:p>m10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79" calcext:value-type="float">
            <text:p>279</text:p>
          </table:table-cell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table:style-name="ce40" office:value-type="string" calcext:value-type="string">
            <text:p>astroad_1019_tiny</text:p>
          </table:table-cell>
          <table:table-cell table:style-name="ce1" office:value-type="string" calcext:value-type="string">
            <text:p>m1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6" calcext:value-type="float">
            <text:p>176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84" calcext:value-type="float">
            <text:p>84</text:p>
          </table:table-cell>
          <table:table-cell table:style-name="ce1" office:value-type="float" office:value="154" calcext:value-type="float">
            <text:p>154</text:p>
          </table:table-cell>
          <table:table-cell table:style-name="ce35" office:value-type="float" office:value="93" calcext:value-type="float">
            <text:p>93</text:p>
          </table:table-cell>
        </table:table-row>
        <table:table-row table:style-name="ro1">
          <table:table-cell table:style-name="ce10" office:value-type="string" calcext:value-type="string">
            <text:p>astroad_10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73" calcext:value-type="float">
            <text:p>17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思源宋體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00/00/00</text:date>, <text:time style:data-style-name="N2" text:time-value="11:35:07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0-24T15:50:42.347000000</dc:date>
    <meta:editing-duration>PT17H1M33S</meta:editing-duration>
    <meta:editing-cycles>214</meta:editing-cycles>
    <meta:document-statistic meta:table-count="6" meta:cell-count="3071" meta:object-count="4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6cm" svg:height="6.881cm" xlink:href=".." xlink:type="simple" chart:class="chart:bar" chart:style-name="ch1">
        <chart:plot-area chart:style-name="ch2" table:cell-range-address="工作表3.B4:工作表3.E16" chart:data-source-has-labels="column" svg:x="0.358cm" svg:y="0.137cm" svg:width="17.21cm" svg:height="6.607cm">
          <chartooo:coordinate-region svg:x="1.35cm" svg:y="0.337cm" svg:width="16.218cm" svg:height="5.76cm"/>
          <chart:axis chart:dimension="x" chart:name="primary-x" chart:style-name="ch3" chartooo:axis-type="auto">
            <chartooo:date-scale/>
            <chart:categories table:cell-range-address="工作表3.B4:工作表3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4:工作表3.C16" chart:class="chart:bar">
            <chart:data-point chart:repeated="13"/>
          </chart:series>
          <chart:series chart:style-name="ch7" chart:values-cell-range-address="工作表3.D4:工作表3.D16" chart:class="chart:bar">
            <chart:data-point chart:repeated="13"/>
          </chart:series>
          <chart:series chart:style-name="ch8" chart:values-cell-range-address="工作表3.E4:工作表3.E1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4:工作表3.B16</svg:desc>
                </draw:g>
              </table:table-cell>
              <table:table-cell office:value-type="float" office:value="608">
                <text:p>608</text:p>
                <draw:g>
                  <svg:desc>工作表3.C4:工作表3.C16</svg:desc>
                </draw:g>
              </table:table-cell>
              <table:table-cell office:value-type="float" office:value="374">
                <text:p>374</text:p>
                <draw:g>
                  <svg:desc>工作表3.D4:工作表3.D16</svg:desc>
                </draw:g>
              </table:table-cell>
              <table:table-cell office:value-type="float" office:value="242">
                <text:p>242</text:p>
                <draw:g>
                  <svg:desc>工作表3.E4:工作表3.E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04">
                <text:p>1104</text:p>
              </table:table-cell>
              <table:table-cell office:value-type="float" office:value="162">
                <text:p>16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259">
                <text:p>2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1">
                <text:p>281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5">
                <text:p>295</text:p>
              </table:table-cell>
              <table:table-cell office:value-type="float" office:value="221">
                <text:p>2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cm" svg:height="5.595cm" xlink:href=".." xlink:type="simple" chart:class="chart:bar" chart:style-name="ch1">
        <chart:plot-area chart:style-name="ch2" table:cell-range-address="Sheet1.A84:Sheet1.A93 Sheet1.D84:Sheet1.D93" svg:x="0.21cm" svg:y="0.111cm" svg:width="10.08cm" svg:height="5.373cm">
          <chartooo:coordinate-region svg:x="1.017cm" svg:y="0.31cm" svg:width="9.273cm" svg:height="4.5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84:Sheet1.A93" chart:class="chart:bar">
            <chart:data-point chart:repeated="10"/>
          </chart:series>
          <chart:series chart:style-name="ch7" chart:values-cell-range-address="Sheet1.D84:Sheet1.D93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heet1.A84:Sheet1.A93</svg:desc>
                </draw:g>
              </table:table-cell>
              <table:table-cell office:value-type="float" office:value="233">
                <text:p>233</text:p>
                <draw:g>
                  <svg:desc>Sheet1.D84:Sheet1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9">
                <text:p>54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75cm" svg:height="7.075cm" xlink:href=".." xlink:type="simple" chart:class="chart:bar" chart:style-name="ch1">
        <chart:plot-area chart:style-name="ch2" table:cell-range-address="Sheet1.A108:Sheet1.A120 Sheet1.D108:Sheet1.D120" svg:x="0.277cm" svg:y="0.141cm" svg:width="13.321cm" svg:height="6.793cm">
          <chartooo:coordinate-region svg:x="1.269cm" svg:y="0.34cm" svg:width="12.329cm" svg:height="5.9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08:Sheet1.A120" chart:class="chart:bar">
            <chart:data-point chart:repeated="13"/>
          </chart:series>
          <chart:series chart:style-name="ch7" chart:values-cell-range-address="Sheet1.D108:Sheet1.D120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">
                <text:p>595</text:p>
                <draw:g>
                  <svg:desc>Sheet1.A108:Sheet1.A120</svg:desc>
                </draw:g>
              </table:table-cell>
              <table:table-cell office:value-type="float" office:value="617">
                <text:p>617</text:p>
                <draw:g>
                  <svg:desc>Sheet1.D108:Sheet1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7">
                <text:p>109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9">
                <text:p>48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">
                <text:p>39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">
                <text:p>445</text:p>
              </table:table-cell>
              <table:table-cell office:value-type="float" office:value="467">
                <text:p>4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05cm" svg:height="6.724cm" xlink:href=".." xlink:type="simple" chart:class="chart:bar" chart:style-name="ch1">
        <chart:plot-area chart:style-name="ch2" table:cell-range-address="Sheet1.A125:Sheet1.A137 Sheet1.D125:Sheet1.D137" svg:x="0.266cm" svg:y="0.134cm" svg:width="12.773cm" svg:height="6.456cm">
          <chartooo:coordinate-region svg:x="1.073cm" svg:y="0.333cm" svg:width="11.966cm" svg:height="5.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25:Sheet1.A137" chart:class="chart:bar">
            <chart:data-point chart:repeated="13"/>
          </chart:series>
          <chart:series chart:style-name="ch7" chart:values-cell-range-address="Sheet1.D125:Sheet1.D13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  <draw:g>
                  <svg:desc>Sheet1.A125:Sheet1.A137</svg:desc>
                </draw:g>
              </table:table-cell>
              <table:table-cell office:value-type="float" office:value="410">
                <text:p>410</text:p>
                <draw:g>
                  <svg:desc>Sheet1.D125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">
                <text:p>23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">
                <text:p>20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6cm" svg:height="5.821cm" xlink:href=".." xlink:type="simple" chart:class="chart:bar" chart:style-name="ch1">
        <chart:plot-area chart:style-name="ch2" table:cell-range-address="Sheet1.A142:Sheet1.A154 Sheet1.D142:Sheet1.D154" svg:x="0.261cm" svg:y="0.116cm" svg:width="12.534cm" svg:height="5.589cm">
          <chartooo:coordinate-region svg:x="1.068cm" svg:y="0.315cm" svg:width="11.727cm" svg:height="4.7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42:Sheet1.A154" chart:class="chart:bar">
            <chart:data-point chart:repeated="13"/>
          </chart:series>
          <chart:series chart:style-name="ch7" chart:values-cell-range-address="Sheet1.D142:Sheet1.D15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heet1.A142:Sheet1.A154</svg:desc>
                </draw:g>
              </table:table-cell>
              <table:table-cell office:value-type="float" office:value="233">
                <text:p>233</text:p>
                <draw:g>
                  <svg:desc>Sheet1.D142:Sheet1.D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">
                <text:p>21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9">
                <text:p>54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7">
                <text:p>577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4cm" svg:height="6.668cm" xlink:href=".." xlink:type="simple" chart:class="chart:bar" chart:style-name="ch1">
        <chart:plot-area chart:style-name="ch2" table:cell-range-address="工作表3.B87:工作表3.E99" chart:data-source-has-labels="column" svg:x="0.351cm" svg:y="0.133cm" svg:width="16.892cm" svg:height="6.402cm">
          <chartooo:coordinate-region svg:x="1.343cm" svg:y="0.332cm" svg:width="15.9cm" svg:height="5.556cm"/>
          <chart:axis chart:dimension="x" chart:name="primary-x" chart:style-name="ch3" chartooo:axis-type="auto">
            <chartooo:date-scale/>
            <chart:categories table:cell-range-address="工作表3.B87:工作表3.B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87:工作表3.C99" chart:class="chart:bar">
            <chart:data-point chart:repeated="13"/>
          </chart:series>
          <chart:series chart:style-name="ch7" chart:values-cell-range-address="工作表3.D87:工作表3.D99" chart:class="chart:bar">
            <chart:data-point chart:repeated="13"/>
          </chart:series>
          <chart:series chart:style-name="ch8" chart:values-cell-range-address="工作表3.E87:工作表3.E9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87:工作表3.B99</svg:desc>
                </draw:g>
              </table:table-cell>
              <table:table-cell office:value-type="float" office:value="617">
                <text:p>617</text:p>
                <draw:g>
                  <svg:desc>工作表3.C87:工作表3.C99</svg:desc>
                </draw:g>
              </table:table-cell>
              <table:table-cell office:value-type="float" office:value="410">
                <text:p>410</text:p>
                <draw:g>
                  <svg:desc>工作表3.D87:工作表3.D99</svg:desc>
                </draw:g>
              </table:table-cell>
              <table:table-cell office:value-type="float" office:value="233">
                <text:p>233</text:p>
                <draw:g>
                  <svg:desc>工作表3.E87:工作表3.E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59">
                <text:p>1159</text:p>
              </table:table-cell>
              <table:table-cell office:value-type="float" office:value="184">
                <text:p>1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85">
                <text:p>2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8">
                <text:p>178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84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180">
                <text:p>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5">
                <text:p>305</text:p>
              </table:table-cell>
              <table:table-cell office:value-type="float" office:value="262">
                <text:p>2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5">
                <text:p>405</text:p>
              </table:table-cell>
              <table:table-cell office:value-type="float" office:value="312">
                <text:p>31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7">
                <text:p>467</text:p>
              </table:table-cell>
              <table:table-cell office:value-type="float" office:value="241">
                <text:p>241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17cm" svg:height="6.933cm" xlink:href=".." xlink:type="simple" chart:class="chart:bar" chart:style-name="ch1">
        <chart:plot-area chart:style-name="ch2" table:cell-range-address="工作表3.B109:工作表3.E121" chart:data-source-has-labels="column" svg:x="0.378cm" svg:y="0.138cm" svg:width="18.161cm" svg:height="6.657cm">
          <chartooo:coordinate-region svg:x="1.37cm" svg:y="0.338cm" svg:width="17.169cm" svg:height="5.81cm"/>
          <chart:axis chart:dimension="x" chart:name="primary-x" chart:style-name="ch3" chartooo:axis-type="auto">
            <chartooo:date-scale/>
            <chart:categories table:cell-range-address="工作表3.B109:工作表3.B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109:工作表3.C121" chart:class="chart:bar">
            <chart:data-point chart:repeated="13"/>
          </chart:series>
          <chart:series chart:style-name="ch7" chart:values-cell-range-address="工作表3.D109:工作表3.D121" chart:class="chart:bar">
            <chart:data-point chart:repeated="13"/>
          </chart:series>
          <chart:series chart:style-name="ch8" chart:values-cell-range-address="工作表3.E109:工作表3.E12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109:工作表3.B121</svg:desc>
                </draw:g>
              </table:table-cell>
              <table:table-cell office:value-type="float" office:value="667">
                <text:p>667</text:p>
                <draw:g>
                  <svg:desc>工作表3.C109:工作表3.C121</svg:desc>
                </draw:g>
              </table:table-cell>
              <table:table-cell office:value-type="float" office:value="339">
                <text:p>339</text:p>
                <draw:g>
                  <svg:desc>工作表3.D109:工作表3.D121</svg:desc>
                </draw:g>
              </table:table-cell>
              <table:table-cell office:value-type="float" office:value="183">
                <text:p>183</text:p>
                <draw:g>
                  <svg:desc>工作表3.E109:工作表3.E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24">
                <text:p>1124</text:p>
              </table:table-cell>
              <table:table-cell office:value-type="float" office:value="141">
                <text:p>1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12">
                <text:p>1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37">
                <text:p>1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6">
                <text:p>426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85cm" svg:height="7.075cm" xlink:href=".." xlink:type="simple" chart:class="chart:bar" chart:style-name="ch1">
        <chart:plot-area chart:style-name="ch2" table:cell-range-address="Sheet1.A160:Sheet1.A171 Sheet1.D160:Sheet1.D171" svg:x="0.251cm" svg:y="0.141cm" svg:width="12.083cm" svg:height="6.793cm">
          <chartooo:coordinate-region svg:x="1.243cm" svg:y="0.34cm" svg:width="11.091cm" svg:height="5.9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60:Sheet1.A171" chart:class="chart:bar">
            <chart:data-point chart:repeated="12"/>
          </chart:series>
          <chart:series chart:style-name="ch7" chart:values-cell-range-address="Sheet1.D160:Sheet1.D17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3">
                <text:p>613</text:p>
                <draw:g>
                  <svg:desc>Sheet1.A160:Sheet1.A171</svg:desc>
                </draw:g>
              </table:table-cell>
              <table:table-cell office:value-type="float" office:value="667">
                <text:p>667</text:p>
                <draw:g>
                  <svg:desc>Sheet1.D160:Sheet1.D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8">
                <text:p>111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">
                <text:p>1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">
                <text:p>53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4">
                <text:p>474</text:p>
              </table:table-cell>
              <table:table-cell office:value-type="float" office:value="426">
                <text:p>4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36cm" svg:height="6.072cm" xlink:href=".." xlink:type="simple" chart:class="chart:bar" chart:style-name="ch1">
        <chart:plot-area chart:style-name="ch2" table:cell-range-address="Sheet1.A177:Sheet1.A188 Sheet1.D177:Sheet1.D188" svg:x="0.246cm" svg:y="0.121cm" svg:width="11.844cm" svg:height="5.83cm">
          <chartooo:coordinate-region svg:x="1.053cm" svg:y="0.32cm" svg:width="11.037cm" svg:height="4.9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77:Sheet1.A188" chart:class="chart:bar">
            <chart:data-point chart:repeated="12"/>
          </chart:series>
          <chart:series chart:style-name="ch7" chart:values-cell-range-address="Sheet1.D177:Sheet1.D18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">
                <text:p>413</text:p>
                <draw:g>
                  <svg:desc>Sheet1.A177:Sheet1.A188</svg:desc>
                </draw:g>
              </table:table-cell>
              <table:table-cell office:value-type="float" office:value="339">
                <text:p>339</text:p>
                <draw:g>
                  <svg:desc>Sheet1.D177:Sheet1.D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">
                <text:p>2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">
                <text:p>2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5">
                <text:p>235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13cm" svg:height="6.925cm" xlink:href=".." xlink:type="simple" chart:class="chart:bar" chart:style-name="ch1">
        <chart:plot-area chart:style-name="ch2" table:cell-range-address="Sheet1.A193:Sheet1.A204 Sheet1.D193:Sheet1.D204" svg:x="0.24cm" svg:y="0.138cm" svg:width="11.533cm" svg:height="6.649cm">
          <chartooo:coordinate-region svg:x="1.047cm" svg:y="0.338cm" svg:width="10.726cm" svg:height="5.8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93:Sheet1.A204" chart:class="chart:bar">
            <chart:data-point chart:repeated="12"/>
          </chart:series>
          <chart:series chart:style-name="ch7" chart:values-cell-range-address="Sheet1.D193:Sheet1.D20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Sheet1.A193:Sheet1.A204</svg:desc>
                </draw:g>
              </table:table-cell>
              <table:table-cell office:value-type="float" office:value="183">
                <text:p>183</text:p>
                <draw:g>
                  <svg:desc>Sheet1.D193:Sheet1.D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">
                <text:p>2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">
                <text:p>50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79cm" svg:height="6.11cm" xlink:href=".." xlink:type="simple" chart:class="chart:bar" chart:style-name="ch1">
        <chart:plot-area chart:style-name="ch2" table:cell-range-address="工作表3.B132:工作表3.E144" chart:data-source-has-labels="column" svg:x="0.375cm" svg:y="0.122cm" svg:width="18.029cm" svg:height="5.866cm">
          <chartooo:coordinate-region svg:x="1.367cm" svg:y="0.321cm" svg:width="17.037cm" svg:height="5.02cm"/>
          <chart:axis chart:dimension="x" chart:name="primary-x" chart:style-name="ch3" chartooo:axis-type="auto">
            <chartooo:date-scale/>
            <chart:categories table:cell-range-address="工作表3.B132:工作表3.B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132:工作表3.C144" chart:class="chart:bar">
            <chart:data-point chart:repeated="13"/>
          </chart:series>
          <chart:series chart:style-name="ch7" chart:values-cell-range-address="工作表3.D132:工作表3.D144" chart:class="chart:bar">
            <chart:data-point chart:repeated="13"/>
          </chart:series>
          <chart:series chart:style-name="ch8" chart:values-cell-range-address="工作表3.E132:工作表3.E144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132:工作表3.B144</svg:desc>
                </draw:g>
              </table:table-cell>
              <table:table-cell office:value-type="float" office:value="688">
                <text:p>688</text:p>
                <draw:g>
                  <svg:desc>工作表3.C132:工作表3.C144</svg:desc>
                </draw:g>
              </table:table-cell>
              <table:table-cell office:value-type="float" office:value="400">
                <text:p>400</text:p>
                <draw:g>
                  <svg:desc>工作表3.D132:工作表3.D144</svg:desc>
                </draw:g>
              </table:table-cell>
              <table:table-cell office:value-type="float" office:value="162">
                <text:p>162</text:p>
                <draw:g>
                  <svg:desc>工作表3.E132:工作表3.E1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58">
                <text:p>1158</text:p>
              </table:table-cell>
              <table:table-cell office:value-type="float" office:value="180">
                <text:p>1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6">
                <text:p>226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3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81">
                <text:p>2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8">
                <text:p>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6">
                <text:p>406</text:p>
              </table:table-cell>
              <table:table-cell office:value-type="float" office:value="316">
                <text:p>3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03cm" svg:height="7.598cm" xlink:href=".." xlink:type="simple" chart:class="chart:bar" chart:style-name="ch1">
        <chart:plot-area chart:style-name="ch2" table:cell-range-address="工作表3.B26:工作表3.E38" chart:data-source-has-labels="column" svg:x="0.348cm" svg:y="0.151cm" svg:width="16.707cm" svg:height="7.296cm">
          <chartooo:coordinate-region svg:x="1.34cm" svg:y="0.351cm" svg:width="15.715cm" svg:height="6.449cm"/>
          <chart:axis chart:dimension="x" chart:name="primary-x" chart:style-name="ch3" chartooo:axis-type="auto">
            <chartooo:date-scale/>
            <chart:categories table:cell-range-address="工作表3.B26:工作表3.B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26:工作表3.C38" chart:class="chart:bar">
            <chart:data-point chart:repeated="13"/>
          </chart:series>
          <chart:series chart:style-name="ch7" chart:values-cell-range-address="工作表3.D26:工作表3.D38" chart:class="chart:bar">
            <chart:data-point chart:repeated="13"/>
          </chart:series>
          <chart:series chart:style-name="ch8" chart:values-cell-range-address="工作表3.E26:工作表3.E38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26:工作表3.B38</svg:desc>
                </draw:g>
              </table:table-cell>
              <table:table-cell office:value-type="float" office:value="613">
                <text:p>613</text:p>
                <draw:g>
                  <svg:desc>工作表3.C26:工作表3.C38</svg:desc>
                </draw:g>
              </table:table-cell>
              <table:table-cell office:value-type="float" office:value="413">
                <text:p>413</text:p>
                <draw:g>
                  <svg:desc>工作表3.D26:工作表3.D38</svg:desc>
                </draw:g>
              </table:table-cell>
              <table:table-cell office:value-type="float" office:value="237">
                <text:p>237</text:p>
                <draw:g>
                  <svg:desc>工作表3.E26:工作表3.E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8">
                <text:p>1118</text:p>
              </table:table-cell>
              <table:table-cell office:value-type="float" office:value="184">
                <text:p>18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303">
                <text:p>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186">
                <text:p>18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57">
                <text:p>2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4">
                <text:p>474</text:p>
              </table:table-cell>
              <table:table-cell office:value-type="float" office:value="235">
                <text:p>23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3cm" svg:height="6.322cm" xlink:href=".." xlink:type="simple" chart:class="chart:bar" chart:style-name="ch1">
        <chart:plot-area chart:style-name="ch2" table:cell-range-address="工作表3.B152:工作表3.E164" chart:data-source-has-labels="column" svg:x="0.361cm" svg:y="0.126cm" svg:width="17.341cm" svg:height="6.07cm">
          <chartooo:coordinate-region svg:x="1.353cm" svg:y="0.325cm" svg:width="16.349cm" svg:height="5.224cm"/>
          <chart:axis chart:dimension="x" chart:name="primary-x" chart:style-name="ch3" chartooo:axis-type="auto">
            <chartooo:date-scale/>
            <chart:categories table:cell-range-address="工作表3.B152:工作表3.B1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152:工作表3.C164" chart:class="chart:bar">
            <chart:data-point chart:repeated="13"/>
          </chart:series>
          <chart:series chart:style-name="ch7" chart:values-cell-range-address="工作表3.D152:工作表3.D164" chart:class="chart:bar">
            <chart:data-point chart:repeated="13"/>
          </chart:series>
          <chart:series chart:style-name="ch8" chart:values-cell-range-address="工作表3.E152:工作表3.E164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152:工作表3.B164</svg:desc>
                </draw:g>
              </table:table-cell>
              <table:table-cell office:value-type="float" office:value="559">
                <text:p>559</text:p>
                <draw:g>
                  <svg:desc>工作表3.C152:工作表3.C164</svg:desc>
                </draw:g>
              </table:table-cell>
              <table:table-cell office:value-type="float" office:value="326">
                <text:p>326</text:p>
                <draw:g>
                  <svg:desc>工作表3.D152:工作表3.D164</svg:desc>
                </draw:g>
              </table:table-cell>
              <table:table-cell office:value-type="float" office:value="291">
                <text:p>291</text:p>
                <draw:g>
                  <svg:desc>工作表3.E152:工作表3.E1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3">
                <text:p>1063</text:p>
              </table:table-cell>
              <table:table-cell office:value-type="float" office:value="121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242">
                <text:p>2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9">
                <text:p>209</text:p>
              </table:table-cell>
              <table:table-cell office:value-type="float" office:value="142">
                <text:p>1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6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233">
                <text:p>2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4">
                <text:p>374</text:p>
              </table:table-cell>
              <table:table-cell office:value-type="float" office:value="265">
                <text:p>26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85cm" svg:height="6.11cm" xlink:href=".." xlink:type="simple" chart:class="chart:bar" chart:style-name="ch1">
        <chart:plot-area chart:style-name="ch2" table:cell-range-address="工作表3.B174:工作表3.E186" chart:data-source-has-labels="column" svg:x="0.349cm" svg:y="0.122cm" svg:width="16.787cm" svg:height="5.866cm">
          <chartooo:coordinate-region svg:x="1.341cm" svg:y="0.321cm" svg:width="15.795cm" svg:height="5.02cm"/>
          <chart:axis chart:dimension="x" chart:name="primary-x" chart:style-name="ch3" chartooo:axis-type="auto">
            <chartooo:date-scale/>
            <chart:categories table:cell-range-address="工作表3.B174:工作表3.B1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174:工作表3.C186" chart:class="chart:bar">
            <chart:data-point chart:repeated="13"/>
          </chart:series>
          <chart:series chart:style-name="ch7" chart:values-cell-range-address="工作表3.D174:工作表3.D186" chart:class="chart:bar">
            <chart:data-point chart:repeated="13"/>
          </chart:series>
          <chart:series chart:style-name="ch8" chart:values-cell-range-address="工作表3.E174:工作表3.E18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174:工作表3.B186</svg:desc>
                </draw:g>
              </table:table-cell>
              <table:table-cell office:value-type="float" office:value="660">
                <text:p>660</text:p>
                <draw:g>
                  <svg:desc>工作表3.C174:工作表3.C186</svg:desc>
                </draw:g>
              </table:table-cell>
              <table:table-cell office:value-type="float" office:value="386">
                <text:p>386</text:p>
                <draw:g>
                  <svg:desc>工作表3.D174:工作表3.D186</svg:desc>
                </draw:g>
              </table:table-cell>
              <table:table-cell office:value-type="float" office:value="190">
                <text:p>190</text:p>
                <draw:g>
                  <svg:desc>工作表3.E174:工作表3.E18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26">
                <text:p>1126</text:p>
              </table:table-cell>
              <table:table-cell office:value-type="float" office:value="161">
                <text:p>1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295">
                <text:p>2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2">
                <text:p>232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6">
                <text:p>1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84">
                <text:p>2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7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1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8">
                <text:p>388</text:p>
              </table:table-cell>
              <table:table-cell office:value-type="float" office:value="261">
                <text:p>2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179">
                <text:p>179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58cm" svg:height="6.349cm" xlink:href=".." xlink:type="simple" chart:class="chart:bar" chart:style-name="ch1">
        <chart:plot-area chart:style-name="ch2" table:cell-range-address="工作表3.B194:工作表3.E206" chart:data-source-has-labels="column" svg:x="0.349cm" svg:y="0.126cm" svg:width="16.76cm" svg:height="6.097cm">
          <chartooo:coordinate-region svg:x="1.341cm" svg:y="0.325cm" svg:width="15.768cm" svg:height="5.251cm"/>
          <chart:axis chart:dimension="x" chart:name="primary-x" chart:style-name="ch3" chartooo:axis-type="auto">
            <chartooo:date-scale/>
            <chart:categories table:cell-range-address="工作表3.B194:工作表3.B2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194:工作表3.C206" chart:class="chart:bar">
            <chart:data-point chart:repeated="13"/>
          </chart:series>
          <chart:series chart:style-name="ch7" chart:values-cell-range-address="工作表3.D194:工作表3.D206" chart:class="chart:bar">
            <chart:data-point chart:repeated="13"/>
          </chart:series>
          <chart:series chart:style-name="ch8" chart:values-cell-range-address="工作表3.E194:工作表3.E20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194:工作表3.B206</svg:desc>
                </draw:g>
              </table:table-cell>
              <table:table-cell office:value-type="float" office:value="549">
                <text:p>549</text:p>
                <draw:g>
                  <svg:desc>工作表3.C194:工作表3.C206</svg:desc>
                </draw:g>
              </table:table-cell>
              <table:table-cell office:value-type="float" office:value="322">
                <text:p>322</text:p>
                <draw:g>
                  <svg:desc>工作表3.D194:工作表3.D206</svg:desc>
                </draw:g>
              </table:table-cell>
              <table:table-cell office:value-type="float" office:value="301">
                <text:p>301</text:p>
                <draw:g>
                  <svg:desc>工作表3.E194:工作表3.E20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15">
                <text:p>915</text:p>
              </table:table-cell>
              <table:table-cell office:value-type="float" office:value="110">
                <text:p>1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7">
                <text:p>177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8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4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7">
                <text:p>227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7">
                <text:p>257</text:p>
              </table:table-cell>
              <table:table-cell office:value-type="float" office:value="206">
                <text:p>2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4">
                <text:p>364</text:p>
              </table:table-cell>
              <table:table-cell office:value-type="float" office:value="157">
                <text:p>157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8cm" svg:height="6.216cm" xlink:href=".." xlink:type="simple" chart:class="chart:bar" chart:style-name="ch1">
        <chart:plot-area chart:style-name="ch2" table:cell-range-address="工作表3.B215:工作表3.E227" chart:data-source-has-labels="column" svg:x="0.353cm" svg:y="0.124cm" svg:width="16.972cm" svg:height="5.968cm">
          <chartooo:coordinate-region svg:x="1.345cm" svg:y="0.324cm" svg:width="15.98cm" svg:height="5.121cm"/>
          <chart:axis chart:dimension="x" chart:name="primary-x" chart:style-name="ch3" chartooo:axis-type="auto">
            <chartooo:date-scale/>
            <chart:categories table:cell-range-address="工作表3.B215:工作表3.B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215:工作表3.C227" chart:class="chart:bar">
            <chart:data-point chart:repeated="13"/>
          </chart:series>
          <chart:series chart:style-name="ch7" chart:values-cell-range-address="工作表3.D215:工作表3.D227" chart:class="chart:bar">
            <chart:data-point chart:repeated="13"/>
          </chart:series>
          <chart:series chart:style-name="ch8" chart:values-cell-range-address="工作表3.E215:工作表3.E227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215:工作表3.B227</svg:desc>
                </draw:g>
              </table:table-cell>
              <table:table-cell office:value-type="float" office:value="764">
                <text:p>764</text:p>
                <draw:g>
                  <svg:desc>工作表3.C215:工作表3.C227</svg:desc>
                </draw:g>
              </table:table-cell>
              <table:table-cell office:value-type="float" office:value="582">
                <text:p>582</text:p>
                <draw:g>
                  <svg:desc>工作表3.D215:工作表3.D227</svg:desc>
                </draw:g>
              </table:table-cell>
              <table:table-cell office:value-type="float" office:value="86">
                <text:p>86</text:p>
                <draw:g>
                  <svg:desc>工作表3.E215:工作表3.E2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26">
                <text:p>1226</text:p>
              </table:table-cell>
              <table:table-cell office:value-type="float" office:value="253">
                <text:p>2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3">
                <text:p>213</text:p>
              </table:table-cell>
              <table:table-cell office:value-type="float" office:value="226">
                <text:p>2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380">
                <text:p>3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82">
                <text:p>2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3">
                <text:p>173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7">
                <text:p>347</text:p>
              </table:table-cell>
              <table:table-cell office:value-type="float" office:value="329">
                <text:p>3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206">
                <text:p>2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298">
                <text:p>2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9">
                <text:p>429</text:p>
              </table:table-cell>
              <table:table-cell office:value-type="float" office:value="395">
                <text:p>3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6">
                <text:p>486</text:p>
              </table:table-cell>
              <table:table-cell office:value-type="float" office:value="288">
                <text:p>288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47cm" svg:height="6.987cm" xlink:href=".." xlink:type="simple" chart:class="chart:bar" chart:style-name="ch1">
        <chart:plot-area chart:style-name="ch2" table:cell-range-address="工作表3.B235:工作表3.E247" chart:data-source-has-labels="column" svg:x="0.346cm" svg:y="0.139cm" svg:width="16.655cm" svg:height="6.709cm">
          <chartooo:coordinate-region svg:x="1.338cm" svg:y="0.339cm" svg:width="15.663cm" svg:height="5.862cm"/>
          <chart:axis chart:dimension="x" chart:name="primary-x" chart:style-name="ch3" chartooo:axis-type="auto">
            <chartooo:date-scale/>
            <chart:categories table:cell-range-address="工作表3.B235:工作表3.B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235:工作表3.C247" chart:class="chart:bar">
            <chart:data-point chart:repeated="13"/>
          </chart:series>
          <chart:series chart:style-name="ch7" chart:values-cell-range-address="工作表3.D235:工作表3.D247" chart:class="chart:bar">
            <chart:data-point chart:repeated="13"/>
          </chart:series>
          <chart:series chart:style-name="ch8" chart:values-cell-range-address="工作表3.E235:工作表3.E247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235:工作表3.B247</svg:desc>
                </draw:g>
              </table:table-cell>
              <table:table-cell office:value-type="float" office:value="690">
                <text:p>690</text:p>
                <draw:g>
                  <svg:desc>工作表3.C235:工作表3.C247</svg:desc>
                </draw:g>
              </table:table-cell>
              <table:table-cell office:value-type="float" office:value="438">
                <text:p>438</text:p>
                <draw:g>
                  <svg:desc>工作表3.D235:工作表3.D247</svg:desc>
                </draw:g>
              </table:table-cell>
              <table:table-cell office:value-type="float" office:value="160">
                <text:p>160</text:p>
                <draw:g>
                  <svg:desc>工作表3.E235:工作表3.E2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70">
                <text:p>1170</text:p>
              </table:table-cell>
              <table:table-cell office:value-type="float" office:value="199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304">
                <text:p>3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258">
                <text:p>2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9">
                <text:p>269</text:p>
              </table:table-cell>
              <table:table-cell office:value-type="float" office:value="218">
                <text:p>21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291">
                <text:p>2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191">
                <text:p>1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277">
                <text:p>2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3">
                <text:p>463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1cm" svg:height="5.712cm" xlink:href=".." xlink:type="simple" chart:class="chart:bar" chart:style-name="ch1">
        <chart:plot-area chart:style-name="ch2" table:cell-range-address="工作表3_2.B4:工作表3_2.E14" chart:data-source-has-labels="column" svg:x="0.37cm" svg:y="0.114cm" svg:width="17.791cm" svg:height="5.484cm">
          <chartooo:coordinate-region svg:x="1.177cm" svg:y="0.313cm" svg:width="16.984cm" svg:height="4.638cm"/>
          <chart:axis chart:dimension="x" chart:name="primary-x" chart:style-name="ch3" chartooo:axis-type="auto">
            <chartooo:date-scale/>
            <chart:categories table:cell-range-address="工作表3_2.B4:工作表3_2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4:工作表3_2.C14" chart:class="chart:bar">
            <chart:data-point chart:repeated="11"/>
          </chart:series>
          <chart:series chart:style-name="ch7" chart:values-cell-range-address="工作表3_2.D4:工作表3_2.D14" chart:class="chart:bar">
            <chart:data-point chart:repeated="11"/>
          </chart:series>
          <chart:series chart:style-name="ch8" chart:values-cell-range-address="工作表3_2.E4:工作表3_2.E14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4:工作表3_2.B14</svg:desc>
                </draw:g>
              </table:table-cell>
              <table:table-cell office:value-type="float" office:value="608">
                <text:p>608</text:p>
                <draw:g>
                  <svg:desc>工作表3_2.C4:工作表3_2.C14</svg:desc>
                </draw:g>
              </table:table-cell>
              <table:table-cell office:value-type="float" office:value="374">
                <text:p>374</text:p>
                <draw:g>
                  <svg:desc>工作表3_2.D4:工作表3_2.D14</svg:desc>
                </draw:g>
              </table:table-cell>
              <table:table-cell office:value-type="float" office:value="242">
                <text:p>242</text:p>
                <draw:g>
                  <svg:desc>工作表3_2.E4:工作表3_2.E1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259">
                <text:p>2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1">
                <text:p>281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5">
                <text:p>295</text:p>
              </table:table-cell>
              <table:table-cell office:value-type="float" office:value="221">
                <text:p>2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69cm" svg:height="7.074cm" xlink:href=".." xlink:type="simple" chart:class="chart:bar" chart:style-name="ch1">
        <chart:plot-area chart:style-name="ch2" table:cell-range-address="工作表3_2.B24:工作表3_2.E34" chart:data-source-has-labels="column" svg:x="0.355cm" svg:y="0.141cm" svg:width="17.059cm" svg:height="6.792cm">
          <chartooo:coordinate-region svg:x="1.162cm" svg:y="0.341cm" svg:width="16.252cm" svg:height="5.945cm"/>
          <chart:axis chart:dimension="x" chart:name="primary-x" chart:style-name="ch3" chartooo:axis-type="auto">
            <chartooo:date-scale/>
            <chart:categories table:cell-range-address="工作表3_2.B24:工作表3_2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24:工作表3_2.C34" chart:class="chart:bar">
            <chart:data-point chart:repeated="11"/>
          </chart:series>
          <chart:series chart:style-name="ch7" chart:values-cell-range-address="工作表3_2.D24:工作表3_2.D34" chart:class="chart:bar">
            <chart:data-point chart:repeated="11"/>
          </chart:series>
          <chart:series chart:style-name="ch8" chart:values-cell-range-address="工作表3_2.E24:工作表3_2.E34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24:工作表3_2.B34</svg:desc>
                </draw:g>
              </table:table-cell>
              <table:table-cell office:value-type="float" office:value="613">
                <text:p>613</text:p>
                <draw:g>
                  <svg:desc>工作表3_2.C24:工作表3_2.C34</svg:desc>
                </draw:g>
              </table:table-cell>
              <table:table-cell office:value-type="float" office:value="413">
                <text:p>413</text:p>
                <draw:g>
                  <svg:desc>工作表3_2.D24:工作表3_2.D34</svg:desc>
                </draw:g>
              </table:table-cell>
              <table:table-cell office:value-type="float" office:value="237">
                <text:p>237</text:p>
                <draw:g>
                  <svg:desc>工作表3_2.E24:工作表3_2.E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303">
                <text:p>3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186">
                <text:p>18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57">
                <text:p>2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258">
                <text:p>2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4">
                <text:p>474</text:p>
              </table:table-cell>
              <table:table-cell office:value-type="float" office:value="235">
                <text:p>23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13cm" svg:height="6.296cm" xlink:href=".." xlink:type="simple" chart:class="chart:bar" chart:style-name="ch1">
        <chart:plot-area chart:style-name="ch2" table:cell-range-address="工作表3_2.B40:工作表3_2.E50" chart:data-source-has-labels="column" svg:x="0.35cm" svg:y="0.125cm" svg:width="16.813cm" svg:height="6.046cm">
          <chartooo:coordinate-region svg:x="1.157cm" svg:y="0.324cm" svg:width="16.006cm" svg:height="5.2cm"/>
          <chart:axis chart:dimension="x" chart:name="primary-x" chart:style-name="ch3" chartooo:axis-type="auto">
            <chartooo:date-scale/>
            <chart:categories table:cell-range-address="工作表3_2.B40:工作表3_2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40:工作表3_2.C50" chart:class="chart:bar">
            <chart:data-point chart:repeated="11"/>
          </chart:series>
          <chart:series chart:style-name="ch7" chart:values-cell-range-address="工作表3_2.D40:工作表3_2.D50" chart:class="chart:bar">
            <chart:data-point chart:repeated="11"/>
          </chart:series>
          <chart:series chart:style-name="ch8" chart:values-cell-range-address="工作表3_2.E40:工作表3_2.E5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40:工作表3_2.B50</svg:desc>
                </draw:g>
              </table:table-cell>
              <table:table-cell office:value-type="float" office:value="617">
                <text:p>617</text:p>
                <draw:g>
                  <svg:desc>工作表3_2.C40:工作表3_2.C50</svg:desc>
                </draw:g>
              </table:table-cell>
              <table:table-cell office:value-type="float" office:value="410">
                <text:p>410</text:p>
                <draw:g>
                  <svg:desc>工作表3_2.D40:工作表3_2.D50</svg:desc>
                </draw:g>
              </table:table-cell>
              <table:table-cell office:value-type="float" office:value="233">
                <text:p>233</text:p>
                <draw:g>
                  <svg:desc>工作表3_2.E40:工作表3_2.E5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9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47">
                <text:p>2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275">
                <text:p>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2">
                <text:p>402</text:p>
              </table:table-cell>
              <table:table-cell office:value-type="float" office:value="331">
                <text:p>3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247">
                <text:p>24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65cm" svg:height="6.084cm" xlink:href=".." xlink:type="simple" chart:class="chart:bar" chart:style-name="ch1">
        <chart:plot-area chart:style-name="ch2" table:cell-range-address="工作表3_2.B61:工作表3_2.E71" chart:data-source-has-labels="column" svg:x="0.345cm" svg:y="0.121cm" svg:width="16.575cm" svg:height="5.842cm">
          <chartooo:coordinate-region svg:x="1.152cm" svg:y="0.32cm" svg:width="15.768cm" svg:height="4.996cm"/>
          <chart:axis chart:dimension="x" chart:name="primary-x" chart:style-name="ch3" chartooo:axis-type="auto">
            <chartooo:date-scale/>
            <chart:categories table:cell-range-address="工作表3_2.B61:工作表3_2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61:工作表3_2.C71" chart:class="chart:bar">
            <chart:data-point chart:repeated="11"/>
          </chart:series>
          <chart:series chart:style-name="ch7" chart:values-cell-range-address="工作表3_2.D61:工作表3_2.D71" chart:class="chart:bar">
            <chart:data-point chart:repeated="11"/>
          </chart:series>
          <chart:series chart:style-name="ch8" chart:values-cell-range-address="工作表3_2.E61:工作表3_2.E7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61:工作表3_2.B71</svg:desc>
                </draw:g>
              </table:table-cell>
              <table:table-cell office:value-type="float" office:value="595">
                <text:p>595</text:p>
                <draw:g>
                  <svg:desc>工作表3_2.C61:工作表3_2.C71</svg:desc>
                </draw:g>
              </table:table-cell>
              <table:table-cell office:value-type="float" office:value="418">
                <text:p>418</text:p>
                <draw:g>
                  <svg:desc>工作表3_2.D61:工作表3_2.D71</svg:desc>
                </draw:g>
              </table:table-cell>
              <table:table-cell office:value-type="float" office:value="255">
                <text:p>255</text:p>
                <draw:g>
                  <svg:desc>工作表3_2.E61:工作表3_2.E7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201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43">
                <text:p>2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4">
                <text:p>394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5">
                <text:p>445</text:p>
              </table:table-cell>
              <table:table-cell office:value-type="float" office:value="214">
                <text:p>214</text:p>
              </table:table-cell>
              <table:table-cell office:value-type="float" office:value="577">
                <text:p>57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89cm" svg:height="6.986cm" xlink:href=".." xlink:type="simple" chart:class="chart:bar" chart:style-name="ch1">
        <chart:plot-area chart:style-name="ch2" table:cell-range-address="工作表3_2.B79:工作表3_2.E89" chart:data-source-has-labels="column" svg:x="0.339cm" svg:y="0.139cm" svg:width="16.311cm" svg:height="6.708cm">
          <chartooo:coordinate-region svg:x="1.146cm" svg:y="0.339cm" svg:width="15.504cm" svg:height="5.861cm"/>
          <chart:axis chart:dimension="x" chart:name="primary-x" chart:style-name="ch3" chartooo:axis-type="auto">
            <chartooo:date-scale/>
            <chart:categories table:cell-range-address="工作表3_2.B79:工作表3_2.B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79:工作表3_2.C89" chart:class="chart:bar">
            <chart:data-point chart:repeated="11"/>
          </chart:series>
          <chart:series chart:style-name="ch7" chart:values-cell-range-address="工作表3_2.D79:工作表3_2.D89" chart:class="chart:bar">
            <chart:data-point chart:repeated="11"/>
          </chart:series>
          <chart:series chart:style-name="ch8" chart:values-cell-range-address="工作表3_2.E79:工作表3_2.E8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79:工作表3_2.B89</svg:desc>
                </draw:g>
              </table:table-cell>
              <table:table-cell office:value-type="float" office:value="617">
                <text:p>617</text:p>
                <draw:g>
                  <svg:desc>工作表3_2.C79:工作表3_2.C89</svg:desc>
                </draw:g>
              </table:table-cell>
              <table:table-cell office:value-type="float" office:value="410">
                <text:p>410</text:p>
                <draw:g>
                  <svg:desc>工作表3_2.D79:工作表3_2.D89</svg:desc>
                </draw:g>
              </table:table-cell>
              <table:table-cell office:value-type="float" office:value="233">
                <text:p>233</text:p>
                <draw:g>
                  <svg:desc>工作表3_2.E79:工作表3_2.E8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85">
                <text:p>2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8">
                <text:p>178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84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75">
                <text:p>2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180">
                <text:p>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5">
                <text:p>305</text:p>
              </table:table-cell>
              <table:table-cell office:value-type="float" office:value="262">
                <text:p>2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5">
                <text:p>405</text:p>
              </table:table-cell>
              <table:table-cell office:value-type="float" office:value="312">
                <text:p>31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7">
                <text:p>467</text:p>
              </table:table-cell>
              <table:table-cell office:value-type="float" office:value="241">
                <text:p>241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58cm" svg:height="6.429cm" xlink:href=".." xlink:type="simple" chart:class="chart:bar" chart:style-name="ch1">
        <chart:plot-area chart:style-name="ch2" table:cell-range-address="工作表3.B44:工作表3.E56" chart:data-source-has-labels="column" svg:x="0.349cm" svg:y="0.128cm" svg:width="16.76cm" svg:height="6.173cm">
          <chartooo:coordinate-region svg:x="1.341cm" svg:y="0.328cm" svg:width="15.768cm" svg:height="5.326cm"/>
          <chart:axis chart:dimension="x" chart:name="primary-x" chart:style-name="ch3" chartooo:axis-type="auto">
            <chartooo:date-scale/>
            <chart:categories table:cell-range-address="工作表3.B44:工作表3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44:工作表3.C56" chart:class="chart:bar">
            <chart:data-point chart:repeated="13"/>
          </chart:series>
          <chart:series chart:style-name="ch7" chart:values-cell-range-address="工作表3.D44:工作表3.D56" chart:class="chart:bar">
            <chart:data-point chart:repeated="13"/>
          </chart:series>
          <chart:series chart:style-name="ch8" chart:values-cell-range-address="工作表3.E44:工作表3.E56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44:工作表3.B56</svg:desc>
                </draw:g>
              </table:table-cell>
              <table:table-cell office:value-type="float" office:value="617">
                <text:p>617</text:p>
                <draw:g>
                  <svg:desc>工作表3.C44:工作表3.C56</svg:desc>
                </draw:g>
              </table:table-cell>
              <table:table-cell office:value-type="float" office:value="410">
                <text:p>410</text:p>
                <draw:g>
                  <svg:desc>工作表3.D44:工作表3.D56</svg:desc>
                </draw:g>
              </table:table-cell>
              <table:table-cell office:value-type="float" office:value="233">
                <text:p>233</text:p>
                <draw:g>
                  <svg:desc>工作表3.E44:工作表3.E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33">
                <text:p>1133</text:p>
              </table:table-cell>
              <table:table-cell office:value-type="float" office:value="178">
                <text:p>1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9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247">
                <text:p>2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275">
                <text:p>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2">
                <text:p>402</text:p>
              </table:table-cell>
              <table:table-cell office:value-type="float" office:value="331">
                <text:p>3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247">
                <text:p>24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34cm" svg:height="6.562cm" xlink:href=".." xlink:type="simple" chart:class="chart:bar" chart:style-name="ch1">
        <chart:plot-area chart:style-name="ch2" table:cell-range-address="工作表3_2.B99:工作表3_2.E109" chart:data-source-has-labels="column" svg:x="0.338cm" svg:y="0.131cm" svg:width="16.258cm" svg:height="6.3cm">
          <chartooo:coordinate-region svg:x="1.145cm" svg:y="0.33cm" svg:width="15.451cm" svg:height="5.454cm"/>
          <chart:axis chart:dimension="x" chart:name="primary-x" chart:style-name="ch3" chartooo:axis-type="auto">
            <chartooo:date-scale/>
            <chart:categories table:cell-range-address="工作表3_2.B99:工作表3_2.B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99:工作表3_2.C109" chart:class="chart:bar">
            <chart:data-point chart:repeated="11"/>
          </chart:series>
          <chart:series chart:style-name="ch7" chart:values-cell-range-address="工作表3_2.D99:工作表3_2.D109" chart:class="chart:bar">
            <chart:data-point chart:repeated="11"/>
          </chart:series>
          <chart:series chart:style-name="ch8" chart:values-cell-range-address="工作表3_2.E99:工作表3_2.E10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99:工作表3_2.B109</svg:desc>
                </draw:g>
              </table:table-cell>
              <table:table-cell office:value-type="float" office:value="667">
                <text:p>667</text:p>
                <draw:g>
                  <svg:desc>工作表3_2.C99:工作表3_2.C109</svg:desc>
                </draw:g>
              </table:table-cell>
              <table:table-cell office:value-type="float" office:value="339">
                <text:p>339</text:p>
                <draw:g>
                  <svg:desc>工作表3_2.D99:工作表3_2.D109</svg:desc>
                </draw:g>
              </table:table-cell>
              <table:table-cell office:value-type="float" office:value="183">
                <text:p>183</text:p>
                <draw:g>
                  <svg:desc>工作表3_2.E99:工作表3_2.E10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12">
                <text:p>1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8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37">
                <text:p>1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6">
                <text:p>426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81cm" svg:height="7.465cm" xlink:href=".." xlink:type="simple" chart:class="chart:bar" chart:style-name="ch1">
        <chart:plot-area chart:style-name="ch2" table:cell-range-address="工作表3_2.B120:工作表3_2.E130" chart:data-source-has-labels="column" svg:x="0.359cm" svg:y="0.149cm" svg:width="17.263cm" svg:height="7.167cm">
          <chartooo:coordinate-region svg:x="1.166cm" svg:y="0.348cm" svg:width="16.456cm" svg:height="6.321cm"/>
          <chart:axis chart:dimension="x" chart:name="primary-x" chart:style-name="ch3" chartooo:axis-type="auto">
            <chartooo:date-scale/>
            <chart:categories table:cell-range-address="工作表3_2.B120:工作表3_2.B1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120:工作表3_2.C130" chart:class="chart:bar">
            <chart:data-point chart:repeated="11"/>
          </chart:series>
          <chart:series chart:style-name="ch7" chart:values-cell-range-address="工作表3_2.D120:工作表3_2.D130" chart:class="chart:bar">
            <chart:data-point chart:repeated="11"/>
          </chart:series>
          <chart:series chart:style-name="ch8" chart:values-cell-range-address="工作表3_2.E120:工作表3_2.E13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120:工作表3_2.B130</svg:desc>
                </draw:g>
              </table:table-cell>
              <table:table-cell office:value-type="float" office:value="688">
                <text:p>688</text:p>
                <draw:g>
                  <svg:desc>工作表3_2.C120:工作表3_2.C130</svg:desc>
                </draw:g>
              </table:table-cell>
              <table:table-cell office:value-type="float" office:value="400">
                <text:p>400</text:p>
                <draw:g>
                  <svg:desc>工作表3_2.D120:工作表3_2.D130</svg:desc>
                </draw:g>
              </table:table-cell>
              <table:table-cell office:value-type="float" office:value="162">
                <text:p>162</text:p>
                <draw:g>
                  <svg:desc>工作表3_2.E120:工作表3_2.E13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6">
                <text:p>226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81">
                <text:p>2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8">
                <text:p>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6">
                <text:p>406</text:p>
              </table:table-cell>
              <table:table-cell office:value-type="float" office:value="316">
                <text:p>3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6.668cm" xlink:href=".." xlink:type="simple" chart:class="chart:bar" chart:style-name="ch1">
        <chart:plot-area chart:style-name="ch2" table:cell-range-address="工作表3_2.B138:工作表3_2.E148" chart:data-source-has-labels="column" svg:x="0.351cm" svg:y="0.133cm" svg:width="16.893cm" svg:height="6.402cm">
          <chartooo:coordinate-region svg:x="1.158cm" svg:y="0.332cm" svg:width="16.086cm" svg:height="5.556cm"/>
          <chart:axis chart:dimension="x" chart:name="primary-x" chart:style-name="ch3" chartooo:axis-type="auto">
            <chartooo:date-scale/>
            <chart:categories table:cell-range-address="工作表3_2.B138:工作表3_2.B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138:工作表3_2.C148" chart:class="chart:bar">
            <chart:data-point chart:repeated="11"/>
          </chart:series>
          <chart:series chart:style-name="ch7" chart:values-cell-range-address="工作表3_2.D138:工作表3_2.D148" chart:class="chart:bar">
            <chart:data-point chart:repeated="11"/>
          </chart:series>
          <chart:series chart:style-name="ch8" chart:values-cell-range-address="工作表3_2.E138:工作表3_2.E148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138:工作表3_2.B148</svg:desc>
                </draw:g>
              </table:table-cell>
              <table:table-cell office:value-type="float" office:value="559">
                <text:p>559</text:p>
                <draw:g>
                  <svg:desc>工作表3_2.C138:工作表3_2.C148</svg:desc>
                </draw:g>
              </table:table-cell>
              <table:table-cell office:value-type="float" office:value="326">
                <text:p>326</text:p>
                <draw:g>
                  <svg:desc>工作表3_2.D138:工作表3_2.D148</svg:desc>
                </draw:g>
              </table:table-cell>
              <table:table-cell office:value-type="float" office:value="291">
                <text:p>291</text:p>
                <draw:g>
                  <svg:desc>工作表3_2.E138:工作表3_2.E14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242">
                <text:p>2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9">
                <text:p>209</text:p>
              </table:table-cell>
              <table:table-cell office:value-type="float" office:value="142">
                <text:p>1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233">
                <text:p>2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4">
                <text:p>374</text:p>
              </table:table-cell>
              <table:table-cell office:value-type="float" office:value="265">
                <text:p>26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02cm" svg:height="6.536cm" xlink:href=".." xlink:type="simple" chart:class="chart:bar" chart:style-name="ch1">
        <chart:plot-area chart:style-name="ch2" table:cell-range-address="工作表3_2.B158:工作表3_2.E168" chart:data-source-has-labels="column" svg:x="0.348cm" svg:y="0.13cm" svg:width="16.706cm" svg:height="6.276cm">
          <chartooo:coordinate-region svg:x="1.155cm" svg:y="0.329cm" svg:width="15.899cm" svg:height="5.43cm"/>
          <chart:axis chart:dimension="x" chart:name="primary-x" chart:style-name="ch3" chartooo:axis-type="auto">
            <chartooo:date-scale/>
            <chart:categories table:cell-range-address="工作表3_2.B158:工作表3_2.B1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158:工作表3_2.C168" chart:class="chart:bar">
            <chart:data-point chart:repeated="11"/>
          </chart:series>
          <chart:series chart:style-name="ch7" chart:values-cell-range-address="工作表3_2.D158:工作表3_2.D168" chart:class="chart:bar">
            <chart:data-point chart:repeated="11"/>
          </chart:series>
          <chart:series chart:style-name="ch8" chart:values-cell-range-address="工作表3_2.E158:工作表3_2.E168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158:工作表3_2.B168</svg:desc>
                </draw:g>
              </table:table-cell>
              <table:table-cell office:value-type="float" office:value="660">
                <text:p>660</text:p>
                <draw:g>
                  <svg:desc>工作表3_2.C158:工作表3_2.C168</svg:desc>
                </draw:g>
              </table:table-cell>
              <table:table-cell office:value-type="float" office:value="386">
                <text:p>386</text:p>
                <draw:g>
                  <svg:desc>工作表3_2.D158:工作表3_2.D168</svg:desc>
                </draw:g>
              </table:table-cell>
              <table:table-cell office:value-type="float" office:value="190">
                <text:p>190</text:p>
                <draw:g>
                  <svg:desc>工作表3_2.E158:工作表3_2.E1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295">
                <text:p>2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2">
                <text:p>232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6">
                <text:p>1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284">
                <text:p>2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7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1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8">
                <text:p>388</text:p>
              </table:table-cell>
              <table:table-cell office:value-type="float" office:value="261">
                <text:p>2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5">
                <text:p>455</text:p>
              </table:table-cell>
              <table:table-cell office:value-type="float" office:value="179">
                <text:p>179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5cm" svg:height="6.695cm" xlink:href=".." xlink:type="simple" chart:class="chart:bar" chart:style-name="ch1">
        <chart:plot-area chart:style-name="ch2" table:cell-range-address="工作表3_2.B176:工作表3_2.E186" chart:data-source-has-labels="column" svg:x="0.34cm" svg:y="0.133cm" svg:width="16.365cm" svg:height="6.429cm">
          <chartooo:coordinate-region svg:x="1.147cm" svg:y="0.333cm" svg:width="15.558cm" svg:height="5.582cm"/>
          <chart:axis chart:dimension="x" chart:name="primary-x" chart:style-name="ch3" chartooo:axis-type="auto">
            <chartooo:date-scale/>
            <chart:categories table:cell-range-address="工作表3_2.B176:工作表3_2.B1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176:工作表3_2.C186" chart:class="chart:bar">
            <chart:data-point chart:repeated="11"/>
          </chart:series>
          <chart:series chart:style-name="ch7" chart:values-cell-range-address="工作表3_2.D176:工作表3_2.D186" chart:class="chart:bar">
            <chart:data-point chart:repeated="11"/>
          </chart:series>
          <chart:series chart:style-name="ch8" chart:values-cell-range-address="工作表3_2.E176:工作表3_2.E18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176:工作表3_2.B186</svg:desc>
                </draw:g>
              </table:table-cell>
              <table:table-cell office:value-type="float" office:value="549">
                <text:p>549</text:p>
                <draw:g>
                  <svg:desc>工作表3_2.C176:工作表3_2.C186</svg:desc>
                </draw:g>
              </table:table-cell>
              <table:table-cell office:value-type="float" office:value="322">
                <text:p>322</text:p>
                <draw:g>
                  <svg:desc>工作表3_2.D176:工作表3_2.D186</svg:desc>
                </draw:g>
              </table:table-cell>
              <table:table-cell office:value-type="float" office:value="301">
                <text:p>301</text:p>
                <draw:g>
                  <svg:desc>工作表3_2.E176:工作表3_2.E18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7">
                <text:p>177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8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7">
                <text:p>227</text:p>
              </table:table-cell>
              <table:table-cell office:value-type="float" office:value="187">
                <text:p>18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7">
                <text:p>257</text:p>
              </table:table-cell>
              <table:table-cell office:value-type="float" office:value="206">
                <text:p>2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4">
                <text:p>364</text:p>
              </table:table-cell>
              <table:table-cell office:value-type="float" office:value="157">
                <text:p>157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2cm" svg:height="6.908cm" xlink:href=".." xlink:type="simple" chart:class="chart:bar" chart:style-name="ch1">
        <chart:plot-area chart:style-name="ch2" table:cell-range-address="工作表3_2.B195:工作表3_2.E205" chart:data-source-has-labels="column" svg:x="0.337cm" svg:y="0.138cm" svg:width="16.178cm" svg:height="6.632cm">
          <chartooo:coordinate-region svg:x="1.144cm" svg:y="0.337cm" svg:width="15.371cm" svg:height="5.786cm"/>
          <chart:axis chart:dimension="x" chart:name="primary-x" chart:style-name="ch3" chartooo:axis-type="auto">
            <chartooo:date-scale/>
            <chart:categories table:cell-range-address="工作表3_2.B195:工作表3_2.B2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195:工作表3_2.C205" chart:class="chart:bar">
            <chart:data-point chart:repeated="11"/>
          </chart:series>
          <chart:series chart:style-name="ch7" chart:values-cell-range-address="工作表3_2.D195:工作表3_2.D205" chart:class="chart:bar">
            <chart:data-point chart:repeated="11"/>
          </chart:series>
          <chart:series chart:style-name="ch8" chart:values-cell-range-address="工作表3_2.E195:工作表3_2.E205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195:工作表3_2.B205</svg:desc>
                </draw:g>
              </table:table-cell>
              <table:table-cell office:value-type="float" office:value="764">
                <text:p>764</text:p>
                <draw:g>
                  <svg:desc>工作表3_2.C195:工作表3_2.C205</svg:desc>
                </draw:g>
              </table:table-cell>
              <table:table-cell office:value-type="float" office:value="582">
                <text:p>582</text:p>
                <draw:g>
                  <svg:desc>工作表3_2.D195:工作表3_2.D205</svg:desc>
                </draw:g>
              </table:table-cell>
              <table:table-cell office:value-type="float" office:value="86">
                <text:p>86</text:p>
                <draw:g>
                  <svg:desc>工作表3_2.E195:工作表3_2.E20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3">
                <text:p>213</text:p>
              </table:table-cell>
              <table:table-cell office:value-type="float" office:value="226">
                <text:p>2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380">
                <text:p>3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82">
                <text:p>2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3">
                <text:p>173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7">
                <text:p>347</text:p>
              </table:table-cell>
              <table:table-cell office:value-type="float" office:value="329">
                <text:p>3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206">
                <text:p>2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298">
                <text:p>2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9">
                <text:p>429</text:p>
              </table:table-cell>
              <table:table-cell office:value-type="float" office:value="395">
                <text:p>3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6">
                <text:p>486</text:p>
              </table:table-cell>
              <table:table-cell office:value-type="float" office:value="288">
                <text:p>288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87cm" svg:height="7.518cm" xlink:href=".." xlink:type="simple" chart:class="chart:bar" chart:style-name="ch1">
        <chart:plot-area chart:style-name="ch2" table:cell-range-address="工作表3_2.B213:工作表3_2.E223" chart:data-source-has-labels="column" svg:x="0.333cm" svg:y="0.15cm" svg:width="16.021cm" svg:height="7.218cm">
          <chartooo:coordinate-region svg:x="1.14cm" svg:y="0.349cm" svg:width="15.214cm" svg:height="6.372cm"/>
          <chart:axis chart:dimension="x" chart:name="primary-x" chart:style-name="ch3" chartooo:axis-type="auto">
            <chartooo:date-scale/>
            <chart:categories table:cell-range-address="工作表3_2.B213:工作表3_2.B2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_2.C213:工作表3_2.C223" chart:class="chart:bar">
            <chart:data-point chart:repeated="11"/>
          </chart:series>
          <chart:series chart:style-name="ch7" chart:values-cell-range-address="工作表3_2.D213:工作表3_2.D223" chart:class="chart:bar">
            <chart:data-point chart:repeated="11"/>
          </chart:series>
          <chart:series chart:style-name="ch8" chart:values-cell-range-address="工作表3_2.E213:工作表3_2.E22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_2.B213:工作表3_2.B223</svg:desc>
                </draw:g>
              </table:table-cell>
              <table:table-cell office:value-type="float" office:value="690">
                <text:p>690</text:p>
                <draw:g>
                  <svg:desc>工作表3_2.C213:工作表3_2.C223</svg:desc>
                </draw:g>
              </table:table-cell>
              <table:table-cell office:value-type="float" office:value="438">
                <text:p>438</text:p>
                <draw:g>
                  <svg:desc>工作表3_2.D213:工作表3_2.D223</svg:desc>
                </draw:g>
              </table:table-cell>
              <table:table-cell office:value-type="float" office:value="160">
                <text:p>160</text:p>
                <draw:g>
                  <svg:desc>工作表3_2.E213:工作表3_2.E2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304">
                <text:p>3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258">
                <text:p>2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9">
                <text:p>269</text:p>
              </table:table-cell>
              <table:table-cell office:value-type="float" office:value="218">
                <text:p>21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291">
                <text:p>2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191">
                <text:p>1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7">
                <text:p>307</text:p>
              </table:table-cell>
              <table:table-cell office:value-type="float" office:value="277">
                <text:p>2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3">
                <text:p>463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138cm" svg:height="11.633cm" xlink:href=".." xlink:type="simple" chart:class="chart:line" chart:style-name="ch1">
        <chart:legend chart:legend-position="end" svg:x="17.133cm" svg:y="2.778cm" style:legend-expansion="high" chart:style-name="ch2"/>
        <chart:plot-area chart:style-name="ch3" table:cell-range-address="工作表4.B5:工作表4.M16" chart:data-source-has-labels="column" svg:x="0.382cm" svg:y="0.232cm" svg:width="16.369cm" svg:height="11.169cm">
          <chartooo:coordinate-region svg:x="1.189cm" svg:y="0.431cm" svg:width="15.375cm" svg:height="10.3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.C5:工作表4.M5" chart:label-cell-address="工作表4.B5:工作表4.B5" chart:class="chart:line">
            <chart:data-point chart:repeated="11"/>
          </chart:series>
          <chart:series chart:style-name="ch7" chart:values-cell-range-address="工作表4.C6:工作表4.M6" chart:label-cell-address="工作表4.B6:工作表4.B6" chart:class="chart:line">
            <chart:data-point chart:repeated="11"/>
          </chart:series>
          <chart:series chart:style-name="ch8" chart:values-cell-range-address="工作表4.C7:工作表4.M7" chart:label-cell-address="工作表4.B7:工作表4.B7" chart:class="chart:line">
            <chart:data-point chart:repeated="11"/>
          </chart:series>
          <chart:series chart:style-name="ch9" chart:values-cell-range-address="工作表4.C8:工作表4.M8" chart:label-cell-address="工作表4.B8:工作表4.B8" chart:class="chart:line">
            <chart:data-point chart:repeated="11"/>
          </chart:series>
          <chart:series chart:style-name="ch10" chart:values-cell-range-address="工作表4.C9:工作表4.M9" chart:label-cell-address="工作表4.B9:工作表4.B9" chart:class="chart:line">
            <chart:data-point chart:repeated="11"/>
          </chart:series>
          <chart:series chart:style-name="ch11" chart:values-cell-range-address="工作表4.C10:工作表4.M10" chart:label-cell-address="工作表4.B10:工作表4.B10" chart:class="chart:line">
            <chart:data-point chart:repeated="11"/>
          </chart:series>
          <chart:series chart:style-name="ch12" chart:values-cell-range-address="工作表4.C11:工作表4.M11" chart:label-cell-address="工作表4.B11:工作表4.B11" chart:class="chart:line">
            <chart:data-point chart:repeated="11"/>
          </chart:series>
          <chart:series chart:style-name="ch13" chart:values-cell-range-address="工作表4.C12:工作表4.M12" chart:label-cell-address="工作表4.B12:工作表4.B12" chart:class="chart:line">
            <chart:data-point chart:repeated="11"/>
          </chart:series>
          <chart:series chart:style-name="ch14" chart:values-cell-range-address="工作表4.C13:工作表4.M13" chart:label-cell-address="工作表4.B13:工作表4.B13" chart:class="chart:line">
            <chart:data-point chart:repeated="11"/>
          </chart:series>
          <chart:series chart:style-name="ch15" chart:values-cell-range-address="工作表4.C14:工作表4.M14" chart:label-cell-address="工作表4.B14:工作表4.B14" chart:class="chart:line">
            <chart:data-point chart:repeated="11"/>
          </chart:series>
          <chart:series chart:style-name="ch16" chart:values-cell-range-address="工作表4.C15:工作表4.M15" chart:label-cell-address="工作表4.B15:工作表4.B15" chart:class="chart:line">
            <chart:data-point chart:repeated="11"/>
          </chart:series>
          <chart:series chart:style-name="ch17" chart:values-cell-range-address="工作表4.C16:工作表4.M16" chart:label-cell-address="工作表4.B16:工作表4.B16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1</text:p>
                <draw:g>
                  <svg:desc>工作表4.B5:工作表4.B5</svg:desc>
                </draw:g>
              </table:table-cell>
              <table:table-cell office:value-type="float" office:value="608">
                <text:p>608</text:p>
                <draw:g>
                  <svg:desc>工作表4.C5:工作表4.M5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  <table:table-cell office:value-type="float" office:value="223">
                <text:p>223</text:p>
              </table:table-cell>
              <table:table-cell office:value-type="float" office:value="281">
                <text:p>281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m02</text:p>
                <draw:g>
                  <svg:desc>工作表4.B6:工作表4.B6</svg:desc>
                </draw:g>
              </table:table-cell>
              <table:table-cell office:value-type="float" office:value="613">
                <text:p>613</text:p>
                <draw:g>
                  <svg:desc>工作表4.C6:工作表4.M6</svg:desc>
                </draw:g>
              </table:table-cell>
              <table:table-cell office:value-type="float" office:value="195">
                <text:p>195</text:p>
              </table:table-cell>
              <table:table-cell office:value-type="float" office:value="183">
                <text:p>183</text:p>
              </table:table-cell>
              <table:table-cell office:value-type="float" office:value="196">
                <text:p>196</text:p>
              </table:table-cell>
              <table:table-cell office:value-type="float" office:value="163">
                <text:p>163</text:p>
              </table:table-cell>
              <table:table-cell office:value-type="float" office:value="237">
                <text:p>237</text:p>
              </table:table-cell>
              <table:table-cell office:value-type="float" office:value="294">
                <text:p>294</text:p>
              </table:table-cell>
              <table:table-cell office:value-type="float" office:value="211">
                <text:p>211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m03</text:p>
                <draw:g>
                  <svg:desc>工作表4.B7:工作表4.B7</svg:desc>
                </draw:g>
              </table:table-cell>
              <table:table-cell office:value-type="float" office:value="617">
                <text:p>617</text:p>
                <draw:g>
                  <svg:desc>工作表4.C7:工作表4.M7</svg:desc>
                </draw:g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219">
                <text:p>219</text:p>
              </table:table-cell>
              <table:table-cell office:value-type="float" office:value="160">
                <text:p>160</text:p>
              </table:table-cell>
              <table:table-cell office:value-type="float" office:value="242">
                <text:p>242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  <table:table-cell office:value-type="float" office:value="302">
                <text:p>302</text:p>
              </table:table-cell>
              <table:table-cell office:value-type="float" office:value="402">
                <text:p>40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m04</text:p>
                <draw:g>
                  <svg:desc>工作表4.B8:工作表4.B8</svg:desc>
                </draw:g>
              </table:table-cell>
              <table:table-cell office:value-type="float" office:value="595">
                <text:p>595</text:p>
                <draw:g>
                  <svg:desc>工作表4.C8:工作表4.M8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60">
                <text:p>160</text:p>
              </table:table-cell>
              <table:table-cell office:value-type="float" office:value="210">
                <text:p>210</text:p>
              </table:table-cell>
              <table:table-cell office:value-type="float" office:value="163">
                <text:p>163</text:p>
              </table:table-cell>
              <table:table-cell office:value-type="float" office:value="231">
                <text:p>231</text:p>
              </table:table-cell>
              <table:table-cell office:value-type="float" office:value="283">
                <text:p>283</text:p>
              </table:table-cell>
              <table:table-cell office:value-type="float" office:value="199">
                <text:p>199</text:p>
              </table:table-cell>
              <table:table-cell office:value-type="float" office:value="286">
                <text:p>286</text:p>
              </table:table-cell>
              <table:table-cell office:value-type="float" office:value="394">
                <text:p>39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m05</text:p>
                <draw:g>
                  <svg:desc>工作表4.B9:工作表4.B9</svg:desc>
                </draw:g>
              </table:table-cell>
              <table:table-cell office:value-type="float" office:value="617">
                <text:p>617</text:p>
                <draw:g>
                  <svg:desc>工作表4.C9:工作表4.M9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  <table:table-cell office:value-type="float" office:value="248">
                <text:p>248</text:p>
              </table:table-cell>
              <table:table-cell office:value-type="float" office:value="283">
                <text:p>283</text:p>
              </table:table-cell>
              <table:table-cell office:value-type="float" office:value="213">
                <text:p>213</text:p>
              </table:table-cell>
              <table:table-cell office:value-type="float" office:value="305">
                <text:p>305</text:p>
              </table:table-cell>
              <table:table-cell office:value-type="float" office:value="405">
                <text:p>40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m06</text:p>
                <draw:g>
                  <svg:desc>工作表4.B10:工作表4.B10</svg:desc>
                </draw:g>
              </table:table-cell>
              <table:table-cell office:value-type="float" office:value="667">
                <text:p>667</text:p>
                <draw:g>
                  <svg:desc>工作表4.C10:工作表4.M10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  <table:table-cell office:value-type="float" office:value="219">
                <text:p>219</text:p>
              </table:table-cell>
              <table:table-cell office:value-type="float" office:value="159">
                <text:p>159</text:p>
              </table:table-cell>
              <table:table-cell office:value-type="float" office:value="266">
                <text:p>266</text:p>
              </table:table-cell>
              <table:table-cell office:value-type="float" office:value="278">
                <text:p>278</text:p>
              </table:table-cell>
              <table:table-cell office:value-type="float" office:value="210">
                <text:p>210</text:p>
              </table:table-cell>
              <table:table-cell office:value-type="float" office:value="307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m07</text:p>
                <draw:g>
                  <svg:desc>工作表4.B11:工作表4.B11</svg:desc>
                </draw:g>
              </table:table-cell>
              <table:table-cell office:value-type="float" office:value="688">
                <text:p>688</text:p>
                <draw:g>
                  <svg:desc>工作表4.C11:工作表4.M11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26">
                <text:p>226</text:p>
              </table:table-cell>
              <table:table-cell office:value-type="float" office:value="163">
                <text:p>163</text:p>
              </table:table-cell>
              <table:table-cell office:value-type="float" office:value="248">
                <text:p>248</text:p>
              </table:table-cell>
              <table:table-cell office:value-type="float" office:value="301">
                <text:p>301</text:p>
              </table:table-cell>
              <table:table-cell office:value-type="float" office:value="222">
                <text:p>222</text:p>
              </table:table-cell>
              <table:table-cell office:value-type="float" office:value="300">
                <text:p>300</text:p>
              </table:table-cell>
              <table:table-cell office:value-type="float" office:value="406">
                <text:p>40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08</text:p>
                <draw:g>
                  <svg:desc>工作表4.B12:工作表4.B12</svg:desc>
                </draw:g>
              </table:table-cell>
              <table:table-cell office:value-type="float" office:value="559">
                <text:p>559</text:p>
                <draw:g>
                  <svg:desc>工作表4.C12:工作表4.M12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  <table:table-cell office:value-type="float" office:value="185">
                <text:p>185</text:p>
              </table:table-cell>
              <table:table-cell office:value-type="float" office:value="283">
                <text:p>283</text:p>
              </table:table-cell>
              <table:table-cell office:value-type="float" office:value="374">
                <text:p>37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09</text:p>
                <draw:g>
                  <svg:desc>工作表4.B13:工作表4.B13</svg:desc>
                </draw:g>
              </table:table-cell>
              <table:table-cell office:value-type="float" office:value="660">
                <text:p>660</text:p>
                <draw:g>
                  <svg:desc>工作表4.C13:工作表4.M13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  <table:table-cell office:value-type="float" office:value="245">
                <text:p>245</text:p>
              </table:table-cell>
              <table:table-cell office:value-type="float" office:value="301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291">
                <text:p>291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10</text:p>
                <draw:g>
                  <svg:desc>工作表4.B14:工作表4.B14</svg:desc>
                </draw:g>
              </table:table-cell>
              <table:table-cell office:value-type="float" office:value="549">
                <text:p>549</text:p>
                <draw:g>
                  <svg:desc>工作表4.C14:工作表4.M1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162">
                <text:p>162</text:p>
              </table:table-cell>
              <table:table-cell office:value-type="float" office:value="257">
                <text:p>257</text:p>
              </table:table-cell>
              <table:table-cell office:value-type="float" office:value="304">
                <text:p>30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m11</text:p>
                <draw:g>
                  <svg:desc>工作表4.B15:工作表4.B15</svg:desc>
                </draw:g>
              </table:table-cell>
              <table:table-cell office:value-type="float" office:value="764">
                <text:p>764</text:p>
                <draw:g>
                  <svg:desc>工作表4.C15:工作表4.M15</svg:desc>
                </draw:g>
              </table:table-cell>
              <table:table-cell office:value-type="float" office:value="213">
                <text:p>213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  <table:table-cell office:value-type="float" office:value="173">
                <text:p>173</text:p>
              </table:table-cell>
              <table:table-cell office:value-type="float" office:value="266">
                <text:p>266</text:p>
              </table:table-cell>
              <table:table-cell office:value-type="float" office:value="347">
                <text:p>347</text:p>
              </table:table-cell>
              <table:table-cell office:value-type="float" office:value="247">
                <text:p>247</text:p>
              </table:table-cell>
              <table:table-cell office:value-type="float" office:value="325">
                <text:p>325</text:p>
              </table:table-cell>
              <table:table-cell office:value-type="float" office:value="429">
                <text:p>4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m12</text:p>
                <draw:g>
                  <svg:desc>工作表4.B16:工作表4.B16</svg:desc>
                </draw:g>
              </table:table-cell>
              <table:table-cell office:value-type="float" office:value="690">
                <text:p>690</text:p>
                <draw:g>
                  <svg:desc>工作表4.C16:工作表4.M1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269">
                <text:p>269</text:p>
              </table:table-cell>
              <table:table-cell office:value-type="float" office:value="304">
                <text:p>304</text:p>
              </table:table-cell>
              <table:table-cell office:value-type="float" office:value="228">
                <text:p>228</text:p>
              </table:table-cell>
              <table:table-cell office:value-type="float" office:value="307">
                <text:p>307</text:p>
              </table:table-cell>
              <table:table-cell office:value-type="float" office:value="419">
                <text:p>419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539cm" svg:height="11.076cm" xlink:href=".." xlink:type="simple" chart:class="chart:line" chart:style-name="ch1">
        <chart:legend chart:legend-position="end" svg:x="16.534cm" svg:y="2.5cm" style:legend-expansion="high" chart:style-name="ch2"/>
        <chart:plot-area chart:style-name="ch3" table:cell-range-address="工作表4.B52:工作表4.M63" chart:data-source-has-labels="column" svg:x="0.37cm" svg:y="0.221cm" svg:width="15.794cm" svg:height="10.634cm">
          <chartooo:coordinate-region svg:x="1.177cm" svg:y="0.42cm" svg:width="14.801cm" svg:height="9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.C52:工作表4.M52" chart:label-cell-address="工作表4.B52:工作表4.B52" chart:class="chart:line">
            <chart:data-point chart:repeated="11"/>
          </chart:series>
          <chart:series chart:style-name="ch7" chart:values-cell-range-address="工作表4.C53:工作表4.M53" chart:label-cell-address="工作表4.B53:工作表4.B53" chart:class="chart:line">
            <chart:data-point chart:repeated="11"/>
          </chart:series>
          <chart:series chart:style-name="ch8" chart:values-cell-range-address="工作表4.C54:工作表4.M54" chart:label-cell-address="工作表4.B54:工作表4.B54" chart:class="chart:line">
            <chart:data-point chart:repeated="11"/>
          </chart:series>
          <chart:series chart:style-name="ch9" chart:values-cell-range-address="工作表4.C55:工作表4.M55" chart:label-cell-address="工作表4.B55:工作表4.B55" chart:class="chart:line">
            <chart:data-point chart:repeated="11"/>
          </chart:series>
          <chart:series chart:style-name="ch10" chart:values-cell-range-address="工作表4.C56:工作表4.M56" chart:label-cell-address="工作表4.B56:工作表4.B56" chart:class="chart:line">
            <chart:data-point chart:repeated="11"/>
          </chart:series>
          <chart:series chart:style-name="ch11" chart:values-cell-range-address="工作表4.C57:工作表4.M57" chart:label-cell-address="工作表4.B57:工作表4.B57" chart:class="chart:line">
            <chart:data-point chart:repeated="11"/>
          </chart:series>
          <chart:series chart:style-name="ch12" chart:values-cell-range-address="工作表4.C58:工作表4.M58" chart:label-cell-address="工作表4.B58:工作表4.B58" chart:class="chart:line">
            <chart:data-point chart:repeated="11"/>
          </chart:series>
          <chart:series chart:style-name="ch13" chart:values-cell-range-address="工作表4.C59:工作表4.M59" chart:label-cell-address="工作表4.B59:工作表4.B59" chart:class="chart:line">
            <chart:data-point chart:repeated="11"/>
          </chart:series>
          <chart:series chart:style-name="ch14" chart:values-cell-range-address="工作表4.C60:工作表4.M60" chart:label-cell-address="工作表4.B60:工作表4.B60" chart:class="chart:line">
            <chart:data-point chart:repeated="11"/>
          </chart:series>
          <chart:series chart:style-name="ch15" chart:values-cell-range-address="工作表4.C61:工作表4.M61" chart:label-cell-address="工作表4.B61:工作表4.B61" chart:class="chart:line">
            <chart:data-point chart:repeated="11"/>
          </chart:series>
          <chart:series chart:style-name="ch16" chart:values-cell-range-address="工作表4.C62:工作表4.M62" chart:label-cell-address="工作表4.B62:工作表4.B62" chart:class="chart:line">
            <chart:data-point chart:repeated="11"/>
          </chart:series>
          <chart:series chart:style-name="ch17" chart:values-cell-range-address="工作表4.C63:工作表4.M63" chart:label-cell-address="工作表4.B63:工作表4.B63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1</text:p>
                <draw:g>
                  <svg:desc>工作表4.B52:工作表4.B52</svg:desc>
                </draw:g>
              </table:table-cell>
              <table:table-cell office:value-type="float" office:value="374">
                <text:p>374</text:p>
                <draw:g>
                  <svg:desc>工作表4.C52:工作表4.M52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  <table:table-cell office:value-type="float" office:value="75">
                <text:p>75</text:p>
              </table:table-cell>
              <table:table-cell office:value-type="float" office:value="158">
                <text:p>158</text:p>
              </table:table-cell>
              <table:table-cell office:value-type="float" office:value="241">
                <text:p>241</text:p>
              </table:table-cell>
              <table:table-cell office:value-type="float" office:value="166">
                <text:p>166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m02</text:p>
                <draw:g>
                  <svg:desc>工作表4.B53:工作表4.B53</svg:desc>
                </draw:g>
              </table:table-cell>
              <table:table-cell office:value-type="float" office:value="413">
                <text:p>413</text:p>
                <draw:g>
                  <svg:desc>工作表4.C53:工作表4.M53</svg:desc>
                </draw:g>
              </table:table-cell>
              <table:table-cell office:value-type="float" office:value="203">
                <text:p>203</text:p>
              </table:table-cell>
              <table:table-cell office:value-type="float" office:value="303">
                <text:p>303</text:p>
              </table:table-cell>
              <table:table-cell office:value-type="float" office:value="227">
                <text:p>227</text:p>
              </table:table-cell>
              <table:table-cell office:value-type="float" office:value="82">
                <text:p>82</text:p>
              </table:table-cell>
              <table:table-cell office:value-type="float" office:value="186">
                <text:p>186</text:p>
              </table:table-cell>
              <table:table-cell office:value-type="float" office:value="257">
                <text:p>257</text:p>
              </table:table-cell>
              <table:table-cell office:value-type="float" office:value="170">
                <text:p>170</text:p>
              </table:table-cell>
              <table:table-cell office:value-type="float" office:value="258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m03</text:p>
                <draw:g>
                  <svg:desc>工作表4.B54:工作表4.B54</svg:desc>
                </draw:g>
              </table:table-cell>
              <table:table-cell office:value-type="float" office:value="410">
                <text:p>410</text:p>
                <draw:g>
                  <svg:desc>工作表4.C54:工作表4.M54</svg:desc>
                </draw:g>
              </table:table-cell>
              <table:table-cell office:value-type="float" office:value="197">
                <text:p>197</text:p>
              </table:table-cell>
              <table:table-cell office:value-type="float" office:value="297">
                <text:p>297</text:p>
              </table:table-cell>
              <table:table-cell office:value-type="float" office:value="219">
                <text:p>219</text:p>
              </table:table-cell>
              <table:table-cell office:value-type="float" office:value="69">
                <text:p>69</text:p>
              </table:table-cell>
              <table:table-cell office:value-type="float" office:value="196">
                <text:p>196</text:p>
              </table:table-cell>
              <table:table-cell office:value-type="float" office:value="247">
                <text:p>247</text:p>
              </table:table-cell>
              <table:table-cell office:value-type="float" office:value="199">
                <text:p>199</text:p>
              </table:table-cell>
              <table:table-cell office:value-type="float" office:value="275">
                <text:p>275</text:p>
              </table:table-cell>
              <table:table-cell office:value-type="float" office:value="331">
                <text:p>33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m04</text:p>
                <draw:g>
                  <svg:desc>工作表4.B55:工作表4.B55</svg:desc>
                </draw:g>
              </table:table-cell>
              <table:table-cell office:value-type="float" office:value="418">
                <text:p>418</text:p>
                <draw:g>
                  <svg:desc>工作表4.C55:工作表4.M55</svg:desc>
                </draw:g>
              </table:table-cell>
              <table:table-cell office:value-type="float" office:value="201">
                <text:p>201</text:p>
              </table:table-cell>
              <table:table-cell office:value-type="float" office:value="239">
                <text:p>239</text:p>
              </table:table-cell>
              <table:table-cell office:value-type="float" office:value="203">
                <text:p>203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243">
                <text:p>243</text:p>
              </table:table-cell>
              <table:table-cell office:value-type="float" office:value="170">
                <text:p>170</text:p>
              </table:table-cell>
              <table:table-cell office:value-type="float" office:value="251">
                <text:p>251</text:p>
              </table:table-cell>
              <table:table-cell office:value-type="float" office:value="299">
                <text:p>29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m05</text:p>
                <draw:g>
                  <svg:desc>工作表4.B56:工作表4.B56</svg:desc>
                </draw:g>
              </table:table-cell>
              <table:table-cell office:value-type="float" office:value="410">
                <text:p>410</text:p>
                <draw:g>
                  <svg:desc>工作表4.C56:工作表4.M56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285">
                <text:p>285</text:p>
              </table:table-cell>
              <table:table-cell office:value-type="float" office:value="215">
                <text:p>215</text:p>
              </table:table-cell>
              <table:table-cell office:value-type="float" office:value="84">
                <text:p>84</text:p>
              </table:table-cell>
              <table:table-cell office:value-type="float" office:value="174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180">
                <text:p>180</text:p>
              </table:table-cell>
              <table:table-cell office:value-type="float" office:value="262">
                <text:p>262</text:p>
              </table:table-cell>
              <table:table-cell office:value-type="float" office:value="312">
                <text:p>3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m06</text:p>
                <draw:g>
                  <svg:desc>工作表4.B57:工作表4.B57</svg:desc>
                </draw:g>
              </table:table-cell>
              <table:table-cell office:value-type="float" office:value="339">
                <text:p>339</text:p>
                <draw:g>
                  <svg:desc>工作表4.C57:工作表4.M57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190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82">
                <text:p>182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m07</text:p>
                <draw:g>
                  <svg:desc>工作表4.B58:工作表4.B58</svg:desc>
                </draw:g>
              </table:table-cell>
              <table:table-cell office:value-type="float" office:value="400">
                <text:p>400</text:p>
                <draw:g>
                  <svg:desc>工作表4.C58:工作表4.M58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275">
                <text:p>275</text:p>
              </table:table-cell>
              <table:table-cell office:value-type="float" office:value="188">
                <text:p>188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281">
                <text:p>281</text:p>
              </table:table-cell>
              <table:table-cell office:value-type="float" office:value="167">
                <text:p>167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m08</text:p>
                <draw:g>
                  <svg:desc>工作表4.B59:工作表4.B59</svg:desc>
                </draw:g>
              </table:table-cell>
              <table:table-cell office:value-type="float" office:value="326">
                <text:p>326</text:p>
                <draw:g>
                  <svg:desc>工作表4.C59:工作表4.M59</svg:desc>
                </draw:g>
              </table:table-cell>
              <table:table-cell office:value-type="float" office:value="165">
                <text:p>165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265">
                <text:p>26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m09</text:p>
                <draw:g>
                  <svg:desc>工作表4.B60:工作表4.B60</svg:desc>
                </draw:g>
              </table:table-cell>
              <table:table-cell office:value-type="float" office:value="386">
                <text:p>386</text:p>
                <draw:g>
                  <svg:desc>工作表4.C60:工作表4.M60</svg:desc>
                </draw:g>
              </table:table-cell>
              <table:table-cell office:value-type="float" office:value="155">
                <text:p>155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156">
                <text:p>156</text:p>
              </table:table-cell>
              <table:table-cell office:value-type="float" office:value="284">
                <text:p>284</text:p>
              </table:table-cell>
              <table:table-cell office:value-type="float" office:value="168">
                <text:p>168</text:p>
              </table:table-cell>
              <table:table-cell office:value-type="float" office:value="229">
                <text:p>229</text:p>
              </table:table-cell>
              <table:table-cell office:value-type="float" office:value="261">
                <text:p>2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m10</text:p>
                <draw:g>
                  <svg:desc>工作表4.B61:工作表4.B61</svg:desc>
                </draw:g>
              </table:table-cell>
              <table:table-cell office:value-type="float" office:value="322">
                <text:p>322</text:p>
                <draw:g>
                  <svg:desc>工作表4.C61:工作表4.M61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187">
                <text:p>187</text:p>
              </table:table-cell>
              <table:table-cell office:value-type="float" office:value="136">
                <text:p>136</text:p>
              </table:table-cell>
              <table:table-cell office:value-type="float" office:value="206">
                <text:p>206</text:p>
              </table:table-cell>
              <table:table-cell office:value-type="float" office:value="123">
                <text:p>1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11</text:p>
                <draw:g>
                  <svg:desc>工作表4.B62:工作表4.B62</svg:desc>
                </draw:g>
              </table:table-cell>
              <table:table-cell office:value-type="float" office:value="582">
                <text:p>582</text:p>
                <draw:g>
                  <svg:desc>工作表4.C62:工作表4.M62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380">
                <text:p>380</text:p>
              </table:table-cell>
              <table:table-cell office:value-type="float" office:value="282">
                <text:p>282</text:p>
              </table:table-cell>
              <table:table-cell office:value-type="float" office:value="86">
                <text:p>86</text:p>
              </table:table-cell>
              <table:table-cell office:value-type="float" office:value="227">
                <text:p>227</text:p>
              </table:table-cell>
              <table:table-cell office:value-type="float" office:value="329">
                <text:p>329</text:p>
              </table:table-cell>
              <table:table-cell office:value-type="float" office:value="206">
                <text:p>206</text:p>
              </table:table-cell>
              <table:table-cell office:value-type="float" office:value="298">
                <text:p>298</text:p>
              </table:table-cell>
              <table:table-cell office:value-type="float" office:value="395">
                <text:p>39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m12</text:p>
                <draw:g>
                  <svg:desc>工作表4.B63:工作表4.B63</svg:desc>
                </draw:g>
              </table:table-cell>
              <table:table-cell office:value-type="float" office:value="438">
                <text:p>438</text:p>
                <draw:g>
                  <svg:desc>工作表4.C63:工作表4.M63</svg:desc>
                </draw:g>
              </table:table-cell>
              <table:table-cell office:value-type="float" office:value="206">
                <text:p>206</text:p>
              </table:table-cell>
              <table:table-cell office:value-type="float" office:value="304">
                <text:p>304</text:p>
              </table:table-cell>
              <table:table-cell office:value-type="float" office:value="258">
                <text:p>258</text:p>
              </table:table-cell>
              <table:table-cell office:value-type="float" office:value="84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277">
                <text:p>277</text:p>
              </table:table-cell>
              <table:table-cell office:value-type="float" office:value="403">
                <text:p>403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43cm" svg:height="10.599cm" xlink:href=".." xlink:type="simple" chart:class="chart:line" chart:style-name="ch1">
        <chart:legend chart:legend-position="end" svg:x="17.638cm" svg:y="2.261cm" style:legend-expansion="high" chart:style-name="ch2"/>
        <chart:plot-area chart:style-name="ch3" table:cell-range-address="工作表4.B95:工作表4.M106" chart:data-source-has-labels="column" svg:x="0.392cm" svg:y="0.211cm" svg:width="16.854cm" svg:height="10.177cm">
          <chartooo:coordinate-region svg:x="1.199cm" svg:y="0.41cm" svg:width="15.86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.C95:工作表4.M95" chart:label-cell-address="工作表4.B95:工作表4.B95" chart:class="chart:line">
            <chart:data-point chart:repeated="11"/>
          </chart:series>
          <chart:series chart:style-name="ch7" chart:values-cell-range-address="工作表4.C96:工作表4.M96" chart:label-cell-address="工作表4.B96:工作表4.B96" chart:class="chart:line">
            <chart:data-point chart:repeated="11"/>
          </chart:series>
          <chart:series chart:style-name="ch8" chart:values-cell-range-address="工作表4.C97:工作表4.M97" chart:label-cell-address="工作表4.B97:工作表4.B97" chart:class="chart:line">
            <chart:data-point chart:repeated="11"/>
          </chart:series>
          <chart:series chart:style-name="ch9" chart:values-cell-range-address="工作表4.C98:工作表4.M98" chart:label-cell-address="工作表4.B98:工作表4.B98" chart:class="chart:line">
            <chart:data-point chart:repeated="11"/>
          </chart:series>
          <chart:series chart:style-name="ch10" chart:values-cell-range-address="工作表4.C99:工作表4.M99" chart:label-cell-address="工作表4.B99:工作表4.B99" chart:class="chart:line">
            <chart:data-point chart:repeated="11"/>
          </chart:series>
          <chart:series chart:style-name="ch11" chart:values-cell-range-address="工作表4.C100:工作表4.M100" chart:label-cell-address="工作表4.B100:工作表4.B100" chart:class="chart:line">
            <chart:data-point chart:repeated="11"/>
          </chart:series>
          <chart:series chart:style-name="ch12" chart:values-cell-range-address="工作表4.C101:工作表4.M101" chart:label-cell-address="工作表4.B101:工作表4.B101" chart:class="chart:line">
            <chart:data-point chart:repeated="11"/>
          </chart:series>
          <chart:series chart:style-name="ch13" chart:values-cell-range-address="工作表4.C102:工作表4.M102" chart:label-cell-address="工作表4.B102:工作表4.B102" chart:class="chart:line">
            <chart:data-point chart:repeated="11"/>
          </chart:series>
          <chart:series chart:style-name="ch14" chart:values-cell-range-address="工作表4.C103:工作表4.M103" chart:label-cell-address="工作表4.B103:工作表4.B103" chart:class="chart:line">
            <chart:data-point chart:repeated="11"/>
          </chart:series>
          <chart:series chart:style-name="ch15" chart:values-cell-range-address="工作表4.C104:工作表4.M104" chart:label-cell-address="工作表4.B104:工作表4.B104" chart:class="chart:line">
            <chart:data-point chart:repeated="11"/>
          </chart:series>
          <chart:series chart:style-name="ch16" chart:values-cell-range-address="工作表4.C105:工作表4.M105" chart:label-cell-address="工作表4.B105:工作表4.B105" chart:class="chart:line">
            <chart:data-point chart:repeated="11"/>
          </chart:series>
          <chart:series chart:style-name="ch17" chart:values-cell-range-address="工作表4.C106:工作表4.M106" chart:label-cell-address="工作表4.B106:工作表4.B106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1</text:p>
                <draw:g>
                  <svg:desc>工作表4.B95:工作表4.B95</svg:desc>
                </draw:g>
              </table:table-cell>
              <table:table-cell office:value-type="float" office:value="242">
                <text:p>242</text:p>
                <draw:g>
                  <svg:desc>工作表4.C95:工作表4.M95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219">
                <text:p>219</text:p>
              </table:table-cell>
              <table:table-cell office:value-type="float" office:value="159">
                <text:p>159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02</text:p>
                <draw:g>
                  <svg:desc>工作表4.B96:工作表4.B96</svg:desc>
                </draw:g>
              </table:table-cell>
              <table:table-cell office:value-type="float" office:value="237">
                <text:p>237</text:p>
                <draw:g>
                  <svg:desc>工作表4.C96:工作表4.M9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111">
                <text:p>111</text:p>
              </table:table-cell>
              <table:table-cell office:value-type="float" office:value="174">
                <text:p>1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m03</text:p>
                <draw:g>
                  <svg:desc>工作表4.B97:工作表4.B97</svg:desc>
                </draw:g>
              </table:table-cell>
              <table:table-cell office:value-type="float" office:value="233">
                <text:p>233</text:p>
                <draw:g>
                  <svg:desc>工作表4.C97:工作表4.M9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146">
                <text:p>146</text:p>
              </table:table-cell>
              <table:table-cell office:value-type="float" office:value="85">
                <text:p>85</text:p>
              </table:table-cell>
              <table:table-cell office:value-type="float" office:value="107">
                <text:p>107</text:p>
              </table:table-cell>
              <table:table-cell office:value-type="float" office:value="181">
                <text:p>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m04</text:p>
                <draw:g>
                  <svg:desc>工作表4.B98:工作表4.B98</svg:desc>
                </draw:g>
              </table:table-cell>
              <table:table-cell office:value-type="float" office:value="255">
                <text:p>255</text:p>
                <draw:g>
                  <svg:desc>工作表4.C98:工作表4.M98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211">
                <text:p>211</text:p>
              </table:table-cell>
              <table:table-cell office:value-type="float" office:value="157">
                <text:p>157</text:p>
              </table:table-cell>
              <table:table-cell office:value-type="float" office:value="87">
                <text:p>87</text:p>
              </table:table-cell>
              <table:table-cell office:value-type="float" office:value="123">
                <text:p>123</text:p>
              </table:table-cell>
              <table:table-cell office:value-type="float" office:value="189">
                <text:p>18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m05</text:p>
                <draw:g>
                  <svg:desc>工作表4.B99:工作表4.B99</svg:desc>
                </draw:g>
              </table:table-cell>
              <table:table-cell office:value-type="float" office:value="233">
                <text:p>233</text:p>
                <draw:g>
                  <svg:desc>工作表4.C99:工作表4.M99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194">
                <text:p>194</text:p>
              </table:table-cell>
              <table:table-cell office:value-type="float" office:value="157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178">
                <text:p>1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m06</text:p>
                <draw:g>
                  <svg:desc>工作表4.B100:工作表4.B100</svg:desc>
                </draw:g>
              </table:table-cell>
              <table:table-cell office:value-type="float" office:value="183">
                <text:p>183</text:p>
                <draw:g>
                  <svg:desc>工作表4.C100:工作表4.M10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176">
                <text:p>176</text:p>
              </table:table-cell>
              <table:table-cell office:value-type="float" office:value="162">
                <text:p>162</text:p>
              </table:table-cell>
              <table:table-cell office:value-type="float" office:value="76">
                <text:p>76</text:p>
              </table:table-cell>
              <table:table-cell office:value-type="float" office:value="102">
                <text:p>102</text:p>
              </table:table-cell>
              <table:table-cell office:value-type="float" office:value="132">
                <text:p>1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m07</text:p>
                <draw:g>
                  <svg:desc>工作表4.B101:工作表4.B101</svg:desc>
                </draw:g>
              </table:table-cell>
              <table:table-cell office:value-type="float" office:value="162">
                <text:p>162</text:p>
                <draw:g>
                  <svg:desc>工作表4.C101:工作表4.M101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">
                <text:p>45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177">
                <text:p>1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08</text:p>
                <draw:g>
                  <svg:desc>工作表4.B102:工作表4.B102</svg:desc>
                </draw:g>
              </table:table-cell>
              <table:table-cell office:value-type="float" office:value="291">
                <text:p>291</text:p>
                <draw:g>
                  <svg:desc>工作表4.C102:工作表4.M102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  <table:table-cell office:value-type="float" office:value="233">
                <text:p>233</text:p>
              </table:table-cell>
              <table:table-cell office:value-type="float" office:value="167">
                <text:p>167</text:p>
              </table:table-cell>
              <table:table-cell office:value-type="float" office:value="101">
                <text:p>101</text:p>
              </table:table-cell>
              <table:table-cell office:value-type="float" office:value="126">
                <text:p>126</text:p>
              </table:table-cell>
              <table:table-cell office:value-type="float" office:value="581">
                <text:p>5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09</text:p>
                <draw:g>
                  <svg:desc>工作表4.B103:工作表4.B103</svg:desc>
                </draw:g>
              </table:table-cell>
              <table:table-cell office:value-type="float" office:value="190">
                <text:p>190</text:p>
                <draw:g>
                  <svg:desc>工作表4.C103:工作表4.M103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197">
                <text:p>197</text:p>
              </table:table-cell>
              <table:table-cell office:value-type="float" office:value="139">
                <text:p>139</text:p>
              </table:table-cell>
              <table:table-cell office:value-type="float" office:value="69">
                <text:p>69</text:p>
              </table:table-cell>
              <table:table-cell office:value-type="float" office:value="118">
                <text:p>118</text:p>
              </table:table-cell>
              <table:table-cell office:value-type="float" office:value="195">
                <text:p>1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10</text:p>
                <draw:g>
                  <svg:desc>工作表4.B104:工作表4.B104</svg:desc>
                </draw:g>
              </table:table-cell>
              <table:table-cell office:value-type="float" office:value="301">
                <text:p>301</text:p>
                <draw:g>
                  <svg:desc>工作表4.C104:工作表4.M104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213">
                <text:p>213</text:p>
              </table:table-cell>
              <table:table-cell office:value-type="float" office:value="124">
                <text:p>124</text:p>
              </table:table-cell>
              <table:table-cell office:value-type="float" office:value="152">
                <text:p>152</text:p>
              </table:table-cell>
              <table:table-cell office:value-type="float" office:value="279">
                <text:p>27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m11</text:p>
                <draw:g>
                  <svg:desc>工作表4.B105:工作表4.B105</svg:desc>
                </draw:g>
              </table:table-cell>
              <table:table-cell office:value-type="float" office:value="86">
                <text:p>86</text:p>
                <draw:g>
                  <svg:desc>工作表4.C105:工作表4.M105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176">
                <text:p>176</text:p>
              </table:table-cell>
              <table:table-cell office:value-type="float" office:value="93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12</text:p>
                <draw:g>
                  <svg:desc>工作表4.B106:工作表4.B106</svg:desc>
                </draw:g>
              </table:table-cell>
              <table:table-cell office:value-type="float" office:value="160">
                <text:p>160</text:p>
                <draw:g>
                  <svg:desc>工作表4.C106:工作表4.M106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136">
                <text:p>136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57cm" svg:height="6.96cm" xlink:href=".." xlink:type="simple" chart:class="chart:bar" chart:style-name="ch1">
        <chart:plot-area chart:style-name="ch2" table:cell-range-address="工作表3.B67:工作表3.E79" chart:data-source-has-labels="column" svg:x="0.349cm" svg:y="0.139cm" svg:width="16.759cm" svg:height="6.682cm">
          <chartooo:coordinate-region svg:x="1.341cm" svg:y="0.338cm" svg:width="15.767cm" svg:height="5.836cm"/>
          <chart:axis chart:dimension="x" chart:name="primary-x" chart:style-name="ch3" chartooo:axis-type="auto">
            <chartooo:date-scale/>
            <chart:categories table:cell-range-address="工作表3.B67:工作表3.B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3.C67:工作表3.C79" chart:class="chart:bar">
            <chart:data-point chart:repeated="13"/>
          </chart:series>
          <chart:series chart:style-name="ch7" chart:values-cell-range-address="工作表3.D67:工作表3.D79" chart:class="chart:bar">
            <chart:data-point chart:repeated="13"/>
          </chart:series>
          <chart:series chart:style-name="ch8" chart:values-cell-range-address="工作表3.E67:工作表3.E7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工作表3.B67:工作表3.B79</svg:desc>
                </draw:g>
              </table:table-cell>
              <table:table-cell office:value-type="float" office:value="595">
                <text:p>595</text:p>
                <draw:g>
                  <svg:desc>工作表3.C67:工作表3.C79</svg:desc>
                </draw:g>
              </table:table-cell>
              <table:table-cell office:value-type="float" office:value="418">
                <text:p>418</text:p>
                <draw:g>
                  <svg:desc>工作表3.D67:工作表3.D79</svg:desc>
                </draw:g>
              </table:table-cell>
              <table:table-cell office:value-type="float" office:value="255">
                <text:p>255</text:p>
                <draw:g>
                  <svg:desc>工作表3.E67:工作表3.E7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97">
                <text:p>1097</text:p>
              </table:table-cell>
              <table:table-cell office:value-type="float" office:value="171">
                <text:p>17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201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9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243">
                <text:p>2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4">
                <text:p>394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5">
                <text:p>445</text:p>
              </table:table-cell>
              <table:table-cell office:value-type="float" office:value="214">
                <text:p>214</text:p>
              </table:table-cell>
              <table:table-cell office:value-type="float" office:value="577">
                <text:p>5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5cm" svg:height="10.995cm" xlink:href=".." xlink:type="simple" chart:class="chart:line" chart:style-name="ch1">
        <chart:legend chart:legend-position="end" svg:x="18.3cm" svg:y="4.451cm" style:legend-expansion="high" chart:style-name="ch2"/>
        <chart:plot-area chart:style-name="ch3" table:cell-range-address="工作表4_2.B5:工作表4_2.M8" chart:data-source-has-labels="column" svg:x="0.406cm" svg:y="0.219cm" svg:width="17.488cm" svg:height="10.557cm">
          <chartooo:coordinate-region svg:x="1.213cm" svg:y="0.418cm" svg:width="16.494cm" svg:height="9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_2.C5:工作表4_2.M5" chart:label-cell-address="工作表4_2.B5:工作表4_2.B5" chart:class="chart:line">
            <chart:data-point chart:repeated="11"/>
          </chart:series>
          <chart:series chart:style-name="ch7" chart:values-cell-range-address="工作表4_2.C6:工作表4_2.M6" chart:label-cell-address="工作表4_2.B6:工作表4_2.B6" chart:class="chart:line">
            <chart:data-point chart:repeated="11"/>
          </chart:series>
          <chart:series chart:style-name="ch8" chart:values-cell-range-address="工作表4_2.C7:工作表4_2.M7" chart:label-cell-address="工作表4_2.B7:工作表4_2.B7" chart:class="chart:line">
            <chart:data-point chart:repeated="11"/>
          </chart:series>
          <chart:series chart:style-name="ch9" chart:values-cell-range-address="工作表4_2.C8:工作表4_2.M8" chart:label-cell-address="工作表4_2.B8:工作表4_2.B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9</text:p>
                <draw:g>
                  <svg:desc>工作表4_2.B5:工作表4_2.B5</svg:desc>
                </draw:g>
              </table:table-cell>
              <table:table-cell office:value-type="float" office:value="660">
                <text:p>660</text:p>
                <draw:g>
                  <svg:desc>工作表4_2.C5:工作表4_2.M5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  <table:table-cell office:value-type="float" office:value="245">
                <text:p>245</text:p>
              </table:table-cell>
              <table:table-cell office:value-type="float" office:value="301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291">
                <text:p>291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10</text:p>
                <draw:g>
                  <svg:desc>工作表4_2.B6:工作表4_2.B6</svg:desc>
                </draw:g>
              </table:table-cell>
              <table:table-cell office:value-type="float" office:value="549">
                <text:p>549</text:p>
                <draw:g>
                  <svg:desc>工作表4_2.C6:工作表4_2.M6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20">
                <text:p>120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162">
                <text:p>162</text:p>
              </table:table-cell>
              <table:table-cell office:value-type="float" office:value="257">
                <text:p>257</text:p>
              </table:table-cell>
              <table:table-cell office:value-type="float" office:value="304">
                <text:p>30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m11</text:p>
                <draw:g>
                  <svg:desc>工作表4_2.B7:工作表4_2.B7</svg:desc>
                </draw:g>
              </table:table-cell>
              <table:table-cell office:value-type="float" office:value="764">
                <text:p>764</text:p>
                <draw:g>
                  <svg:desc>工作表4_2.C7:工作表4_2.M7</svg:desc>
                </draw:g>
              </table:table-cell>
              <table:table-cell office:value-type="float" office:value="213">
                <text:p>213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  <table:table-cell office:value-type="float" office:value="173">
                <text:p>173</text:p>
              </table:table-cell>
              <table:table-cell office:value-type="float" office:value="266">
                <text:p>266</text:p>
              </table:table-cell>
              <table:table-cell office:value-type="float" office:value="347">
                <text:p>347</text:p>
              </table:table-cell>
              <table:table-cell office:value-type="float" office:value="247">
                <text:p>247</text:p>
              </table:table-cell>
              <table:table-cell office:value-type="float" office:value="325">
                <text:p>325</text:p>
              </table:table-cell>
              <table:table-cell office:value-type="float" office:value="429">
                <text:p>4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m12</text:p>
                <draw:g>
                  <svg:desc>工作表4_2.B8:工作表4_2.B8</svg:desc>
                </draw:g>
              </table:table-cell>
              <table:table-cell office:value-type="float" office:value="690">
                <text:p>690</text:p>
                <draw:g>
                  <svg:desc>工作表4_2.C8:工作表4_2.M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269">
                <text:p>269</text:p>
              </table:table-cell>
              <table:table-cell office:value-type="float" office:value="304">
                <text:p>304</text:p>
              </table:table-cell>
              <table:table-cell office:value-type="float" office:value="228">
                <text:p>228</text:p>
              </table:table-cell>
              <table:table-cell office:value-type="float" office:value="307">
                <text:p>307</text:p>
              </table:table-cell>
              <table:table-cell office:value-type="float" office:value="419">
                <text:p>419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9cm" svg:height="10.127cm" xlink:href=".." xlink:type="simple" chart:class="chart:line" chart:style-name="ch1">
        <chart:legend chart:legend-position="end" svg:x="18.274cm" svg:y="4.017cm" style:legend-expansion="high" chart:style-name="ch2"/>
        <chart:plot-area chart:style-name="ch3" table:cell-range-address="工作表4_2.B39:工作表4_2.M42" chart:data-source-has-labels="column" svg:x="0.405cm" svg:y="0.202cm" svg:width="17.464cm" svg:height="9.723cm">
          <chartooo:coordinate-region svg:x="1.212cm" svg:y="0.402cm" svg:width="16.47cm" svg:height="8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_2.C39:工作表4_2.M39" chart:label-cell-address="工作表4_2.B39:工作表4_2.B39" chart:class="chart:line">
            <chart:data-point chart:repeated="11"/>
          </chart:series>
          <chart:series chart:style-name="ch7" chart:values-cell-range-address="工作表4_2.C40:工作表4_2.M40" chart:label-cell-address="工作表4_2.B40:工作表4_2.B40" chart:class="chart:line">
            <chart:data-point chart:repeated="11"/>
          </chart:series>
          <chart:series chart:style-name="ch8" chart:values-cell-range-address="工作表4_2.C41:工作表4_2.M41" chart:label-cell-address="工作表4_2.B41:工作表4_2.B41" chart:class="chart:line">
            <chart:data-point chart:repeated="11"/>
          </chart:series>
          <chart:series chart:style-name="ch9" chart:values-cell-range-address="工作表4_2.C42:工作表4_2.M42" chart:label-cell-address="工作表4_2.B42:工作表4_2.B4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9</text:p>
                <draw:g>
                  <svg:desc>工作表4_2.B39:工作表4_2.B39</svg:desc>
                </draw:g>
              </table:table-cell>
              <table:table-cell office:value-type="float" office:value="386">
                <text:p>386</text:p>
                <draw:g>
                  <svg:desc>工作表4_2.C39:工作表4_2.M39</svg:desc>
                </draw:g>
              </table:table-cell>
              <table:table-cell office:value-type="float" office:value="155">
                <text:p>155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156">
                <text:p>156</text:p>
              </table:table-cell>
              <table:table-cell office:value-type="float" office:value="284">
                <text:p>284</text:p>
              </table:table-cell>
              <table:table-cell office:value-type="float" office:value="168">
                <text:p>168</text:p>
              </table:table-cell>
              <table:table-cell office:value-type="float" office:value="229">
                <text:p>229</text:p>
              </table:table-cell>
              <table:table-cell office:value-type="float" office:value="261">
                <text:p>2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m10</text:p>
                <draw:g>
                  <svg:desc>工作表4_2.B40:工作表4_2.B40</svg:desc>
                </draw:g>
              </table:table-cell>
              <table:table-cell office:value-type="float" office:value="322">
                <text:p>322</text:p>
                <draw:g>
                  <svg:desc>工作表4_2.C40:工作表4_2.M40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187">
                <text:p>187</text:p>
              </table:table-cell>
              <table:table-cell office:value-type="float" office:value="136">
                <text:p>136</text:p>
              </table:table-cell>
              <table:table-cell office:value-type="float" office:value="206">
                <text:p>206</text:p>
              </table:table-cell>
              <table:table-cell office:value-type="float" office:value="123">
                <text:p>1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11</text:p>
                <draw:g>
                  <svg:desc>工作表4_2.B41:工作表4_2.B41</svg:desc>
                </draw:g>
              </table:table-cell>
              <table:table-cell office:value-type="float" office:value="582">
                <text:p>582</text:p>
                <draw:g>
                  <svg:desc>工作表4_2.C41:工作表4_2.M41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380">
                <text:p>380</text:p>
              </table:table-cell>
              <table:table-cell office:value-type="float" office:value="282">
                <text:p>282</text:p>
              </table:table-cell>
              <table:table-cell office:value-type="float" office:value="86">
                <text:p>86</text:p>
              </table:table-cell>
              <table:table-cell office:value-type="float" office:value="227">
                <text:p>227</text:p>
              </table:table-cell>
              <table:table-cell office:value-type="float" office:value="329">
                <text:p>329</text:p>
              </table:table-cell>
              <table:table-cell office:value-type="float" office:value="206">
                <text:p>206</text:p>
              </table:table-cell>
              <table:table-cell office:value-type="float" office:value="298">
                <text:p>298</text:p>
              </table:table-cell>
              <table:table-cell office:value-type="float" office:value="395">
                <text:p>39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m12</text:p>
                <draw:g>
                  <svg:desc>工作表4_2.B42:工作表4_2.B42</svg:desc>
                </draw:g>
              </table:table-cell>
              <table:table-cell office:value-type="float" office:value="438">
                <text:p>438</text:p>
                <draw:g>
                  <svg:desc>工作表4_2.C42:工作表4_2.M42</svg:desc>
                </draw:g>
              </table:table-cell>
              <table:table-cell office:value-type="float" office:value="206">
                <text:p>206</text:p>
              </table:table-cell>
              <table:table-cell office:value-type="float" office:value="304">
                <text:p>304</text:p>
              </table:table-cell>
              <table:table-cell office:value-type="float" office:value="258">
                <text:p>258</text:p>
              </table:table-cell>
              <table:table-cell office:value-type="float" office:value="84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277">
                <text:p>277</text:p>
              </table:table-cell>
              <table:table-cell office:value-type="float" office:value="403">
                <text:p>403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67cm" svg:height="10.332cm" xlink:href=".." xlink:type="simple" chart:class="chart:line" chart:style-name="ch1">
        <chart:legend chart:legend-position="end" svg:x="18.162cm" svg:y="4.12cm" style:legend-expansion="high" chart:style-name="ch2"/>
        <chart:plot-area chart:style-name="ch3" table:cell-range-address="工作表4_2.B69:工作表4_2.M72" chart:data-source-has-labels="column" svg:x="0.403cm" svg:y="0.206cm" svg:width="17.356cm" svg:height="9.92cm">
          <chartooo:coordinate-region svg:x="1.21cm" svg:y="0.405cm" svg:width="16.362cm" svg:height="9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4_2.C69:工作表4_2.M69" chart:label-cell-address="工作表4_2.B69:工作表4_2.B69" chart:class="chart:line">
            <chart:data-point chart:repeated="11"/>
          </chart:series>
          <chart:series chart:style-name="ch7" chart:values-cell-range-address="工作表4_2.C70:工作表4_2.M70" chart:label-cell-address="工作表4_2.B70:工作表4_2.B70" chart:class="chart:line">
            <chart:data-point chart:repeated="11"/>
          </chart:series>
          <chart:series chart:style-name="ch8" chart:values-cell-range-address="工作表4_2.C71:工作表4_2.M71" chart:label-cell-address="工作表4_2.B71:工作表4_2.B71" chart:class="chart:line">
            <chart:data-point chart:repeated="11"/>
          </chart:series>
          <chart:series chart:style-name="ch9" chart:values-cell-range-address="工作表4_2.C72:工作表4_2.M72" chart:label-cell-address="工作表4_2.B72:工作表4_2.B7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m09</text:p>
                <draw:g>
                  <svg:desc>工作表4_2.B69:工作表4_2.B69</svg:desc>
                </draw:g>
              </table:table-cell>
              <table:table-cell office:value-type="float" office:value="190">
                <text:p>190</text:p>
                <draw:g>
                  <svg:desc>工作表4_2.C69:工作表4_2.M69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197">
                <text:p>197</text:p>
              </table:table-cell>
              <table:table-cell office:value-type="float" office:value="139">
                <text:p>139</text:p>
              </table:table-cell>
              <table:table-cell office:value-type="float" office:value="69">
                <text:p>69</text:p>
              </table:table-cell>
              <table:table-cell office:value-type="float" office:value="118">
                <text:p>118</text:p>
              </table:table-cell>
              <table:table-cell office:value-type="float" office:value="195">
                <text:p>1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m10</text:p>
                <draw:g>
                  <svg:desc>工作表4_2.B70:工作表4_2.B70</svg:desc>
                </draw:g>
              </table:table-cell>
              <table:table-cell office:value-type="float" office:value="301">
                <text:p>301</text:p>
                <draw:g>
                  <svg:desc>工作表4_2.C70:工作表4_2.M70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274">
                <text:p>274</text:p>
              </table:table-cell>
              <table:table-cell office:value-type="float" office:value="213">
                <text:p>213</text:p>
              </table:table-cell>
              <table:table-cell office:value-type="float" office:value="124">
                <text:p>124</text:p>
              </table:table-cell>
              <table:table-cell office:value-type="float" office:value="152">
                <text:p>152</text:p>
              </table:table-cell>
              <table:table-cell office:value-type="float" office:value="279">
                <text:p>27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m11</text:p>
                <draw:g>
                  <svg:desc>工作表4_2.B71:工作表4_2.B71</svg:desc>
                </draw:g>
              </table:table-cell>
              <table:table-cell office:value-type="float" office:value="86">
                <text:p>86</text:p>
                <draw:g>
                  <svg:desc>工作表4_2.C71:工作表4_2.M71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176">
                <text:p>176</text:p>
              </table:table-cell>
              <table:table-cell office:value-type="float" office:value="93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12</text:p>
                <draw:g>
                  <svg:desc>工作表4_2.B72:工作表4_2.B72</svg:desc>
                </draw:g>
              </table:table-cell>
              <table:table-cell office:value-type="float" office:value="160">
                <text:p>160</text:p>
                <draw:g>
                  <svg:desc>工作表4_2.C72:工作表4_2.M7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136">
                <text:p>136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85cm" svg:height="6.615cm" xlink:href=".." xlink:type="simple" chart:class="chart:bar" chart:style-name="ch1">
        <chart:legend chart:legend-position="end" svg:x="11.769cm" svg:y="2.653cm" style:legend-expansion="high" chart:style-name="ch2"/>
        <chart:plot-area chart:style-name="ch3" table:cell-range-address="Sheet1.A4:Sheet1.A15 Sheet1.D4:Sheet1.D15" svg:x="0.265cm" svg:y="0.132cm" svg:width="11.239cm" svg:height="6.351cm">
          <chartooo:coordinate-region svg:x="1.257cm" svg:y="0.331cm" svg:width="10.247cm" svg:height="5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15" chart:class="chart:bar">
            <chart:data-point chart:repeated="12"/>
          </chart:series>
          <chart:series chart:style-name="ch8" chart:values-cell-range-address="Sheet1.D4:Sheet1.D1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">
                <text:p>608</text:p>
                <draw:g>
                  <svg:desc>Sheet1.A4:Sheet1.A15</svg:desc>
                </draw:g>
              </table:table-cell>
              <table:table-cell office:value-type="float" office:value="613">
                <text:p>613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4">
                <text:p>11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">
                <text:p>28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7">
                <text:p>457</text:p>
              </table:table-cell>
              <table:table-cell office:value-type="float" office:value="474">
                <text:p>4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53cm" svg:height="6.482cm" xlink:href=".." xlink:type="simple" chart:class="chart:bar" chart:style-name="ch1">
        <chart:legend chart:legend-position="end" svg:x="11.137cm" svg:y="2.587cm" style:legend-expansion="high" chart:style-name="ch2"/>
        <chart:plot-area chart:style-name="ch3" table:cell-range-address="Sheet1.A19:Sheet1.A30 Sheet1.D19:Sheet1.D30" svg:x="0.253cm" svg:y="0.129cm" svg:width="10.631cm" svg:height="6.224cm">
          <chartooo:coordinate-region svg:x="1.06cm" svg:y="0.328cm" svg:width="9.824cm" svg:height="5.3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9:Sheet1.A30" chart:class="chart:bar">
            <chart:data-point chart:repeated="12"/>
          </chart:series>
          <chart:series chart:style-name="ch8" chart:values-cell-range-address="Sheet1.D19:Sheet1.D3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4">
                <text:p>374</text:p>
                <draw:g>
                  <svg:desc>Sheet1.A19:Sheet1.A30</svg:desc>
                </draw:g>
              </table:table-cell>
              <table:table-cell office:value-type="float" office:value="413">
                <text:p>413</text:p>
                <draw:g>
                  <svg:desc>Sheet1.D19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">
                <text:p>25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">
                <text:p>2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">
                <text:p>2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">
                <text:p>228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24cm" svg:height="5.818cm" xlink:href=".." xlink:type="simple" chart:class="chart:bar" chart:style-name="ch1">
        <chart:legend chart:legend-position="end" svg:x="9.408cm" svg:y="2.255cm" style:legend-expansion="high" chart:style-name="ch2"/>
        <chart:plot-area chart:style-name="ch3" table:cell-range-address="Sheet1.A34:Sheet1.A45 Sheet1.D34:Sheet1.D45" svg:x="0.218cm" svg:y="0.116cm" svg:width="8.972cm" svg:height="5.586cm">
          <chartooo:coordinate-region svg:x="1.025cm" svg:y="0.316cm" svg:width="8.165cm" svg:height="4.7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4:Sheet1.A45" chart:class="chart:bar">
            <chart:data-point chart:repeated="12"/>
          </chart:series>
          <chart:series chart:style-name="ch8" chart:values-cell-range-address="Sheet1.D34:Sheet1.D4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A34:Sheet1.A45</svg:desc>
                </draw:g>
              </table:table-cell>
              <table:table-cell office:value-type="float" office:value="237">
                <text:p>237</text:p>
                <draw:g>
                  <svg:desc>Sheet1.D34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">
                <text:p>2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9cm" svg:height="6.498cm" xlink:href=".." xlink:type="simple" chart:class="chart:bar" chart:style-name="ch1">
        <chart:plot-area chart:style-name="ch2" table:cell-range-address="Sheet1.A56:Sheet1.A65 Sheet1.D56:Sheet1.D65" svg:x="0.211cm" svg:y="0.129cm" svg:width="10.177cm" svg:height="6.24cm">
          <chartooo:coordinate-region svg:x="1.203cm" svg:y="0.328cm" svg:width="9.185cm" svg:height="5.3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56:Sheet1.A65" chart:class="chart:bar">
            <chart:data-point chart:repeated="10"/>
          </chart:series>
          <chart:series chart:style-name="ch7" chart:values-cell-range-address="Sheet1.D56:Sheet1.D6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">
                <text:p>595</text:p>
                <draw:g>
                  <svg:desc>Sheet1.A56:Sheet1.A65</svg:desc>
                </draw:g>
              </table:table-cell>
              <table:table-cell office:value-type="float" office:value="617">
                <text:p>617</text:p>
                <draw:g>
                  <svg:desc>Sheet1.D56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7">
                <text:p>109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">
                <text:p>2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">
                <text:p>48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">
                <text:p>2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8cm" svg:height="6.047cm" xlink:href=".." xlink:type="simple" chart:class="chart:bar" chart:style-name="ch1">
        <chart:plot-area chart:style-name="ch2" table:cell-range-address="Sheet1.A70:Sheet1.A79 Sheet1.D70:Sheet1.D79" svg:x="0.214cm" svg:y="0.12cm" svg:width="10.32cm" svg:height="5.807cm">
          <chartooo:coordinate-region svg:x="1.021cm" svg:y="0.319cm" svg:width="9.513cm" svg:height="4.9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70:Sheet1.A79" chart:class="chart:bar">
            <chart:data-point chart:repeated="10"/>
          </chart:series>
          <chart:series chart:style-name="ch7" chart:values-cell-range-address="Sheet1.D70:Sheet1.D7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  <draw:g>
                  <svg:desc>Sheet1.A70:Sheet1.A79</svg:desc>
                </draw:g>
              </table:table-cell>
              <table:table-cell office:value-type="float" office:value="410">
                <text:p>410</text:p>
                <draw:g>
                  <svg:desc>Sheet1.D70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331">
                <text:p>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